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language="en" fo:country="US" style:font-name-asian="Segoe UI" style:font-size-asian="13pt" style:language-asian="en" style:country-asian="US" style:font-name-complex="Tahoma" style:font-size-complex="13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072cm" svg:height="6.735cm" svg:x="18.034cm" svg:y="0.799cm">
            <draw:object draw:notify-on-update-of-ranges="Sheet1.L18:Sheet1.L58 Sheet1.M17:Sheet1.M17 Sheet1.M18:Sheet1.M58 Sheet1.L18:Sheet1.L58 Sheet1.N17:Sheet1.N17 Sheet1.N18:Sheet1.N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Drive P inten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Ω</text:p>
          </table:table-cell>
          <table:table-cell table:formula="of:=[.B5]" office:value-type="float" office:value="0.3" calcext:value-type="float">
            <text:p>0.3</text:p>
          </table:table-cell>
          <table:table-cell table:number-columns-repeated="11"/>
          <table:table-cell office:value-type="string" calcext:value-type="string">
            <text:p>Drive internal V</text:p>
          </table:table-cell>
          <table:table-cell table:formula="of:=SQRT(50*[.Q4])*([.Q6]+50)/50" office:value-type="float" office:value="18.9736659610103" calcext:value-type="float">
            <text:p>18.9736659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H</text:p>
          </table:table-cell>
          <table:table-cell table:formula="of:=[.B6]*(0.000001)" office:value-type="float" office:value="0.000005" calcext:value-type="float">
            <text:p>0.000005</text:p>
          </table:table-cell>
          <table:table-cell office:value-type="string" calcext:value-type="string">
            <text:p>XLp0</text:p>
          </table:table-cell>
          <table:table-cell table:formula="of:=2*PI()*[.D6]*[.$D$8]" office:value-type="float" office:value="219.911485751286" calcext:value-type="float">
            <text:p>219.9114857513</text:p>
          </table:table-cell>
          <table:table-cell office:value-type="string" calcext:value-type="string">
            <text:p>Qp</text:p>
          </table:table-cell>
          <table:table-cell table:formula="of:=[.F6]/[.B5]" office:value-type="float" office:value="733.038285837618" calcext:value-type="float">
            <text:p>733.0382858376</text:p>
          </table:table-cell>
          <table:table-cell table:number-columns-repeated="7"/>
          <table:table-cell office:value-type="string" calcext:value-type="string">
            <text:p>Drive internal 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formula="of:=[.B7]*0.000001" office:value-type="float" office:value="0.000001" calcext:value-type="float">
            <text:p>0.000001</text:p>
          </table:table-cell>
          <table:table-cell office:value-type="string" calcext:value-type="string">
            <text:p>XLs0</text:p>
          </table:table-cell>
          <table:table-cell table:formula="of:=2*PI()*[.D7]*[.$D$8]" office:value-type="float" office:value="43.9822971502571" calcext:value-type="float">
            <text:p>43.9822971503</text:p>
          </table:table-cell>
          <table:table-cell office:value-type="string" calcext:value-type="string">
            <text:p>Qs 50</text:p>
          </table:table-cell>
          <table:table-cell table:formula="of:=[.F7]/50" office:value-type="float" office:value="0.879645943005142" calcext:value-type="float">
            <text:p>0.879645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Hz</text:p>
          </table:table-cell>
          <table:table-cell table:formula="of:=[.B8]*1000000" office:value-type="float" office:value="7000000" calcext:value-type="float">
            <text:p>7000000</text:p>
          </table:table-cell>
          <table:table-cell table:number-columns-repeated="3"/>
          <table:table-cell table:style-name="ce1"/>
          <table:table-cell table:number-columns-repeated="13"/>
        </table:table-row>
        <table:table-row table:style-name="ro2">
          <table:table-cell office:value-type="string" calcext:value-type="string">
            <text:p>Bp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</text:p>
          </table:table-cell>
          <table:table-cell table:formula="of:=[.D10]*1000000" office:value-type="float" office:value="0.09" calcext:value-type="float">
            <text:p>0.09</text:p>
          </table:table-cell>
          <table:table-cell office:value-type="string" calcext:value-type="string">
            <text:p>uH</text:p>
          </table:table-cell>
          <table:table-cell table:formula="of:=[.F10]" office:value-type="float" office:value="0.00000009" calcext:value-type="float">
            <text:p>0.00000009</text:p>
          </table:table-cell>
          <table:table-cell office:value-type="string" calcext:value-type="string">
            <text:p>km</text:p>
          </table:table-cell>
          <table:table-cell table:formula="of:=[.D6]*[.B9]" office:value-type="float" office:value="0.00000009" calcext:value-type="float">
            <text:p>0.00000009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Bs</text:p>
          </table:table-cell>
          <table:table-cell table:formula="of:=[.F10]/[.D7]" office:value-type="float" office:value="0.09" calcext:value-type="float">
            <text:p>0.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</text:p>
          </table:table-cell>
          <table:table-cell table:formula="of:=[.D12]*1000000000000" office:value-type="float" office:value="103.388962900345" calcext:value-type="float">
            <text:p>103.3889629003</text:p>
          </table:table-cell>
          <table:table-cell office:value-type="string" calcext:value-type="string">
            <text:p>pF</text:p>
          </table:table-cell>
          <table:table-cell table:formula="of:=1/((2*PI()*[.$D$8])^2)/[.D6]" office:value-type="float" office:value="0.000000000103388962900345" calcext:value-type="float">
            <text:p>1.03388962900345E-010</text:p>
          </table:table-cell>
          <table:table-cell office:value-type="string" calcext:value-type="string">
            <text:p>kp</text:p>
          </table:table-cell>
          <table:table-cell table:formula="of:=[.F10]*(1-[.B9])/[.B9]" office:value-type="float" office:value="0.00000491" calcext:value-type="float">
            <text:p>0.000004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s target</text:p>
          </table:table-cell>
          <table:table-cell table:formula="of:=[.D13]*1000000000000" office:value-type="float" office:value="516.944814501723" calcext:value-type="float">
            <text:p>516.9448145017</text:p>
          </table:table-cell>
          <table:table-cell office:value-type="string" calcext:value-type="string">
            <text:p>pF</text:p>
          </table:table-cell>
          <table:table-cell table:formula="of:=1/((2*PI()*[.$D$8])^2)/[.D7]" office:value-type="float" office:value="0.000000000516944814501723" calcext:value-type="float">
            <text:p>5.16944814501723E-010</text:p>
          </table:table-cell>
          <table:table-cell office:value-type="string" calcext:value-type="string">
            <text:p>ks</text:p>
          </table:table-cell>
          <table:table-cell table:formula="of:=[.F10]*(1-[.F11])/[.F11]" office:value-type="float" office:value="0.00000091" calcext:value-type="float">
            <text:p>0.000000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s actu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F</text:p>
          </table:table-cell>
          <table:table-cell table:formula="of:=[.B14]/1000000000000" office:value-type="float" office:value="0.0000000005" calcext:value-type="float">
            <text:p>5E-0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step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z</text:p>
          </table:table-cell>
          <table:table-cell table:formula="of:=[.B15]*1000000" office:value-type="float" office:value="1000" calcext:value-type="float">
            <text:p>1000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wj</text:p>
          </table:table-cell>
          <table:table-cell office:value-type="string" calcext:value-type="string">
            <text:p>X Lp</text:p>
          </table:table-cell>
          <table:table-cell office:value-type="string" calcext:value-type="string">
            <text:p>X Cp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X Ls</text:p>
          </table:table-cell>
          <table:table-cell office:value-type="string" calcext:value-type="string">
            <text:p>X Cs</text:p>
          </table:table-cell>
          <table:table-cell office:value-type="string" calcext:value-type="string">
            <text:p>X M</text:p>
          </table:table-cell>
          <table:table-cell office:value-type="string" calcext:value-type="string">
            <text:p>Trans Zp</text:p>
          </table:table-cell>
          <table:table-cell office:value-type="string" calcext:value-type="string">
            <text:p>Zin series</text:p>
          </table:table-cell>
          <table:table-cell office:value-type="string" calcext:value-type="string">
            <text:p>Rel F Khz</text:p>
          </table:table-cell>
          <table:table-cell office:value-type="string" calcext:value-type="string">
            <text:p>Re Zin ser</text:p>
          </table:table-cell>
          <table:table-cell office:value-type="string" calcext:value-type="string">
            <text:p>Im Zin ser</text:p>
          </table:table-cell>
          <table:table-cell/>
          <table:table-cell office:value-type="string" calcext:value-type="string">
            <text:p>Input current</text:p>
          </table:table-cell>
          <table:table-cell office:value-type="string" calcext:value-type="string">
            <text:p>Real Power in</text:p>
          </table:table-cell>
          <table:table-cell office:value-type="string" calcext:value-type="string">
            <text:p>Loop current</text:p>
          </table:table-cell>
          <table:table-cell/>
          <table:table-cell office:value-type="string" calcext:value-type="string">
            <text:p>Abs Refl Coeff</text:p>
          </table:table-cell>
          <table:table-cell office:value-type="string" calcext:value-type="string">
            <text:p>VSWR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table:formula="of:=[.$D$8]+[.$D$15]*[.A18]" office:value-type="float" office:value="6980000" calcext:value-type="float">
            <text:p>6980000</text:p>
          </table:table-cell>
          <table:table-cell table:formula="of:=COMPLEX(0;[.B18]*2*PI())" office:value-type="string" office:string-value="43856633.4441135i" calcext:value-type="string">
            <text:p>43856633.4441135i</text:p>
          </table:table-cell>
          <table:table-cell table:formula="of:=IMPRODUCT([.C18];[.$D$6])" office:value-type="string" office:string-value="219.283167220567i" calcext:value-type="string">
            <text:p>219.283167220567i</text:p>
          </table:table-cell>
          <table:table-cell table:formula="of:=IMDIV(1;IMPRODUCT([.C18];[.$D$12]))" office:value-type="string" office:string-value="-220.541604621633i" calcext:value-type="string">
            <text:p>-220.541604621633i</text:p>
          </table:table-cell>
          <table:table-cell table:formula="of:=IMSUM([.D18];[.E18];[.$B$5])" office:value-type="string" office:string-value="0.3-1.258437401066i" calcext:value-type="string">
            <text:p>0.3-1.258437401066i</text:p>
          </table:table-cell>
          <table:table-cell table:formula="of:=IMPRODUCT([.C18];[.$D$7])" office:value-type="string" office:string-value="43.8566334441135i" calcext:value-type="string">
            <text:p>43.8566334441135i</text:p>
          </table:table-cell>
          <table:table-cell table:formula="of:=IMDIV(1;IMPRODUCT([.C18];[.$D$14]))" office:value-type="string" office:string-value="-45.6031355564169i" calcext:value-type="string">
            <text:p>-45.6031355564169i</text:p>
          </table:table-cell>
          <table:table-cell table:formula="of:=IMPRODUCT([.C18];[.$D$10])" office:value-type="string" office:string-value="3.94709700997022i" calcext:value-type="string">
            <text:p>3.94709700997022i</text:p>
          </table:table-cell>
          <table:table-cell table:formula="of:=IMDIV(IMPRODUCT([.I18];[.I18];-1);[.F18])" office:value-type="string" office:string-value="2.79259786207693+11.7143653192485i" calcext:value-type="string">
            <text:p>2.79259786207693+11.7143653192485i</text:p>
          </table:table-cell>
          <table:table-cell table:formula="of:=IMSUM([.G18];[.H18];[.J18])" office:value-type="string" office:string-value="2.79259786207693+9.9678632069451i" calcext:value-type="string">
            <text:p>2.79259786207693+9.9678632069451i</text:p>
          </table:table-cell>
          <table:table-cell table:formula="of:=[.A18]*[.$D$15]/1000" office:value-type="float" office:value="-20" calcext:value-type="float">
            <text:p>-20</text:p>
          </table:table-cell>
          <table:table-cell table:formula="of:=IMREAL([.K18])" office:value-type="float" office:value="2.79259786207693" calcext:value-type="float">
            <text:p>2.7925978621</text:p>
          </table:table-cell>
          <table:table-cell table:formula="of:=IMAGINARY([.K18])" office:value-type="float" office:value="9.9678632069451" calcext:value-type="float">
            <text:p>9.9678632069</text:p>
          </table:table-cell>
          <table:table-cell/>
          <table:table-cell table:formula="of:=[.$Q$5]/(IMABS(IMSUM([.K18];[.$Q$6])))" office:value-type="float" office:value="1.16994666414258" calcext:value-type="float">
            <text:p>1.1699466641</text:p>
          </table:table-cell>
          <table:table-cell table:formula="of:=[.P18]*[.P18]*[.M18]" office:value-type="float" office:value="3.82243868863396" calcext:value-type="float">
            <text:p>3.8224386886</text:p>
          </table:table-cell>
          <table:table-cell table:formula="of:=SQRT([.Q18]/[.$B$5])" office:value-type="float" office:value="3.56951849630262" calcext:value-type="float">
            <text:p>3.5695184963</text:p>
          </table:table-cell>
          <table:table-cell/>
          <table:table-cell table:formula="of:=IMABS(IMDIV(IMSUB([.K18];50);IMSUM([.K18];50)))" office:value-type="float" office:value="0.898053847166534" calcext:value-type="float">
            <text:p>0.8980538472</text:p>
          </table:table-cell>
          <table:table-cell table:formula="of:=(1+[.T18])/(1-[.T18])" office:value-type="float" office:value="18.6181998477873" calcext:value-type="float">
            <text:p>18.6181998478</text:p>
          </table:table-cell>
        </table:table-row>
        <table:table-row table:style-name="ro2">
          <table:table-cell table:formula="of:=[.A18]+1" office:value-type="float" office:value="-19" calcext:value-type="float">
            <text:p>-19</text:p>
          </table:table-cell>
          <table:table-cell table:formula="of:=[.$D$8]+[.$D$15]*[.A19]" office:value-type="float" office:value="6981000" calcext:value-type="float">
            <text:p>6981000</text:p>
          </table:table-cell>
          <table:table-cell table:formula="of:=COMPLEX(0;[.B19]*2*PI())" office:value-type="string" office:string-value="43862916.6294207i" calcext:value-type="string">
            <text:p>43862916.6294207i</text:p>
          </table:table-cell>
          <table:table-cell table:formula="of:=IMPRODUCT([.C19];[.$D$6])" office:value-type="string" office:string-value="219.314583147103i" calcext:value-type="string">
            <text:p>219.314583147103i</text:p>
          </table:table-cell>
          <table:table-cell table:formula="of:=IMDIV(1;IMPRODUCT([.C19];[.$D$12]))" office:value-type="string" office:string-value="-220.510012929236i" calcext:value-type="string">
            <text:p>-220.510012929236i</text:p>
          </table:table-cell>
          <table:table-cell table:formula="of:=IMSUM([.D19];[.E19];[.$B$5])" office:value-type="string" office:string-value="0.3-1.195429782133i" calcext:value-type="string">
            <text:p>0.3-1.195429782133i</text:p>
          </table:table-cell>
          <table:table-cell table:formula="of:=IMPRODUCT([.C19];[.$D$7])" office:value-type="string" office:string-value="43.8629166294207i" calcext:value-type="string">
            <text:p>43.8629166294207i</text:p>
          </table:table-cell>
          <table:table-cell table:formula="of:=IMDIV(1;IMPRODUCT([.C19];[.$D$14]))" office:value-type="string" office:string-value="-45.5966030917908i" calcext:value-type="string">
            <text:p>-45.5966030917908i</text:p>
          </table:table-cell>
          <table:table-cell table:formula="of:=IMPRODUCT([.C19];[.$D$10])" office:value-type="string" office:string-value="3.94766249664786i" calcext:value-type="string">
            <text:p>3.94766249664786i</text:p>
          </table:table-cell>
          <table:table-cell table:formula="of:=IMDIV(IMPRODUCT([.I19];[.I19];-1);[.F19])" office:value-type="string" office:string-value="3.07771599386387+12.2639778667065i" calcext:value-type="string">
            <text:p>3.07771599386387+12.2639778667065i</text:p>
          </table:table-cell>
          <table:table-cell table:formula="of:=IMSUM([.G19];[.H19];[.J19])" office:value-type="string" office:string-value="3.07771599386387+10.5302914043364i" calcext:value-type="string">
            <text:p>3.07771599386387+10.5302914043364i</text:p>
          </table:table-cell>
          <table:table-cell table:formula="of:=[.A19]*[.$D$15]/1000" office:value-type="float" office:value="-19" calcext:value-type="float">
            <text:p>-19</text:p>
          </table:table-cell>
          <table:table-cell table:formula="of:=IMREAL([.K19])" office:value-type="float" office:value="3.07771599386387" calcext:value-type="float">
            <text:p>3.0777159939</text:p>
          </table:table-cell>
          <table:table-cell table:formula="of:=IMAGINARY([.K19])" office:value-type="float" office:value="10.5302914043364" calcext:value-type="float">
            <text:p>10.5302914043</text:p>
          </table:table-cell>
          <table:table-cell/>
          <table:table-cell table:formula="of:=[.$Q$5]/(IMABS(IMSUM([.K19];[.$Q$6])))" office:value-type="float" office:value="1.13003830552864" calcext:value-type="float">
            <text:p>1.1300383055</text:p>
          </table:table-cell>
          <table:table-cell table:formula="of:=[.P19]*[.P19]*[.M19]" office:value-type="float" office:value="3.93020199647694" calcext:value-type="float">
            <text:p>3.9302019965</text:p>
          </table:table-cell>
          <table:table-cell table:formula="of:=SQRT([.Q19]/[.$B$5])" office:value-type="float" office:value="3.61948522881222" calcext:value-type="float">
            <text:p>3.6194852288</text:p>
          </table:table-cell>
          <table:table-cell/>
          <table:table-cell table:formula="of:=IMABS(IMDIV(IMSUB([.K19];50);IMSUM([.K19];50)))" office:value-type="float" office:value="0.888697305551699" calcext:value-type="float">
            <text:p>0.8886973056</text:p>
          </table:table-cell>
          <table:table-cell table:formula="of:=(1+[.T19])/(1-[.T19])" office:value-type="float" office:value="16.9690169219487" calcext:value-type="float">
            <text:p>16.9690169219</text:p>
          </table:table-cell>
        </table:table-row>
        <table:table-row table:style-name="ro2">
          <table:table-cell table:formula="of:=[.A19]+1" office:value-type="float" office:value="-18" calcext:value-type="float">
            <text:p>-18</text:p>
          </table:table-cell>
          <table:table-cell table:formula="of:=[.$D$8]+[.$D$15]*[.A20]" office:value-type="float" office:value="6982000" calcext:value-type="float">
            <text:p>6982000</text:p>
          </table:table-cell>
          <table:table-cell table:formula="of:=COMPLEX(0;[.B20]*2*PI())" office:value-type="string" office:string-value="43869199.8147279i" calcext:value-type="string">
            <text:p>43869199.8147279i</text:p>
          </table:table-cell>
          <table:table-cell table:formula="of:=IMPRODUCT([.C20];[.$D$6])" office:value-type="string" office:string-value="219.345999073639i" calcext:value-type="string">
            <text:p>219.345999073639i</text:p>
          </table:table-cell>
          <table:table-cell table:formula="of:=IMDIV(1;IMPRODUCT([.C20];[.$D$12]))" office:value-type="string" office:string-value="-220.478430286307i" calcext:value-type="string">
            <text:p>-220.478430286307i</text:p>
          </table:table-cell>
          <table:table-cell table:formula="of:=IMSUM([.D20];[.E20];[.$B$5])" office:value-type="string" office:string-value="0.3-1.132431212668i" calcext:value-type="string">
            <text:p>0.3-1.132431212668i</text:p>
          </table:table-cell>
          <table:table-cell table:formula="of:=IMPRODUCT([.C20];[.$D$7])" office:value-type="string" office:string-value="43.8691998147279i" calcext:value-type="string">
            <text:p>43.8691998147279i</text:p>
          </table:table-cell>
          <table:table-cell table:formula="of:=IMDIV(1;IMPRODUCT([.C20];[.$D$14]))" office:value-type="string" office:string-value="-45.5900724983944i" calcext:value-type="string">
            <text:p>-45.5900724983944i</text:p>
          </table:table-cell>
          <table:table-cell table:formula="of:=IMPRODUCT([.C20];[.$D$10])" office:value-type="string" office:string-value="3.94822798332551i" calcext:value-type="string">
            <text:p>3.94822798332551i</text:p>
          </table:table-cell>
          <table:table-cell table:formula="of:=IMDIV(IMPRODUCT([.I20];[.I20];-1);[.F20])" office:value-type="string" office:string-value="3.40757047816441+12.8627972294647i" calcext:value-type="string">
            <text:p>3.40757047816441+12.8627972294647i</text:p>
          </table:table-cell>
          <table:table-cell table:formula="of:=IMSUM([.G20];[.H20];[.J20])" office:value-type="string" office:string-value="3.40757047816441+11.1419245457982i" calcext:value-type="string">
            <text:p>3.40757047816441+11.1419245457982i</text:p>
          </table:table-cell>
          <table:table-cell table:formula="of:=[.A20]*[.$D$15]/1000" office:value-type="float" office:value="-18" calcext:value-type="float">
            <text:p>-18</text:p>
          </table:table-cell>
          <table:table-cell table:formula="of:=IMREAL([.K20])" office:value-type="float" office:value="3.40757047816441" calcext:value-type="float">
            <text:p>3.4075704782</text:p>
          </table:table-cell>
          <table:table-cell table:formula="of:=IMAGINARY([.K20])" office:value-type="float" office:value="11.1419245457982" calcext:value-type="float">
            <text:p>11.1419245458</text:p>
          </table:table-cell>
          <table:table-cell/>
          <table:table-cell table:formula="of:=[.$Q$5]/(IMABS(IMSUM([.K20];[.$Q$6])))" office:value-type="float" office:value="1.08838368084553" calcext:value-type="float">
            <text:p>1.0883836808</text:p>
          </table:table-cell>
          <table:table-cell table:formula="of:=[.P20]*[.P20]*[.M20]" office:value-type="float" office:value="4.03653655461652" calcext:value-type="float">
            <text:p>4.0365365546</text:p>
          </table:table-cell>
          <table:table-cell table:formula="of:=SQRT([.Q20]/[.$B$5])" office:value-type="float" office:value="3.66812238736956" calcext:value-type="float">
            <text:p>3.6681223874</text:p>
          </table:table-cell>
          <table:table-cell/>
          <table:table-cell table:formula="of:=IMABS(IMDIV(IMSUB([.K20];50);IMSUM([.K20];50)))" office:value-type="float" office:value="0.878086514834272" calcext:value-type="float">
            <text:p>0.8780865148</text:p>
          </table:table-cell>
          <table:table-cell table:formula="of:=(1+[.T20])/(1-[.T20])" office:value-type="float" office:value="15.4050760855636" calcext:value-type="float">
            <text:p>15.4050760856</text:p>
          </table:table-cell>
        </table:table-row>
        <table:table-row table:style-name="ro2">
          <table:table-cell table:formula="of:=[.A20]+1" office:value-type="float" office:value="-17" calcext:value-type="float">
            <text:p>-17</text:p>
          </table:table-cell>
          <table:table-cell table:formula="of:=[.$D$8]+[.$D$15]*[.A21]" office:value-type="float" office:value="6983000" calcext:value-type="float">
            <text:p>6983000</text:p>
          </table:table-cell>
          <table:table-cell table:formula="of:=COMPLEX(0;[.B21]*2*PI())" office:value-type="string" office:string-value="43875483.000035i" calcext:value-type="string">
            <text:p>43875483.000035i</text:p>
          </table:table-cell>
          <table:table-cell table:formula="of:=IMPRODUCT([.C21];[.$D$6])" office:value-type="string" office:string-value="219.377415000175i" calcext:value-type="string">
            <text:p>219.377415000175i</text:p>
          </table:table-cell>
          <table:table-cell table:formula="of:=IMDIV(1;IMPRODUCT([.C21];[.$D$12]))" office:value-type="string" office:string-value="-220.446856688959i" calcext:value-type="string">
            <text:p>-220.446856688959i</text:p>
          </table:table-cell>
          <table:table-cell table:formula="of:=IMSUM([.D21];[.E21];[.$B$5])" office:value-type="string" office:string-value="0.3-1.069441688784i" calcext:value-type="string">
            <text:p>0.3-1.069441688784i</text:p>
          </table:table-cell>
          <table:table-cell table:formula="of:=IMPRODUCT([.C21];[.$D$7])" office:value-type="string" office:string-value="43.875483000035i" calcext:value-type="string">
            <text:p>43.875483000035i</text:p>
          </table:table-cell>
          <table:table-cell table:formula="of:=IMDIV(1;IMPRODUCT([.C21];[.$D$14]))" office:value-type="string" office:string-value="-45.5835437754248i" calcext:value-type="string">
            <text:p>-45.5835437754248i</text:p>
          </table:table-cell>
          <table:table-cell table:formula="of:=IMPRODUCT([.C21];[.$D$10])" office:value-type="string" office:string-value="3.94879347000315i" calcext:value-type="string">
            <text:p>3.94879347000315i</text:p>
          </table:table-cell>
          <table:table-cell table:formula="of:=IMDIV(IMPRODUCT([.I21];[.I21];-1);[.F21])" office:value-type="string" office:string-value="3.79174030037099+13.5168171675303i" calcext:value-type="string">
            <text:p>3.79174030037099+13.5168171675303i</text:p>
          </table:table-cell>
          <table:table-cell table:formula="of:=IMSUM([.G21];[.H21];[.J21])" office:value-type="string" office:string-value="3.79174030037099+11.8087563921405i" calcext:value-type="string">
            <text:p>3.79174030037099+11.8087563921405i</text:p>
          </table:table-cell>
          <table:table-cell table:formula="of:=[.A21]*[.$D$15]/1000" office:value-type="float" office:value="-17" calcext:value-type="float">
            <text:p>-17</text:p>
          </table:table-cell>
          <table:table-cell table:formula="of:=IMREAL([.K21])" office:value-type="float" office:value="3.79174030037099" calcext:value-type="float">
            <text:p>3.7917403004</text:p>
          </table:table-cell>
          <table:table-cell table:formula="of:=IMAGINARY([.K21])" office:value-type="float" office:value="11.8087563921405" calcext:value-type="float">
            <text:p>11.8087563921</text:p>
          </table:table-cell>
          <table:table-cell/>
          <table:table-cell table:formula="of:=[.$Q$5]/(IMABS(IMSUM([.K21];[.$Q$6])))" office:value-type="float" office:value="1.04500626760014" calcext:value-type="float">
            <text:p>1.0450062676</text:p>
          </table:table-cell>
          <table:table-cell table:formula="of:=[.P21]*[.P21]*[.M21]" office:value-type="float" office:value="4.14072487074573" calcext:value-type="float">
            <text:p>4.1407248707</text:p>
          </table:table-cell>
          <table:table-cell table:formula="of:=SQRT([.Q21]/[.$B$5])" office:value-type="float" office:value="3.7151603243762" calcext:value-type="float">
            <text:p>3.7151603244</text:p>
          </table:table-cell>
          <table:table-cell/>
          <table:table-cell table:formula="of:=IMABS(IMDIV(IMSUB([.K21];50);IMSUM([.K21];50)))" office:value-type="float" office:value="0.866006644528827" calcext:value-type="float">
            <text:p>0.8660066445</text:p>
          </table:table-cell>
          <table:table-cell table:formula="of:=(1+[.T21])/(1-[.T21])" office:value-type="float" office:value="13.9261132611182" calcext:value-type="float">
            <text:p>13.9261132611</text:p>
          </table:table-cell>
        </table:table-row>
        <table:table-row table:style-name="ro2">
          <table:table-cell table:formula="of:=[.A21]+1" office:value-type="float" office:value="-16" calcext:value-type="float">
            <text:p>-16</text:p>
          </table:table-cell>
          <table:table-cell table:formula="of:=[.$D$8]+[.$D$15]*[.A22]" office:value-type="float" office:value="6984000" calcext:value-type="float">
            <text:p>6984000</text:p>
          </table:table-cell>
          <table:table-cell table:formula="of:=COMPLEX(0;[.B22]*2*PI())" office:value-type="string" office:string-value="43881766.1853422i" calcext:value-type="string">
            <text:p>43881766.1853422i</text:p>
          </table:table-cell>
          <table:table-cell table:formula="of:=IMPRODUCT([.C22];[.$D$6])" office:value-type="string" office:string-value="219.408830926711i" calcext:value-type="string">
            <text:p>219.408830926711i</text:p>
          </table:table-cell>
          <table:table-cell table:formula="of:=IMDIV(1;IMPRODUCT([.C22];[.$D$12]))" office:value-type="string" office:string-value="-220.415292133305i" calcext:value-type="string">
            <text:p>-220.415292133305i</text:p>
          </table:table-cell>
          <table:table-cell table:formula="of:=IMSUM([.D22];[.E22];[.$B$5])" office:value-type="string" office:string-value="0.3-1.006461206594i" calcext:value-type="string">
            <text:p>0.3-1.006461206594i</text:p>
          </table:table-cell>
          <table:table-cell table:formula="of:=IMPRODUCT([.C22];[.$D$7])" office:value-type="string" office:string-value="43.8817661853422i" calcext:value-type="string">
            <text:p>43.8817661853422i</text:p>
          </table:table-cell>
          <table:table-cell table:formula="of:=IMDIV(1;IMPRODUCT([.C22];[.$D$14]))" office:value-type="string" office:string-value="-45.5770169220777i" calcext:value-type="string">
            <text:p>-45.5770169220777i</text:p>
          </table:table-cell>
          <table:table-cell table:formula="of:=IMPRODUCT([.C22];[.$D$10])" office:value-type="string" office:string-value="3.9493589566808i" calcext:value-type="string">
            <text:p>3.9493589566808i</text:p>
          </table:table-cell>
          <table:table-cell table:formula="of:=IMDIV(IMPRODUCT([.I22];[.I22];-1);[.F22])" office:value-type="string" office:string-value="4.24241423130927+14.232751153717i" calcext:value-type="string">
            <text:p>4.24241423130927+14.232751153717i</text:p>
          </table:table-cell>
          <table:table-cell table:formula="of:=IMSUM([.G22];[.H22];[.J22])" office:value-type="string" office:string-value="4.24241423130927+12.5375004169815i" calcext:value-type="string">
            <text:p>4.24241423130927+12.5375004169815i</text:p>
          </table:table-cell>
          <table:table-cell table:formula="of:=[.A22]*[.$D$15]/1000" office:value-type="float" office:value="-16" calcext:value-type="float">
            <text:p>-16</text:p>
          </table:table-cell>
          <table:table-cell table:formula="of:=IMREAL([.K22])" office:value-type="float" office:value="4.24241423130927" calcext:value-type="float">
            <text:p>4.2424142313</text:p>
          </table:table-cell>
          <table:table-cell table:formula="of:=IMAGINARY([.K22])" office:value-type="float" office:value="12.5375004169815" calcext:value-type="float">
            <text:p>12.537500417</text:p>
          </table:table-cell>
          <table:table-cell/>
          <table:table-cell table:formula="of:=[.$Q$5]/(IMABS(IMSUM([.K22];[.$Q$6])))" office:value-type="float" office:value="0.9999510038206" calcext:value-type="float">
            <text:p>0.9999510038</text:p>
          </table:table-cell>
          <table:table-cell table:formula="of:=[.P22]*[.P22]*[.M22]" office:value-type="float" office:value="4.24199851731619" calcext:value-type="float">
            <text:p>4.2419985173</text:p>
          </table:table-cell>
          <table:table-cell table:formula="of:=SQRT([.Q22]/[.$B$5])" office:value-type="float" office:value="3.76031847823035" calcext:value-type="float">
            <text:p>3.7603184782</text:p>
          </table:table-cell>
          <table:table-cell/>
          <table:table-cell table:formula="of:=IMABS(IMDIV(IMSUB([.K22];50);IMSUM([.K22];50)))" office:value-type="float" office:value="0.852200317322912" calcext:value-type="float">
            <text:p>0.8522003173</text:p>
          </table:table-cell>
          <table:table-cell table:formula="of:=(1+[.T22])/(1-[.T22])" office:value-type="float" office:value="12.5318287818627" calcext:value-type="float">
            <text:p>12.5318287819</text:p>
          </table:table-cell>
        </table:table-row>
        <table:table-row table:style-name="ro2">
          <table:table-cell table:formula="of:=[.A22]+1" office:value-type="float" office:value="-15" calcext:value-type="float">
            <text:p>-15</text:p>
          </table:table-cell>
          <table:table-cell table:formula="of:=[.$D$8]+[.$D$15]*[.A23]" office:value-type="float" office:value="6985000" calcext:value-type="float">
            <text:p>6985000</text:p>
          </table:table-cell>
          <table:table-cell table:formula="of:=COMPLEX(0;[.B23]*2*PI())" office:value-type="string" office:string-value="43888049.3706494i" calcext:value-type="string">
            <text:p>43888049.3706494i</text:p>
          </table:table-cell>
          <table:table-cell table:formula="of:=IMPRODUCT([.C23];[.$D$6])" office:value-type="string" office:string-value="219.440246853247i" calcext:value-type="string">
            <text:p>219.440246853247i</text:p>
          </table:table-cell>
          <table:table-cell table:formula="of:=IMDIV(1;IMPRODUCT([.C23];[.$D$12]))" office:value-type="string" office:string-value="-220.383736615461i" calcext:value-type="string">
            <text:p>-220.383736615461i</text:p>
          </table:table-cell>
          <table:table-cell table:formula="of:=IMSUM([.D23];[.E23];[.$B$5])" office:value-type="string" office:string-value="0.3-0.943489762214i" calcext:value-type="string">
            <text:p>0.3-0.943489762214i</text:p>
          </table:table-cell>
          <table:table-cell table:formula="of:=IMPRODUCT([.C23];[.$D$7])" office:value-type="string" office:string-value="43.8880493706494i" calcext:value-type="string">
            <text:p>43.8880493706494i</text:p>
          </table:table-cell>
          <table:table-cell table:formula="of:=IMDIV(1;IMPRODUCT([.C23];[.$D$14]))" office:value-type="string" office:string-value="-45.5704919375506i" calcext:value-type="string">
            <text:p>-45.5704919375506i</text:p>
          </table:table-cell>
          <table:table-cell table:formula="of:=IMPRODUCT([.C23];[.$D$10])" office:value-type="string" office:string-value="3.94992444335845i" calcext:value-type="string">
            <text:p>3.94992444335845i</text:p>
          </table:table-cell>
          <table:table-cell table:formula="of:=IMDIV(IMPRODUCT([.I23];[.I23];-1);[.F23])" office:value-type="string" office:string-value="4.77525014465995+15.017998744992i" calcext:value-type="string">
            <text:p>4.77525014465995+15.017998744992i</text:p>
          </table:table-cell>
          <table:table-cell table:formula="of:=IMSUM([.G23];[.H23];[.J23])" office:value-type="string" office:string-value="4.77525014465995+13.3355561780908i" calcext:value-type="string">
            <text:p>4.77525014465995+13.3355561780908i</text:p>
          </table:table-cell>
          <table:table-cell table:formula="of:=[.A23]*[.$D$15]/1000" office:value-type="float" office:value="-15" calcext:value-type="float">
            <text:p>-15</text:p>
          </table:table-cell>
          <table:table-cell table:formula="of:=IMREAL([.K23])" office:value-type="float" office:value="4.77525014465995" calcext:value-type="float">
            <text:p>4.7752501447</text:p>
          </table:table-cell>
          <table:table-cell table:formula="of:=IMAGINARY([.K23])" office:value-type="float" office:value="13.3355561780908" calcext:value-type="float">
            <text:p>13.3355561781</text:p>
          </table:table-cell>
          <table:table-cell/>
          <table:table-cell table:formula="of:=[.$Q$5]/(IMABS(IMSUM([.K23];[.$Q$6])))" office:value-type="float" office:value="0.953287985726407" calcext:value-type="float">
            <text:p>0.9532879857</text:p>
          </table:table-cell>
          <table:table-cell table:formula="of:=[.P23]*[.P23]*[.M23]" office:value-type="float" office:value="4.33954669326905" calcext:value-type="float">
            <text:p>4.3395466933</text:p>
          </table:table-cell>
          <table:table-cell table:formula="of:=SQRT([.Q23]/[.$B$5])" office:value-type="float" office:value="3.80330851289113" calcext:value-type="float">
            <text:p>3.8033085129</text:p>
          </table:table-cell>
          <table:table-cell/>
          <table:table-cell table:formula="of:=IMABS(IMDIV(IMSUB([.K23];50);IMSUM([.K23];50)))" office:value-type="float" office:value="0.836359017790717" calcext:value-type="float">
            <text:p>0.8363590178</text:p>
          </table:table-cell>
          <table:table-cell table:formula="of:=(1+[.T23])/(1-[.T23])" office:value-type="float" office:value="11.221877264475" calcext:value-type="float">
            <text:p>11.2218772645</text:p>
          </table:table-cell>
        </table:table-row>
        <table:table-row table:style-name="ro2">
          <table:table-cell table:formula="of:=[.A23]+1" office:value-type="float" office:value="-14" calcext:value-type="float">
            <text:p>-14</text:p>
          </table:table-cell>
          <table:table-cell table:formula="of:=[.$D$8]+[.$D$15]*[.A24]" office:value-type="float" office:value="6986000" calcext:value-type="float">
            <text:p>6986000</text:p>
          </table:table-cell>
          <table:table-cell table:formula="of:=COMPLEX(0;[.B24]*2*PI())" office:value-type="string" office:string-value="43894332.5559566i" calcext:value-type="string">
            <text:p>43894332.5559566i</text:p>
          </table:table-cell>
          <table:table-cell table:formula="of:=IMPRODUCT([.C24];[.$D$6])" office:value-type="string" office:string-value="219.471662779783i" calcext:value-type="string">
            <text:p>219.471662779783i</text:p>
          </table:table-cell>
          <table:table-cell table:formula="of:=IMDIV(1;IMPRODUCT([.C24];[.$D$12]))" office:value-type="string" office:string-value="-220.352190131548i" calcext:value-type="string">
            <text:p>-220.352190131548i</text:p>
          </table:table-cell>
          <table:table-cell table:formula="of:=IMSUM([.D24];[.E24];[.$B$5])" office:value-type="string" office:string-value="0.3-0.880527351765011i" calcext:value-type="string">
            <text:p>0.3-0.880527351765011i</text:p>
          </table:table-cell>
          <table:table-cell table:formula="of:=IMPRODUCT([.C24];[.$D$7])" office:value-type="string" office:string-value="43.8943325559566i" calcext:value-type="string">
            <text:p>43.8943325559566i</text:p>
          </table:table-cell>
          <table:table-cell table:formula="of:=IMDIV(1;IMPRODUCT([.C24];[.$D$14]))" office:value-type="string" office:string-value="-45.5639688210407i" calcext:value-type="string">
            <text:p>-45.5639688210407i</text:p>
          </table:table-cell>
          <table:table-cell table:formula="of:=IMPRODUCT([.C24];[.$D$10])" office:value-type="string" office:string-value="3.95048993003609i" calcext:value-type="string">
            <text:p>3.95048993003609i</text:p>
          </table:table-cell>
          <table:table-cell table:formula="of:=IMDIV(IMPRODUCT([.I24];[.I24];-1);[.F24])" office:value-type="string" office:string-value="5.41055986732811+15.8804865051482i" calcext:value-type="string">
            <text:p>5.41055986732811+15.8804865051482i</text:p>
          </table:table-cell>
          <table:table-cell table:formula="of:=IMSUM([.G24];[.H24];[.J24])" office:value-type="string" office:string-value="5.41055986732811+14.2108502400641i" calcext:value-type="string">
            <text:p>5.41055986732811+14.2108502400641i</text:p>
          </table:table-cell>
          <table:table-cell table:formula="of:=[.A24]*[.$D$15]/1000" office:value-type="float" office:value="-14" calcext:value-type="float">
            <text:p>-14</text:p>
          </table:table-cell>
          <table:table-cell table:formula="of:=IMREAL([.K24])" office:value-type="float" office:value="5.41055986732811" calcext:value-type="float">
            <text:p>5.4105598673</text:p>
          </table:table-cell>
          <table:table-cell table:formula="of:=IMAGINARY([.K24])" office:value-type="float" office:value="14.2108502400641" calcext:value-type="float">
            <text:p>14.2108502401</text:p>
          </table:table-cell>
          <table:table-cell/>
          <table:table-cell table:formula="of:=[.$Q$5]/(IMABS(IMSUM([.K24];[.$Q$6])))" office:value-type="float" office:value="0.905116766845641" calcext:value-type="float">
            <text:p>0.9051167668</text:p>
          </table:table-cell>
          <table:table-cell table:formula="of:=[.P24]*[.P24]*[.M24]" office:value-type="float" office:value="4.4325273800647" calcext:value-type="float">
            <text:p>4.4325273801</text:p>
          </table:table-cell>
          <table:table-cell table:formula="of:=SQRT([.Q24]/[.$B$5])" office:value-type="float" office:value="3.84383809061754" calcext:value-type="float">
            <text:p>3.8438380906</text:p>
          </table:table-cell>
          <table:table-cell/>
          <table:table-cell table:formula="of:=IMABS(IMDIV(IMSUB([.K24];50);IMSUM([.K24];50)))" office:value-type="float" office:value="0.818113268231125" calcext:value-type="float">
            <text:p>0.8181132682</text:p>
          </table:table-cell>
          <table:table-cell table:formula="of:=(1+[.T24])/(1-[.T24])" office:value-type="float" office:value="9.9958542910179" calcext:value-type="float">
            <text:p>9.995854291</text:p>
          </table:table-cell>
        </table:table-row>
        <table:table-row table:style-name="ro2">
          <table:table-cell table:formula="of:=[.A24]+1" office:value-type="float" office:value="-13" calcext:value-type="float">
            <text:p>-13</text:p>
          </table:table-cell>
          <table:table-cell table:formula="of:=[.$D$8]+[.$D$15]*[.A25]" office:value-type="float" office:value="6987000" calcext:value-type="float">
            <text:p>6987000</text:p>
          </table:table-cell>
          <table:table-cell table:formula="of:=COMPLEX(0;[.B25]*2*PI())" office:value-type="string" office:string-value="43900615.7412638i" calcext:value-type="string">
            <text:p>43900615.7412638i</text:p>
          </table:table-cell>
          <table:table-cell table:formula="of:=IMPRODUCT([.C25];[.$D$6])" office:value-type="string" office:string-value="219.503078706319i" calcext:value-type="string">
            <text:p>219.503078706319i</text:p>
          </table:table-cell>
          <table:table-cell table:formula="of:=IMDIV(1;IMPRODUCT([.C25];[.$D$12]))" office:value-type="string" office:string-value="-220.320652677687i" calcext:value-type="string">
            <text:p>-220.320652677687i</text:p>
          </table:table-cell>
          <table:table-cell table:formula="of:=IMSUM([.D25];[.E25];[.$B$5])" office:value-type="string" office:string-value="0.3-0.817573971368006i" calcext:value-type="string">
            <text:p>0.3-0.817573971368006i</text:p>
          </table:table-cell>
          <table:table-cell table:formula="of:=IMPRODUCT([.C25];[.$D$7])" office:value-type="string" office:string-value="43.9006157412638i" calcext:value-type="string">
            <text:p>43.9006157412638i</text:p>
          </table:table-cell>
          <table:table-cell table:formula="of:=IMDIV(1;IMPRODUCT([.C25];[.$D$14]))" office:value-type="string" office:string-value="-45.5574475717462i" calcext:value-type="string">
            <text:p>-45.5574475717462i</text:p>
          </table:table-cell>
          <table:table-cell table:formula="of:=IMPRODUCT([.C25];[.$D$10])" office:value-type="string" office:string-value="3.95105541671374i" calcext:value-type="string">
            <text:p>3.95105541671374i</text:p>
          </table:table-cell>
          <table:table-cell table:formula="of:=IMDIV(IMPRODUCT([.I25];[.I25];-1);[.F25])" office:value-type="string" office:string-value="6.17495216425108+16.8282672131141i" calcext:value-type="string">
            <text:p>6.17495216425108+16.8282672131141i</text:p>
          </table:table-cell>
          <table:table-cell table:formula="of:=IMSUM([.G25];[.H25];[.J25])" office:value-type="string" office:string-value="6.17495216425108+15.1714353826317i" calcext:value-type="string">
            <text:p>6.17495216425108+15.1714353826317i</text:p>
          </table:table-cell>
          <table:table-cell table:formula="of:=[.A25]*[.$D$15]/1000" office:value-type="float" office:value="-13" calcext:value-type="float">
            <text:p>-13</text:p>
          </table:table-cell>
          <table:table-cell table:formula="of:=IMREAL([.K25])" office:value-type="float" office:value="6.17495216425108" calcext:value-type="float">
            <text:p>6.1749521643</text:p>
          </table:table-cell>
          <table:table-cell table:formula="of:=IMAGINARY([.K25])" office:value-type="float" office:value="15.1714353826317" calcext:value-type="float">
            <text:p>15.1714353826</text:p>
          </table:table-cell>
          <table:table-cell/>
          <table:table-cell table:formula="of:=[.$Q$5]/(IMABS(IMSUM([.K25];[.$Q$6])))" office:value-type="float" office:value="0.855571507308934" calcext:value-type="float">
            <text:p>0.8555715073</text:p>
          </table:table-cell>
          <table:table-cell table:formula="of:=[.P25]*[.P25]*[.M25]" office:value-type="float" office:value="4.52008106454132" calcext:value-type="float">
            <text:p>4.5200810645</text:p>
          </table:table-cell>
          <table:table-cell table:formula="of:=SQRT([.Q25]/[.$B$5])" office:value-type="float" office:value="3.88161524134018" calcext:value-type="float">
            <text:p>3.8816152413</text:p>
          </table:table-cell>
          <table:table-cell/>
          <table:table-cell table:formula="of:=IMABS(IMDIV(IMSUB([.K25];50);IMSUM([.K25];50)))" office:value-type="float" office:value="0.797021881779267" calcext:value-type="float">
            <text:p>0.7970218818</text:p>
          </table:table-cell>
          <table:table-cell table:formula="of:=(1+[.T25])/(1-[.T25])" office:value-type="float" office:value="8.85327885356125" calcext:value-type="float">
            <text:p>8.8532788536</text:p>
          </table:table-cell>
        </table:table-row>
        <table:table-row table:style-name="ro2">
          <table:table-cell table:formula="of:=[.A25]+1" office:value-type="float" office:value="-12" calcext:value-type="float">
            <text:p>-12</text:p>
          </table:table-cell>
          <table:table-cell table:formula="of:=[.$D$8]+[.$D$15]*[.A26]" office:value-type="float" office:value="6988000" calcext:value-type="float">
            <text:p>6988000</text:p>
          </table:table-cell>
          <table:table-cell table:formula="of:=COMPLEX(0;[.B26]*2*PI())" office:value-type="string" office:string-value="43906898.926571i" calcext:value-type="string">
            <text:p>43906898.926571i</text:p>
          </table:table-cell>
          <table:table-cell table:formula="of:=IMPRODUCT([.C26];[.$D$6])" office:value-type="string" office:string-value="219.534494632855i" calcext:value-type="string">
            <text:p>219.534494632855i</text:p>
          </table:table-cell>
          <table:table-cell table:formula="of:=IMDIV(1;IMPRODUCT([.C26];[.$D$12]))" office:value-type="string" office:string-value="-220.28912425i" calcext:value-type="string">
            <text:p>-220.28912425i</text:p>
          </table:table-cell>
          <table:table-cell table:formula="of:=IMSUM([.D26];[.E26];[.$B$5])" office:value-type="string" office:string-value="0.3-0.754629617144985i" calcext:value-type="string">
            <text:p>0.3-0.754629617144985i</text:p>
          </table:table-cell>
          <table:table-cell table:formula="of:=IMPRODUCT([.C26];[.$D$7])" office:value-type="string" office:string-value="43.906898926571i" calcext:value-type="string">
            <text:p>43.906898926571i</text:p>
          </table:table-cell>
          <table:table-cell table:formula="of:=IMDIV(1;IMPRODUCT([.C26];[.$D$14]))" office:value-type="string" office:string-value="-45.5509281888652i" calcext:value-type="string">
            <text:p>-45.5509281888652i</text:p>
          </table:table-cell>
          <table:table-cell table:formula="of:=IMPRODUCT([.C26];[.$D$10])" office:value-type="string" office:string-value="3.95162090339139i" calcext:value-type="string">
            <text:p>3.95162090339139i</text:p>
          </table:table-cell>
          <table:table-cell table:formula="of:=IMDIV(IMPRODUCT([.I26];[.I26];-1);[.F26])" office:value-type="string" office:string-value="7.10361615357214+17.8686637943836i" calcext:value-type="string">
            <text:p>7.10361615357214+17.8686637943836i</text:p>
          </table:table-cell>
          <table:table-cell table:formula="of:=IMSUM([.G26];[.H26];[.J26])" office:value-type="string" office:string-value="7.10361615357214+16.2246345320894i" calcext:value-type="string">
            <text:p>7.10361615357214+16.2246345320894i</text:p>
          </table:table-cell>
          <table:table-cell table:formula="of:=[.A26]*[.$D$15]/1000" office:value-type="float" office:value="-12" calcext:value-type="float">
            <text:p>-12</text:p>
          </table:table-cell>
          <table:table-cell table:formula="of:=IMREAL([.K26])" office:value-type="float" office:value="7.10361615357214" calcext:value-type="float">
            <text:p>7.1036161536</text:p>
          </table:table-cell>
          <table:table-cell table:formula="of:=IMAGINARY([.K26])" office:value-type="float" office:value="16.2246345320894" calcext:value-type="float">
            <text:p>16.2246345321</text:p>
          </table:table-cell>
          <table:table-cell/>
          <table:table-cell table:formula="of:=[.$Q$5]/(IMABS(IMSUM([.K26];[.$Q$6])))" office:value-type="float" office:value="0.80482738001243" calcext:value-type="float">
            <text:p>0.80482738</text:p>
          </table:table-cell>
          <table:table-cell table:formula="of:=[.P26]*[.P26]*[.M26]" office:value-type="float" office:value="4.601346845517" calcext:value-type="float">
            <text:p>4.6013468455</text:p>
          </table:table-cell>
          <table:table-cell table:formula="of:=SQRT([.Q26]/[.$B$5])" office:value-type="float" office:value="3.91635325505629" calcext:value-type="float">
            <text:p>3.9163532551</text:p>
          </table:table-cell>
          <table:table-cell/>
          <table:table-cell table:formula="of:=IMABS(IMDIV(IMSUB([.K26];50);IMSUM([.K26];50)))" office:value-type="float" office:value="0.77256109249771" calcext:value-type="float">
            <text:p>0.7725610925</text:p>
          </table:table-cell>
          <table:table-cell table:formula="of:=(1+[.T26])/(1-[.T26])" office:value-type="float" office:value="7.793570202934" calcext:value-type="float">
            <text:p>7.7935702029</text:p>
          </table:table-cell>
        </table:table-row>
        <table:table-row table:style-name="ro2">
          <table:table-cell table:formula="of:=[.A26]+1" office:value-type="float" office:value="-11" calcext:value-type="float">
            <text:p>-11</text:p>
          </table:table-cell>
          <table:table-cell table:formula="of:=[.$D$8]+[.$D$15]*[.A27]" office:value-type="float" office:value="6989000" calcext:value-type="float">
            <text:p>6989000</text:p>
          </table:table-cell>
          <table:table-cell table:formula="of:=COMPLEX(0;[.B27]*2*PI())" office:value-type="string" office:string-value="43913182.1118781i" calcext:value-type="string">
            <text:p>43913182.1118781i</text:p>
          </table:table-cell>
          <table:table-cell table:formula="of:=IMPRODUCT([.C27];[.$D$6])" office:value-type="string" office:string-value="219.56591055939i" calcext:value-type="string">
            <text:p>219.56591055939i</text:p>
          </table:table-cell>
          <table:table-cell table:formula="of:=IMDIV(1;IMPRODUCT([.C27];[.$D$12]))" office:value-type="string" office:string-value="-220.257604844613i" calcext:value-type="string">
            <text:p>-220.257604844613i</text:p>
          </table:table-cell>
          <table:table-cell table:formula="of:=IMSUM([.D27];[.E27];[.$B$5])" office:value-type="string" office:string-value="0.3-0.691694285223008i" calcext:value-type="string">
            <text:p>0.3-0.691694285223008i</text:p>
          </table:table-cell>
          <table:table-cell table:formula="of:=IMPRODUCT([.C27];[.$D$7])" office:value-type="string" office:string-value="43.9131821118781i" calcext:value-type="string">
            <text:p>43.9131821118781i</text:p>
          </table:table-cell>
          <table:table-cell table:formula="of:=IMDIV(1;IMPRODUCT([.C27];[.$D$14]))" office:value-type="string" office:string-value="-45.5444106715968i" calcext:value-type="string">
            <text:p>-45.5444106715968i</text:p>
          </table:table-cell>
          <table:table-cell table:formula="of:=IMPRODUCT([.C27];[.$D$10])" office:value-type="string" office:string-value="3.95218639006903i" calcext:value-type="string">
            <text:p>3.95218639006903i</text:p>
          </table:table-cell>
          <table:table-cell table:formula="of:=IMDIV(IMPRODUCT([.I27];[.I27];-1);[.F27])" office:value-type="string" office:string-value="8.24348227646716+19.0065652698983i" calcext:value-type="string">
            <text:p>8.24348227646716+19.0065652698983i</text:p>
          </table:table-cell>
          <table:table-cell table:formula="of:=IMSUM([.G27];[.H27];[.J27])" office:value-type="string" office:string-value="8.24348227646716+17.3753367101796i" calcext:value-type="string">
            <text:p>8.24348227646716+17.3753367101796i</text:p>
          </table:table-cell>
          <table:table-cell table:formula="of:=[.A27]*[.$D$15]/1000" office:value-type="float" office:value="-11" calcext:value-type="float">
            <text:p>-11</text:p>
          </table:table-cell>
          <table:table-cell table:formula="of:=IMREAL([.K27])" office:value-type="float" office:value="8.24348227646716" calcext:value-type="float">
            <text:p>8.2434822765</text:p>
          </table:table-cell>
          <table:table-cell table:formula="of:=IMAGINARY([.K27])" office:value-type="float" office:value="17.3753367101796" calcext:value-type="float">
            <text:p>17.3753367102</text:p>
          </table:table-cell>
          <table:table-cell/>
          <table:table-cell table:formula="of:=[.$Q$5]/(IMABS(IMSUM([.K27];[.$Q$6])))" office:value-type="float" office:value="0.753108889315474" calcext:value-type="float">
            <text:p>0.7531088893</text:p>
          </table:table-cell>
          <table:table-cell table:formula="of:=[.P27]*[.P27]*[.M27]" office:value-type="float" office:value="4.67548056631554" calcext:value-type="float">
            <text:p>4.6754805663</text:p>
          </table:table-cell>
          <table:table-cell table:formula="of:=SQRT([.Q27]/[.$B$5])" office:value-type="float" office:value="3.94777598415257" calcext:value-type="float">
            <text:p>3.9477759842</text:p>
          </table:table-cell>
          <table:table-cell/>
          <table:table-cell table:formula="of:=IMABS(IMDIV(IMSUB([.K27];50);IMSUM([.K27];50)))" office:value-type="float" office:value="0.744115205831426" calcext:value-type="float">
            <text:p>0.7441152058</text:p>
          </table:table-cell>
          <table:table-cell table:formula="of:=(1+[.T27])/(1-[.T27])" office:value-type="float" office:value="6.81601738586477" calcext:value-type="float">
            <text:p>6.8160173859</text:p>
          </table:table-cell>
        </table:table-row>
        <table:table-row table:style-name="ro2">
          <table:table-cell table:formula="of:=[.A27]+1" office:value-type="float" office:value="-10" calcext:value-type="float">
            <text:p>-10</text:p>
          </table:table-cell>
          <table:table-cell table:formula="of:=[.$D$8]+[.$D$15]*[.A28]" office:value-type="float" office:value="6990000" calcext:value-type="float">
            <text:p>6990000</text:p>
          </table:table-cell>
          <table:table-cell table:formula="of:=COMPLEX(0;[.B28]*2*PI())" office:value-type="string" office:string-value="43919465.2971853i" calcext:value-type="string">
            <text:p>43919465.2971853i</text:p>
          </table:table-cell>
          <table:table-cell table:formula="of:=IMPRODUCT([.C28];[.$D$6])" office:value-type="string" office:string-value="219.597326485926i" calcext:value-type="string">
            <text:p>219.597326485926i</text:p>
          </table:table-cell>
          <table:table-cell table:formula="of:=IMDIV(1;IMPRODUCT([.C28];[.$D$12]))" office:value-type="string" office:string-value="-220.226094457653i" calcext:value-type="string">
            <text:p>-220.226094457653i</text:p>
          </table:table-cell>
          <table:table-cell table:formula="of:=IMSUM([.D28];[.E28];[.$B$5])" office:value-type="string" office:string-value="0.3-0.628767971727001i" calcext:value-type="string">
            <text:p>0.3-0.628767971727001i</text:p>
          </table:table-cell>
          <table:table-cell table:formula="of:=IMPRODUCT([.C28];[.$D$7])" office:value-type="string" office:string-value="43.9194652971853i" calcext:value-type="string">
            <text:p>43.9194652971853i</text:p>
          </table:table-cell>
          <table:table-cell table:formula="of:=IMDIV(1;IMPRODUCT([.C28];[.$D$14]))" office:value-type="string" office:string-value="-45.5378950191402i" calcext:value-type="string">
            <text:p>-45.5378950191402i</text:p>
          </table:table-cell>
          <table:table-cell table:formula="of:=IMPRODUCT([.C28];[.$D$10])" office:value-type="string" office:string-value="3.95275187674668i" calcext:value-type="string">
            <text:p>3.95275187674668i</text:p>
          </table:table-cell>
          <table:table-cell table:formula="of:=IMDIV(IMPRODUCT([.I28];[.I28];-1);[.F28])" office:value-type="string" office:string-value="9.6575302568109+20.2411523715571i" calcext:value-type="string">
            <text:p>9.6575302568109+20.2411523715571i</text:p>
          </table:table-cell>
          <table:table-cell table:formula="of:=IMSUM([.G28];[.H28];[.J28])" office:value-type="string" office:string-value="9.6575302568109+18.6227226496022i" calcext:value-type="string">
            <text:p>9.6575302568109+18.6227226496022i</text:p>
          </table:table-cell>
          <table:table-cell table:formula="of:=[.A28]*[.$D$15]/1000" office:value-type="float" office:value="-10" calcext:value-type="float">
            <text:p>-10</text:p>
          </table:table-cell>
          <table:table-cell table:formula="of:=IMREAL([.K28])" office:value-type="float" office:value="9.6575302568109" calcext:value-type="float">
            <text:p>9.6575302568</text:p>
          </table:table-cell>
          <table:table-cell table:formula="of:=IMAGINARY([.K28])" office:value-type="float" office:value="18.6227226496022" calcext:value-type="float">
            <text:p>18.6227226496</text:p>
          </table:table-cell>
          <table:table-cell/>
          <table:table-cell table:formula="of:=[.$Q$5]/(IMABS(IMSUM([.K28];[.$Q$6])))" office:value-type="float" office:value="0.700701144983005" calcext:value-type="float">
            <text:p>0.700701145</text:p>
          </table:table-cell>
          <table:table-cell table:formula="of:=[.P28]*[.P28]*[.M28]" office:value-type="float" office:value="4.74167443396351" calcext:value-type="float">
            <text:p>4.741674434</text:p>
          </table:table-cell>
          <table:table-cell table:formula="of:=SQRT([.Q28]/[.$B$5])" office:value-type="float" office:value="3.97562340351108" calcext:value-type="float">
            <text:p>3.9756234035</text:p>
          </table:table-cell>
          <table:table-cell/>
          <table:table-cell table:formula="of:=IMABS(IMDIV(IMSUB([.K28];50);IMSUM([.K28];50)))" office:value-type="float" office:value="0.710971774623754" calcext:value-type="float">
            <text:p>0.7109717746</text:p>
          </table:table-cell>
          <table:table-cell table:formula="of:=(1+[.T28])/(1-[.T28])" office:value-type="float" office:value="5.91973940398547" calcext:value-type="float">
            <text:p>5.919739404</text:p>
          </table:table-cell>
        </table:table-row>
        <table:table-row table:style-name="ro2">
          <table:table-cell table:formula="of:=[.A28]+1" office:value-type="float" office:value="-9" calcext:value-type="float">
            <text:p>-9</text:p>
          </table:table-cell>
          <table:table-cell table:formula="of:=[.$D$8]+[.$D$15]*[.A29]" office:value-type="float" office:value="6991000" calcext:value-type="float">
            <text:p>6991000</text:p>
          </table:table-cell>
          <table:table-cell table:formula="of:=COMPLEX(0;[.B29]*2*PI())" office:value-type="string" office:string-value="43925748.4824925i" calcext:value-type="string">
            <text:p>43925748.4824925i</text:p>
          </table:table-cell>
          <table:table-cell table:formula="of:=IMPRODUCT([.C29];[.$D$6])" office:value-type="string" office:string-value="219.628742412462i" calcext:value-type="string">
            <text:p>219.628742412462i</text:p>
          </table:table-cell>
          <table:table-cell table:formula="of:=IMDIV(1;IMPRODUCT([.C29];[.$D$12]))" office:value-type="string" office:string-value="-220.194593085252i" calcext:value-type="string">
            <text:p>-220.194593085252i</text:p>
          </table:table-cell>
          <table:table-cell table:formula="of:=IMSUM([.D29];[.E29];[.$B$5])" office:value-type="string" office:string-value="0.3-0.565850672789992i" calcext:value-type="string">
            <text:p>0.3-0.565850672789992i</text:p>
          </table:table-cell>
          <table:table-cell table:formula="of:=IMPRODUCT([.C29];[.$D$7])" office:value-type="string" office:string-value="43.9257484824925i" calcext:value-type="string">
            <text:p>43.9257484824925i</text:p>
          </table:table-cell>
          <table:table-cell table:formula="of:=IMDIV(1;IMPRODUCT([.C29];[.$D$14]))" office:value-type="string" office:string-value="-45.5313812306952i" calcext:value-type="string">
            <text:p>-45.5313812306952i</text:p>
          </table:table-cell>
          <table:table-cell table:formula="of:=IMPRODUCT([.C29];[.$D$10])" office:value-type="string" office:string-value="3.95331736342433i" calcext:value-type="string">
            <text:p>3.95331736342433i</text:p>
          </table:table-cell>
          <table:table-cell table:formula="of:=IMDIV(IMPRODUCT([.I29];[.I29];-1);[.F29])" office:value-type="string" office:string-value="11.4304345014622+21.5597301764477i" calcext:value-type="string">
            <text:p>11.4304345014622+21.5597301764477i</text:p>
          </table:table-cell>
          <table:table-cell table:formula="of:=IMSUM([.G29];[.H29];[.J29])" office:value-type="string" office:string-value="11.4304345014622+19.954097428245i" calcext:value-type="string">
            <text:p>11.4304345014622+19.954097428245i</text:p>
          </table:table-cell>
          <table:table-cell table:formula="of:=[.A29]*[.$D$15]/1000" office:value-type="float" office:value="-9" calcext:value-type="float">
            <text:p>-9</text:p>
          </table:table-cell>
          <table:table-cell table:formula="of:=IMREAL([.K29])" office:value-type="float" office:value="11.4304345014622" calcext:value-type="float">
            <text:p>11.4304345015</text:p>
          </table:table-cell>
          <table:table-cell table:formula="of:=IMAGINARY([.K29])" office:value-type="float" office:value="19.954097428245" calcext:value-type="float">
            <text:p>19.9540974282</text:p>
          </table:table-cell>
          <table:table-cell/>
          <table:table-cell table:formula="of:=[.$Q$5]/(IMABS(IMSUM([.K29];[.$Q$6])))" office:value-type="float" office:value="0.647965723388177" calcext:value-type="float">
            <text:p>0.6479657234</text:p>
          </table:table-cell>
          <table:table-cell table:formula="of:=[.P29]*[.P29]*[.M29]" office:value-type="float" office:value="4.79917741398142" calcext:value-type="float">
            <text:p>4.799177414</text:p>
          </table:table-cell>
          <table:table-cell table:formula="of:=SQRT([.Q29]/[.$B$5])" office:value-type="float" office:value="3.99965724114013" calcext:value-type="float">
            <text:p>3.9996572411</text:p>
          </table:table-cell>
          <table:table-cell/>
          <table:table-cell table:formula="of:=IMABS(IMDIV(IMSUB([.K29];50);IMSUM([.K29];50)))" office:value-type="float" office:value="0.672326339406169" calcext:value-type="float">
            <text:p>0.6723263394</text:p>
          </table:table-cell>
          <table:table-cell table:formula="of:=(1+[.T29])/(1-[.T29])" office:value-type="float" office:value="5.10363370792598" calcext:value-type="float">
            <text:p>5.1036337079</text:p>
          </table:table-cell>
        </table:table-row>
        <table:table-row table:style-name="ro2">
          <table:table-cell table:formula="of:=[.A29]+1" office:value-type="float" office:value="-8" calcext:value-type="float">
            <text:p>-8</text:p>
          </table:table-cell>
          <table:table-cell table:formula="of:=[.$D$8]+[.$D$15]*[.A30]" office:value-type="float" office:value="6992000" calcext:value-type="float">
            <text:p>6992000</text:p>
          </table:table-cell>
          <table:table-cell table:formula="of:=COMPLEX(0;[.B30]*2*PI())" office:value-type="string" office:string-value="43932031.6677997i" calcext:value-type="string">
            <text:p>43932031.6677997i</text:p>
          </table:table-cell>
          <table:table-cell table:formula="of:=IMPRODUCT([.C30];[.$D$6])" office:value-type="string" office:string-value="219.660158338998i" calcext:value-type="string">
            <text:p>219.660158338998i</text:p>
          </table:table-cell>
          <table:table-cell table:formula="of:=IMDIV(1;IMPRODUCT([.C30];[.$D$12]))" office:value-type="string" office:string-value="-220.163100723541i" calcext:value-type="string">
            <text:p>-220.163100723541i</text:p>
          </table:table-cell>
          <table:table-cell table:formula="of:=IMSUM([.D30];[.E30];[.$B$5])" office:value-type="string" office:string-value="0.3-0.50294238454299i" calcext:value-type="string">
            <text:p>0.3-0.50294238454299i</text:p>
          </table:table-cell>
          <table:table-cell table:formula="of:=IMPRODUCT([.C30];[.$D$7])" office:value-type="string" office:string-value="43.9320316677997i" calcext:value-type="string">
            <text:p>43.9320316677997i</text:p>
          </table:table-cell>
          <table:table-cell table:formula="of:=IMDIV(1;IMPRODUCT([.C30];[.$D$14]))" office:value-type="string" office:string-value="-45.5248693054619i" calcext:value-type="string">
            <text:p>-45.5248693054619i</text:p>
          </table:table-cell>
          <table:table-cell table:formula="of:=IMPRODUCT([.C30];[.$D$10])" office:value-type="string" office:string-value="3.95388285010197i" calcext:value-type="string">
            <text:p>3.95388285010197i</text:p>
          </table:table-cell>
          <table:table-cell table:formula="of:=IMDIV(IMPRODUCT([.I30];[.I30];-1);[.F30])" office:value-type="string" office:string-value="13.675295599123+22.9262859265106i" calcext:value-type="string">
            <text:p>13.675295599123+22.9262859265106i</text:p>
          </table:table-cell>
          <table:table-cell table:formula="of:=IMSUM([.G30];[.H30];[.J30])" office:value-type="string" office:string-value="13.675295599123+21.3334482888484i" calcext:value-type="string">
            <text:p>13.675295599123+21.3334482888484i</text:p>
          </table:table-cell>
          <table:table-cell table:formula="of:=[.A30]*[.$D$15]/1000" office:value-type="float" office:value="-8" calcext:value-type="float">
            <text:p>-8</text:p>
          </table:table-cell>
          <table:table-cell table:formula="of:=IMREAL([.K30])" office:value-type="float" office:value="13.675295599123" calcext:value-type="float">
            <text:p>13.6752955991</text:p>
          </table:table-cell>
          <table:table-cell table:formula="of:=IMAGINARY([.K30])" office:value-type="float" office:value="21.3334482888484" calcext:value-type="float">
            <text:p>21.3334482888</text:p>
          </table:table-cell>
          <table:table-cell/>
          <table:table-cell table:formula="of:=[.$Q$5]/(IMABS(IMSUM([.K30];[.$Q$6])))" office:value-type="float" office:value="0.595363608133981" calcext:value-type="float">
            <text:p>0.5953636081</text:p>
          </table:table-cell>
          <table:table-cell table:formula="of:=[.P30]*[.P30]*[.M30]" office:value-type="float" office:value="4.8473155464725" calcext:value-type="float">
            <text:p>4.8473155465</text:p>
          </table:table-cell>
          <table:table-cell table:formula="of:=SQRT([.Q30]/[.$B$5])" office:value-type="float" office:value="4.01966646480049" calcext:value-type="float">
            <text:p>4.0196664648</text:p>
          </table:table-cell>
          <table:table-cell/>
          <table:table-cell table:formula="of:=IMABS(IMDIV(IMSUB([.K30];50);IMSUM([.K30];50)))" office:value-type="float" office:value="0.627304485944536" calcext:value-type="float">
            <text:p>0.6273044859</text:p>
          </table:table-cell>
          <table:table-cell table:formula="of:=(1+[.T30])/(1-[.T30])" office:value-type="float" office:value="4.36631090145711" calcext:value-type="float">
            <text:p>4.3663109015</text:p>
          </table:table-cell>
        </table:table-row>
        <table:table-row table:style-name="ro2">
          <table:table-cell table:formula="of:=[.A30]+1" office:value-type="float" office:value="-7" calcext:value-type="float">
            <text:p>-7</text:p>
          </table:table-cell>
          <table:table-cell table:formula="of:=[.$D$8]+[.$D$15]*[.A31]" office:value-type="float" office:value="6993000" calcext:value-type="float">
            <text:p>6993000</text:p>
          </table:table-cell>
          <table:table-cell table:formula="of:=COMPLEX(0;[.B31]*2*PI())" office:value-type="string" office:string-value="43938314.8531068i" calcext:value-type="string">
            <text:p>43938314.8531068i</text:p>
          </table:table-cell>
          <table:table-cell table:formula="of:=IMPRODUCT([.C31];[.$D$6])" office:value-type="string" office:string-value="219.691574265534i" calcext:value-type="string">
            <text:p>219.691574265534i</text:p>
          </table:table-cell>
          <table:table-cell table:formula="of:=IMDIV(1;IMPRODUCT([.C31];[.$D$12]))" office:value-type="string" office:string-value="-220.131617368654i" calcext:value-type="string">
            <text:p>-220.131617368654i</text:p>
          </table:table-cell>
          <table:table-cell table:formula="of:=IMSUM([.D31];[.E31];[.$B$5])" office:value-type="string" office:string-value="0.3-0.44004310311999i" calcext:value-type="string">
            <text:p>0.3-0.44004310311999i</text:p>
          </table:table-cell>
          <table:table-cell table:formula="of:=IMPRODUCT([.C31];[.$D$7])" office:value-type="string" office:string-value="43.9383148531068i" calcext:value-type="string">
            <text:p>43.9383148531068i</text:p>
          </table:table-cell>
          <table:table-cell table:formula="of:=IMDIV(1;IMPRODUCT([.C31];[.$D$14]))" office:value-type="string" office:string-value="-45.5183592426413i" calcext:value-type="string">
            <text:p>-45.5183592426413i</text:p>
          </table:table-cell>
          <table:table-cell table:formula="of:=IMPRODUCT([.C31];[.$D$10])" office:value-type="string" office:string-value="3.95444833677961i" calcext:value-type="string">
            <text:p>3.95444833677961i</text:p>
          </table:table-cell>
          <table:table-cell table:formula="of:=IMDIV(IMPRODUCT([.I31];[.I31];-1);[.F31])" office:value-type="string" office:string-value="16.5397429441717+24.2606660332009i" calcext:value-type="string">
            <text:p>16.5397429441717+24.2606660332009i</text:p>
          </table:table-cell>
          <table:table-cell table:formula="of:=IMSUM([.G31];[.H31];[.J31])" office:value-type="string" office:string-value="16.5397429441717+22.6806216436664i" calcext:value-type="string">
            <text:p>16.5397429441717+22.6806216436664i</text:p>
          </table:table-cell>
          <table:table-cell table:formula="of:=[.A31]*[.$D$15]/1000" office:value-type="float" office:value="-7" calcext:value-type="float">
            <text:p>-7</text:p>
          </table:table-cell>
          <table:table-cell table:formula="of:=IMREAL([.K31])" office:value-type="float" office:value="16.5397429441717" calcext:value-type="float">
            <text:p>16.5397429442</text:p>
          </table:table-cell>
          <table:table-cell table:formula="of:=IMAGINARY([.K31])" office:value-type="float" office:value="22.6806216436664" calcext:value-type="float">
            <text:p>22.6806216437</text:p>
          </table:table-cell>
          <table:table-cell/>
          <table:table-cell table:formula="of:=[.$Q$5]/(IMABS(IMSUM([.K31];[.$Q$6])))" office:value-type="float" office:value="0.54348883949389" calcext:value-type="float">
            <text:p>0.5434888395</text:p>
          </table:table-cell>
          <table:table-cell table:formula="of:=[.P31]*[.P31]*[.M31]" office:value-type="float" office:value="4.88551123336297" calcext:value-type="float">
            <text:p>4.8855112334</text:p>
          </table:table-cell>
          <table:table-cell table:formula="of:=SQRT([.Q31]/[.$B$5])" office:value-type="float" office:value="4.03547239422391" calcext:value-type="float">
            <text:p>4.0354723942</text:p>
          </table:table-cell>
          <table:table-cell/>
          <table:table-cell table:formula="of:=IMABS(IMDIV(IMSUB([.K31];50);IMSUM([.K31];50)))" office:value-type="float" office:value="0.575011937863437" calcext:value-type="float">
            <text:p>0.5750119379</text:p>
          </table:table-cell>
          <table:table-cell table:formula="of:=(1+[.T31])/(1-[.T31])" office:value-type="float" office:value="3.70601454060922" calcext:value-type="float">
            <text:p>3.7060145406</text:p>
          </table:table-cell>
        </table:table-row>
        <table:table-row table:style-name="ro2">
          <table:table-cell table:formula="of:=[.A31]+1" office:value-type="float" office:value="-6" calcext:value-type="float">
            <text:p>-6</text:p>
          </table:table-cell>
          <table:table-cell table:formula="of:=[.$D$8]+[.$D$15]*[.A32]" office:value-type="float" office:value="6994000" calcext:value-type="float">
            <text:p>6994000</text:p>
          </table:table-cell>
          <table:table-cell table:formula="of:=COMPLEX(0;[.B32]*2*PI())" office:value-type="string" office:string-value="43944598.038414i" calcext:value-type="string">
            <text:p>43944598.038414i</text:p>
          </table:table-cell>
          <table:table-cell table:formula="of:=IMPRODUCT([.C32];[.$D$6])" office:value-type="string" office:string-value="219.72299019207i" calcext:value-type="string">
            <text:p>219.72299019207i</text:p>
          </table:table-cell>
          <table:table-cell table:formula="of:=IMDIV(1;IMPRODUCT([.C32];[.$D$12]))" office:value-type="string" office:string-value="-220.100143016729i" calcext:value-type="string">
            <text:p>-220.100143016729i</text:p>
          </table:table-cell>
          <table:table-cell table:formula="of:=IMSUM([.D32];[.E32];[.$B$5])" office:value-type="string" office:string-value="0.3-0.377152824658992i" calcext:value-type="string">
            <text:p>0.3-0.377152824658992i</text:p>
          </table:table-cell>
          <table:table-cell table:formula="of:=IMPRODUCT([.C32];[.$D$7])" office:value-type="string" office:string-value="43.944598038414i" calcext:value-type="string">
            <text:p>43.944598038414i</text:p>
          </table:table-cell>
          <table:table-cell table:formula="of:=IMDIV(1;IMPRODUCT([.C32];[.$D$14]))" office:value-type="string" office:string-value="-45.5118510414342i" calcext:value-type="string">
            <text:p>-45.5118510414342i</text:p>
          </table:table-cell>
          <table:table-cell table:formula="of:=IMPRODUCT([.C32];[.$D$10])" office:value-type="string" office:string-value="3.95501382345726i" calcext:value-type="string">
            <text:p>3.95501382345726i</text:p>
          </table:table-cell>
          <table:table-cell table:formula="of:=IMDIV(IMPRODUCT([.I32];[.I32];-1);[.F32])" office:value-type="string" office:string-value="20.2056250671821+25.4020285602942i" calcext:value-type="string">
            <text:p>20.2056250671821+25.4020285602942i</text:p>
          </table:table-cell>
          <table:table-cell table:formula="of:=IMSUM([.G32];[.H32];[.J32])" office:value-type="string" office:string-value="20.2056250671821+23.834775557274i" calcext:value-type="string">
            <text:p>20.2056250671821+23.834775557274i</text:p>
          </table:table-cell>
          <table:table-cell table:formula="of:=[.A32]*[.$D$15]/1000" office:value-type="float" office:value="-6" calcext:value-type="float">
            <text:p>-6</text:p>
          </table:table-cell>
          <table:table-cell table:formula="of:=IMREAL([.K32])" office:value-type="float" office:value="20.2056250671821" calcext:value-type="float">
            <text:p>20.2056250672</text:p>
          </table:table-cell>
          <table:table-cell table:formula="of:=IMAGINARY([.K32])" office:value-type="float" office:value="23.834775557274" calcext:value-type="float">
            <text:p>23.8347755573</text:p>
          </table:table-cell>
          <table:table-cell/>
          <table:table-cell table:formula="of:=[.$Q$5]/(IMABS(IMSUM([.K32];[.$Q$6])))" office:value-type="float" office:value="0.493117617750737" calcext:value-type="float">
            <text:p>0.4931176178</text:p>
          </table:table-cell>
          <table:table-cell table:formula="of:=[.P32]*[.P32]*[.M32]" office:value-type="float" office:value="4.91330051508706" calcext:value-type="float">
            <text:p>4.9133005151</text:p>
          </table:table-cell>
          <table:table-cell table:formula="of:=SQRT([.Q32]/[.$B$5])" office:value-type="float" office:value="4.04693320721056" calcext:value-type="float">
            <text:p>4.0469332072</text:p>
          </table:table-cell>
          <table:table-cell/>
          <table:table-cell table:formula="of:=IMABS(IMDIV(IMSUB([.K32];50);IMSUM([.K32];50)))" office:value-type="float" office:value="0.514625253791136" calcext:value-type="float">
            <text:p>0.5146252538</text:p>
          </table:table-cell>
          <table:table-cell table:formula="of:=(1+[.T32])/(1-[.T32])" office:value-type="float" office:value="3.12052752151092" calcext:value-type="float">
            <text:p>3.1205275215</text:p>
          </table:table-cell>
        </table:table-row>
        <table:table-row table:style-name="ro2">
          <table:table-cell table:formula="of:=[.A32]+1" office:value-type="float" office:value="-5" calcext:value-type="float">
            <text:p>-5</text:p>
          </table:table-cell>
          <table:table-cell table:formula="of:=[.$D$8]+[.$D$15]*[.A33]" office:value-type="float" office:value="6995000" calcext:value-type="float">
            <text:p>6995000</text:p>
          </table:table-cell>
          <table:table-cell table:formula="of:=COMPLEX(0;[.B33]*2*PI())" office:value-type="string" office:string-value="43950881.2237212i" calcext:value-type="string">
            <text:p>43950881.2237212i</text:p>
          </table:table-cell>
          <table:table-cell table:formula="of:=IMPRODUCT([.C33];[.$D$6])" office:value-type="string" office:string-value="219.754406118606i" calcext:value-type="string">
            <text:p>219.754406118606i</text:p>
          </table:table-cell>
          <table:table-cell table:formula="of:=IMDIV(1;IMPRODUCT([.C33];[.$D$12]))" office:value-type="string" office:string-value="-220.068677663902i" calcext:value-type="string">
            <text:p>-220.068677663902i</text:p>
          </table:table-cell>
          <table:table-cell table:formula="of:=IMSUM([.D33];[.E33];[.$B$5])" office:value-type="string" office:string-value="0.3-0.314271545296009i" calcext:value-type="string">
            <text:p>0.3-0.314271545296009i</text:p>
          </table:table-cell>
          <table:table-cell table:formula="of:=IMPRODUCT([.C33];[.$D$7])" office:value-type="string" office:string-value="43.9508812237212i" calcext:value-type="string">
            <text:p>43.9508812237212i</text:p>
          </table:table-cell>
          <table:table-cell table:formula="of:=IMDIV(1;IMPRODUCT([.C33];[.$D$14]))" office:value-type="string" office:string-value="-45.5053447010423i" calcext:value-type="string">
            <text:p>-45.5053447010423i</text:p>
          </table:table-cell>
          <table:table-cell table:formula="of:=IMPRODUCT([.C33];[.$D$10])" office:value-type="string" office:string-value="3.95557931013491i" calcext:value-type="string">
            <text:p>3.95557931013491i</text:p>
          </table:table-cell>
          <table:table-cell table:formula="of:=IMDIV(IMPRODUCT([.I33];[.I33];-1);[.F33])" office:value-type="string" office:string-value="24.866592922793+26.0495419469765i" calcext:value-type="string">
            <text:p>24.866592922793+26.0495419469765i</text:p>
          </table:table-cell>
          <table:table-cell table:formula="of:=IMSUM([.G33];[.H33];[.J33])" office:value-type="string" office:string-value="24.866592922793+24.4950784696554i" calcext:value-type="string">
            <text:p>24.866592922793+24.4950784696554i</text:p>
          </table:table-cell>
          <table:table-cell table:formula="of:=[.A33]*[.$D$15]/1000" office:value-type="float" office:value="-5" calcext:value-type="float">
            <text:p>-5</text:p>
          </table:table-cell>
          <table:table-cell table:formula="of:=IMREAL([.K33])" office:value-type="float" office:value="24.866592922793" calcext:value-type="float">
            <text:p>24.8665929228</text:p>
          </table:table-cell>
          <table:table-cell table:formula="of:=IMAGINARY([.K33])" office:value-type="float" office:value="24.4950784696554" calcext:value-type="float">
            <text:p>24.4950784697</text:p>
          </table:table-cell>
          <table:table-cell/>
          <table:table-cell table:formula="of:=[.$Q$5]/(IMABS(IMSUM([.K33];[.$Q$6])))" office:value-type="float" office:value="0.445277364238149" calcext:value-type="float">
            <text:p>0.4452773642</text:p>
          </table:table-cell>
          <table:table-cell table:formula="of:=[.P33]*[.P33]*[.M33]" office:value-type="float" office:value="4.93034739875121" calcext:value-type="float">
            <text:p>4.9303473988</text:p>
          </table:table-cell>
          <table:table-cell table:formula="of:=SQRT([.Q33]/[.$B$5])" office:value-type="float" office:value="4.05394762289434" calcext:value-type="float">
            <text:p>4.0539476229</text:p>
          </table:table-cell>
          <table:table-cell/>
          <table:table-cell table:formula="of:=IMABS(IMDIV(IMSUB([.K33];50);IMSUM([.K33];50)))" office:value-type="float" office:value="0.445533645552615" calcext:value-type="float">
            <text:p>0.4455336456</text:p>
          </table:table-cell>
          <table:table-cell table:formula="of:=(1+[.T33])/(1-[.T33])" office:value-type="float" office:value="2.6070718880559" calcext:value-type="float">
            <text:p>2.6070718881</text:p>
          </table:table-cell>
        </table:table-row>
        <table:table-row table:style-name="ro2">
          <table:table-cell table:formula="of:=[.A33]+1" office:value-type="float" office:value="-4" calcext:value-type="float">
            <text:p>-4</text:p>
          </table:table-cell>
          <table:table-cell table:formula="of:=[.$D$8]+[.$D$15]*[.A34]" office:value-type="float" office:value="6996000" calcext:value-type="float">
            <text:p>6996000</text:p>
          </table:table-cell>
          <table:table-cell table:formula="of:=COMPLEX(0;[.B34]*2*PI())" office:value-type="string" office:string-value="43957164.4090284i" calcext:value-type="string">
            <text:p>43957164.4090284i</text:p>
          </table:table-cell>
          <table:table-cell table:formula="of:=IMPRODUCT([.C34];[.$D$6])" office:value-type="string" office:string-value="219.785822045142i" calcext:value-type="string">
            <text:p>219.785822045142i</text:p>
          </table:table-cell>
          <table:table-cell table:formula="of:=IMDIV(1;IMPRODUCT([.C34];[.$D$12]))" office:value-type="string" office:string-value="-220.037221306317i" calcext:value-type="string">
            <text:p>-220.037221306317i</text:p>
          </table:table-cell>
          <table:table-cell table:formula="of:=IMSUM([.D34];[.E34];[.$B$5])" office:value-type="string" office:string-value="0.3-0.25139926117501i" calcext:value-type="string">
            <text:p>0.3-0.25139926117501i</text:p>
          </table:table-cell>
          <table:table-cell table:formula="of:=IMPRODUCT([.C34];[.$D$7])" office:value-type="string" office:string-value="43.9571644090284i" calcext:value-type="string">
            <text:p>43.9571644090284i</text:p>
          </table:table-cell>
          <table:table-cell table:formula="of:=IMDIV(1;IMPRODUCT([.C34];[.$D$14]))" office:value-type="string" office:string-value="-45.4988402206676i" calcext:value-type="string">
            <text:p>-45.4988402206676i</text:p>
          </table:table-cell>
          <table:table-cell table:formula="of:=IMPRODUCT([.C34];[.$D$10])" office:value-type="string" office:string-value="3.95614479681256i" calcext:value-type="string">
            <text:p>3.95614479681256i</text:p>
          </table:table-cell>
          <table:table-cell table:formula="of:=IMDIV(IMPRODUCT([.I34];[.I34];-1);[.F34])" office:value-type="string" office:string-value="30.6480144323789+25.682960615937i" calcext:value-type="string">
            <text:p>30.6480144323789+25.682960615937i</text:p>
          </table:table-cell>
          <table:table-cell table:formula="of:=IMSUM([.G34];[.H34];[.J34])" office:value-type="string" office:string-value="30.6480144323789+24.1412848042978i" calcext:value-type="string">
            <text:p>30.6480144323789+24.1412848042978i</text:p>
          </table:table-cell>
          <table:table-cell table:formula="of:=[.A34]*[.$D$15]/1000" office:value-type="float" office:value="-4" calcext:value-type="float">
            <text:p>-4</text:p>
          </table:table-cell>
          <table:table-cell table:formula="of:=IMREAL([.K34])" office:value-type="float" office:value="30.6480144323789" calcext:value-type="float">
            <text:p>30.6480144324</text:p>
          </table:table-cell>
          <table:table-cell table:formula="of:=IMAGINARY([.K34])" office:value-type="float" office:value="24.1412848042978" calcext:value-type="float">
            <text:p>24.1412848043</text:p>
          </table:table-cell>
          <table:table-cell/>
          <table:table-cell table:formula="of:=[.$Q$5]/(IMABS(IMSUM([.K34];[.$Q$6])))" office:value-type="float" office:value="0.401334407003377" calcext:value-type="float">
            <text:p>0.401334407</text:p>
          </table:table-cell>
          <table:table-cell table:formula="of:=[.P34]*[.P34]*[.M34]" office:value-type="float" office:value="4.93645442240242" calcext:value-type="float">
            <text:p>4.9364544224</text:p>
          </table:table-cell>
          <table:table-cell table:formula="of:=SQRT([.Q34]/[.$B$5])" office:value-type="float" office:value="4.05645757708308" calcext:value-type="float">
            <text:p>4.0564575771</text:p>
          </table:table-cell>
          <table:table-cell/>
          <table:table-cell table:formula="of:=IMABS(IMDIV(IMSUB([.K34];50);IMSUM([.K34];50)))" office:value-type="float" office:value="0.367532696098472" calcext:value-type="float">
            <text:p>0.3675326961</text:p>
          </table:table-cell>
          <table:table-cell table:formula="of:=(1+[.T34])/(1-[.T34])" office:value-type="float" office:value="2.16221880192464" calcext:value-type="float">
            <text:p>2.1622188019</text:p>
          </table:table-cell>
        </table:table-row>
        <table:table-row table:style-name="ro2">
          <table:table-cell table:formula="of:=[.A34]+1" office:value-type="float" office:value="-3" calcext:value-type="float">
            <text:p>-3</text:p>
          </table:table-cell>
          <table:table-cell table:formula="of:=[.$D$8]+[.$D$15]*[.A35]" office:value-type="float" office:value="6997000" calcext:value-type="float">
            <text:p>6997000</text:p>
          </table:table-cell>
          <table:table-cell table:formula="of:=COMPLEX(0;[.B35]*2*PI())" office:value-type="string" office:string-value="43963447.5943356i" calcext:value-type="string">
            <text:p>43963447.5943356i</text:p>
          </table:table-cell>
          <table:table-cell table:formula="of:=IMPRODUCT([.C35];[.$D$6])" office:value-type="string" office:string-value="219.817237971678i" calcext:value-type="string">
            <text:p>219.817237971678i</text:p>
          </table:table-cell>
          <table:table-cell table:formula="of:=IMDIV(1;IMPRODUCT([.C35];[.$D$12]))" office:value-type="string" office:string-value="-220.005773940117i" calcext:value-type="string">
            <text:p>-220.005773940117i</text:p>
          </table:table-cell>
          <table:table-cell table:formula="of:=IMSUM([.D35];[.E35];[.$B$5])" office:value-type="string" office:string-value="0.3-0.188535968438998i" calcext:value-type="string">
            <text:p>0.3-0.188535968438998i</text:p>
          </table:table-cell>
          <table:table-cell table:formula="of:=IMPRODUCT([.C35];[.$D$7])" office:value-type="string" office:string-value="43.9634475943356i" calcext:value-type="string">
            <text:p>43.9634475943356i</text:p>
          </table:table-cell>
          <table:table-cell table:formula="of:=IMDIV(1;IMPRODUCT([.C35];[.$D$14]))" office:value-type="string" office:string-value="-45.4923375995127i" calcext:value-type="string">
            <text:p>-45.4923375995127i</text:p>
          </table:table-cell>
          <table:table-cell table:formula="of:=IMPRODUCT([.C35];[.$D$10])" office:value-type="string" office:string-value="3.9567102834902i" calcext:value-type="string">
            <text:p>3.9567102834902i</text:p>
          </table:table-cell>
          <table:table-cell table:formula="of:=IMDIV(IMPRODUCT([.I35];[.I35];-1);[.F35])" office:value-type="string" office:string-value="37.409984674499+23.5104256329825i" calcext:value-type="string">
            <text:p>37.409984674499+23.5104256329825i</text:p>
          </table:table-cell>
          <table:table-cell table:formula="of:=IMSUM([.G35];[.H35];[.J35])" office:value-type="string" office:string-value="37.409984674499+21.9815356278054i" calcext:value-type="string">
            <text:p>37.409984674499+21.9815356278054i</text:p>
          </table:table-cell>
          <table:table-cell table:formula="of:=[.A35]*[.$D$15]/1000" office:value-type="float" office:value="-3" calcext:value-type="float">
            <text:p>-3</text:p>
          </table:table-cell>
          <table:table-cell table:formula="of:=IMREAL([.K35])" office:value-type="float" office:value="37.409984674499" calcext:value-type="float">
            <text:p>37.4099846745</text:p>
          </table:table-cell>
          <table:table-cell table:formula="of:=IMAGINARY([.K35])" office:value-type="float" office:value="21.9815356278054" calcext:value-type="float">
            <text:p>21.9815356278</text:p>
          </table:table-cell>
          <table:table-cell/>
          <table:table-cell table:formula="of:=[.$Q$5]/(IMABS(IMSUM([.K35];[.$Q$6])))" office:value-type="float" office:value="0.363077038663445" calcext:value-type="float">
            <text:p>0.3630770387</text:p>
          </table:table-cell>
          <table:table-cell table:formula="of:=[.P35]*[.P35]*[.M35]" office:value-type="float" office:value="4.93156883564952" calcext:value-type="float">
            <text:p>4.9315688356</text:p>
          </table:table-cell>
          <table:table-cell table:formula="of:=SQRT([.Q35]/[.$B$5])" office:value-type="float" office:value="4.05444975126076" calcext:value-type="float">
            <text:p>4.0544497513</text:p>
          </table:table-cell>
          <table:table-cell/>
          <table:table-cell table:formula="of:=IMABS(IMDIV(IMSUB([.K35];50);IMSUM([.K35];50)))" office:value-type="float" office:value="0.281052879625512" calcext:value-type="float">
            <text:p>0.2810528796</text:p>
          </table:table-cell>
          <table:table-cell table:formula="of:=(1+[.T35])/(1-[.T35])" office:value-type="float" office:value="1.78184576211702" calcext:value-type="float">
            <text:p>1.7818457621</text:p>
          </table:table-cell>
        </table:table-row>
        <table:table-row table:style-name="ro2">
          <table:table-cell table:formula="of:=[.A35]+1" office:value-type="float" office:value="-2" calcext:value-type="float">
            <text:p>-2</text:p>
          </table:table-cell>
          <table:table-cell table:formula="of:=[.$D$8]+[.$D$15]*[.A36]" office:value-type="float" office:value="6998000" calcext:value-type="float">
            <text:p>6998000</text:p>
          </table:table-cell>
          <table:table-cell table:formula="of:=COMPLEX(0;[.B36]*2*PI())" office:value-type="string" office:string-value="43969730.7796427i" calcext:value-type="string">
            <text:p>43969730.7796427i</text:p>
          </table:table-cell>
          <table:table-cell table:formula="of:=IMPRODUCT([.C36];[.$D$6])" office:value-type="string" office:string-value="219.848653898213i" calcext:value-type="string">
            <text:p>219.848653898213i</text:p>
          </table:table-cell>
          <table:table-cell table:formula="of:=IMDIV(1;IMPRODUCT([.C36];[.$D$12]))" office:value-type="string" office:string-value="-219.974335561446i" calcext:value-type="string">
            <text:p>-219.974335561446i</text:p>
          </table:table-cell>
          <table:table-cell table:formula="of:=IMSUM([.D36];[.E36];[.$B$5])" office:value-type="string" office:string-value="0.3-0.125681663232996i" calcext:value-type="string">
            <text:p>0.3-0.125681663232996i</text:p>
          </table:table-cell>
          <table:table-cell table:formula="of:=IMPRODUCT([.C36];[.$D$7])" office:value-type="string" office:string-value="43.9697307796427i" calcext:value-type="string">
            <text:p>43.9697307796427i</text:p>
          </table:table-cell>
          <table:table-cell table:formula="of:=IMDIV(1;IMPRODUCT([.C36];[.$D$14]))" office:value-type="string" office:string-value="-45.4858368367805i" calcext:value-type="string">
            <text:p>-45.4858368367805i</text:p>
          </table:table-cell>
          <table:table-cell table:formula="of:=IMPRODUCT([.C36];[.$D$10])" office:value-type="string" office:string-value="3.95727577016784i" calcext:value-type="string">
            <text:p>3.95727577016784i</text:p>
          </table:table-cell>
          <table:table-cell table:formula="of:=IMDIV(IMPRODUCT([.I36];[.I36];-1);[.F36])" office:value-type="string" office:string-value="44.4063552885283+18.6035486359253i" calcext:value-type="string">
            <text:p>44.4063552885283+18.6035486359253i</text:p>
          </table:table-cell>
          <table:table-cell table:formula="of:=IMSUM([.G36];[.H36];[.J36])" office:value-type="string" office:string-value="44.4063552885283+17.0874425787875i" calcext:value-type="string">
            <text:p>44.4063552885283+17.0874425787875i</text:p>
          </table:table-cell>
          <table:table-cell table:formula="of:=[.A36]*[.$D$15]/1000" office:value-type="float" office:value="-2" calcext:value-type="float">
            <text:p>-2</text:p>
          </table:table-cell>
          <table:table-cell table:formula="of:=IMREAL([.K36])" office:value-type="float" office:value="44.4063552885283" calcext:value-type="float">
            <text:p>44.4063552885</text:p>
          </table:table-cell>
          <table:table-cell table:formula="of:=IMAGINARY([.K36])" office:value-type="float" office:value="17.0874425787875" calcext:value-type="float">
            <text:p>17.0874425788</text:p>
          </table:table-cell>
          <table:table-cell/>
          <table:table-cell table:formula="of:=[.$Q$5]/(IMABS(IMSUM([.K36];[.$Q$6])))" office:value-type="float" office:value="0.332716112107243" calcext:value-type="float">
            <text:p>0.3327161121</text:p>
          </table:table-cell>
          <table:table-cell table:formula="of:=[.P36]*[.P36]*[.M36]" office:value-type="float" office:value="4.91578403026734" calcext:value-type="float">
            <text:p>4.9157840303</text:p>
          </table:table-cell>
          <table:table-cell table:formula="of:=SQRT([.Q36]/[.$B$5])" office:value-type="float" office:value="4.04795587519896" calcext:value-type="float">
            <text:p>4.0479558752</text:p>
          </table:table-cell>
          <table:table-cell/>
          <table:table-cell table:formula="of:=IMABS(IMDIV(IMSUB([.K36];50);IMSUM([.K36];50)))" office:value-type="float" office:value="0.187405073280094" calcext:value-type="float">
            <text:p>0.1874050733</text:p>
          </table:table-cell>
          <table:table-cell table:formula="of:=(1+[.T36])/(1-[.T36])" office:value-type="float" office:value="1.46125090649179" calcext:value-type="float">
            <text:p>1.4612509065</text:p>
          </table:table-cell>
        </table:table-row>
        <table:table-row table:style-name="ro2">
          <table:table-cell table:formula="of:=[.A36]+1" office:value-type="float" office:value="-1" calcext:value-type="float">
            <text:p>-1</text:p>
          </table:table-cell>
          <table:table-cell table:formula="of:=[.$D$8]+[.$D$15]*[.A37]" office:value-type="float" office:value="6999000" calcext:value-type="float">
            <text:p>6999000</text:p>
          </table:table-cell>
          <table:table-cell table:formula="of:=COMPLEX(0;[.B37]*2*PI())" office:value-type="string" office:string-value="43976013.9649499i" calcext:value-type="string">
            <text:p>43976013.9649499i</text:p>
          </table:table-cell>
          <table:table-cell table:formula="of:=IMPRODUCT([.C37];[.$D$6])" office:value-type="string" office:string-value="219.880069824749i" calcext:value-type="string">
            <text:p>219.880069824749i</text:p>
          </table:table-cell>
          <table:table-cell table:formula="of:=IMDIV(1;IMPRODUCT([.C37];[.$D$12]))" office:value-type="string" office:string-value="-219.942906166453i" calcext:value-type="string">
            <text:p>-219.942906166453i</text:p>
          </table:table-cell>
          <table:table-cell table:formula="of:=IMSUM([.D37];[.E37];[.$B$5])" office:value-type="string" office:string-value="0.3-0.0628363417040134i" calcext:value-type="string">
            <text:p>0.3-0.0628363417040134i</text:p>
          </table:table-cell>
          <table:table-cell table:formula="of:=IMPRODUCT([.C37];[.$D$7])" office:value-type="string" office:string-value="43.9760139649499i" calcext:value-type="string">
            <text:p>43.9760139649499i</text:p>
          </table:table-cell>
          <table:table-cell table:formula="of:=IMDIV(1;IMPRODUCT([.C37];[.$D$14]))" office:value-type="string" office:string-value="-45.4793379316745i" calcext:value-type="string">
            <text:p>-45.4793379316745i</text:p>
          </table:table-cell>
          <table:table-cell table:formula="of:=IMPRODUCT([.C37];[.$D$10])" office:value-type="string" office:string-value="3.95784125684549i" calcext:value-type="string">
            <text:p>3.95784125684549i</text:p>
          </table:table-cell>
          <table:table-cell table:formula="of:=IMDIV(IMPRODUCT([.I37];[.I37];-1);[.F37])" office:value-type="string" office:string-value="50.0205637590342+10.4770307886335i" calcext:value-type="string">
            <text:p>50.0205637590342+10.4770307886335i</text:p>
          </table:table-cell>
          <table:table-cell table:formula="of:=IMSUM([.G37];[.H37];[.J37])" office:value-type="string" office:string-value="50.0205637590342+8.9737068219089i" calcext:value-type="string">
            <text:p>50.0205637590342+8.9737068219089i</text:p>
          </table:table-cell>
          <table:table-cell table:formula="of:=[.A37]*[.$D$15]/1000" office:value-type="float" office:value="-1" calcext:value-type="float">
            <text:p>-1</text:p>
          </table:table-cell>
          <table:table-cell table:formula="of:=IMREAL([.K37])" office:value-type="float" office:value="50.0205637590342" calcext:value-type="float">
            <text:p>50.020563759</text:p>
          </table:table-cell>
          <table:table-cell table:formula="of:=IMAGINARY([.K37])" office:value-type="float" office:value="8.9737068219089" calcext:value-type="float">
            <text:p>8.9737068219</text:p>
          </table:table-cell>
          <table:table-cell/>
          <table:table-cell table:formula="of:=[.$Q$5]/(IMABS(IMSUM([.K37];[.$Q$6])))" office:value-type="float" office:value="0.312644402053523" calcext:value-type="float">
            <text:p>0.3126444021</text:p>
          </table:table-cell>
          <table:table-cell table:formula="of:=[.P37]*[.P37]*[.M37]" office:value-type="float" office:value="4.88933614269788" calcext:value-type="float">
            <text:p>4.8893361427</text:p>
          </table:table-cell>
          <table:table-cell table:formula="of:=SQRT([.Q37]/[.$B$5])" office:value-type="float" office:value="4.03705178841271" calcext:value-type="float">
            <text:p>4.0370517884</text:p>
          </table:table-cell>
          <table:table-cell/>
          <table:table-cell table:formula="of:=IMABS(IMDIV(IMSUB([.K37];50);IMSUM([.K37];50)))" office:value-type="float" office:value="0.0893599268453857" calcext:value-type="float">
            <text:p>0.0893599268</text:p>
          </table:table-cell>
          <table:table-cell table:formula="of:=(1+[.T37])/(1-[.T37])" office:value-type="float" office:value="1.19625740065628" calcext:value-type="float">
            <text:p>1.1962574007</text:p>
          </table:table-cell>
        </table:table-row>
        <table:table-row table:style-name="ro2">
          <table:table-cell table:formula="of:=[.A37]+1" office:value-type="float" office:value="0" calcext:value-type="float">
            <text:p>0</text:p>
          </table:table-cell>
          <table:table-cell table:formula="of:=[.$D$8]+[.$D$15]*[.A38]" office:value-type="float" office:value="7000000" calcext:value-type="float">
            <text:p>7000000</text:p>
          </table:table-cell>
          <table:table-cell table:formula="of:=COMPLEX(0;[.B38]*2*PI())" office:value-type="string" office:string-value="43982297.1502571i" calcext:value-type="string">
            <text:p>43982297.1502571i</text:p>
          </table:table-cell>
          <table:table-cell table:formula="of:=IMPRODUCT([.C38];[.$D$6])" office:value-type="string" office:string-value="219.911485751285i" calcext:value-type="string">
            <text:p>219.911485751285i</text:p>
          </table:table-cell>
          <table:table-cell table:formula="of:=IMDIV(1;IMPRODUCT([.C38];[.$D$12]))" office:value-type="string" office:string-value="-219.911485751285i" calcext:value-type="string">
            <text:p>-219.911485751285i</text:p>
          </table:table-cell>
          <table:table-cell table:formula="of:=IMSUM([.D38];[.E38];[.$B$5])" office:value-type="string" office:string-value="0.3" calcext:value-type="string">
            <text:p>0.3</text:p>
          </table:table-cell>
          <table:table-cell table:formula="of:=IMPRODUCT([.C38];[.$D$7])" office:value-type="string" office:string-value="43.9822971502571i" calcext:value-type="string">
            <text:p>43.9822971502571i</text:p>
          </table:table-cell>
          <table:table-cell table:formula="of:=IMDIV(1;IMPRODUCT([.C38];[.$D$14]))" office:value-type="string" office:string-value="-45.4728408833986i" calcext:value-type="string">
            <text:p>-45.4728408833986i</text:p>
          </table:table-cell>
          <table:table-cell table:formula="of:=IMPRODUCT([.C38];[.$D$10])" office:value-type="string" office:string-value="3.95840674352314i" calcext:value-type="string">
            <text:p>3.95840674352314i</text:p>
          </table:table-cell>
          <table:table-cell table:formula="of:=IMDIV(IMPRODUCT([.I38];[.I38];-1);[.F38])" office:value-type="string" office:string-value="52.229946490565" calcext:value-type="string">
            <text:p>52.229946490565</text:p>
          </table:table-cell>
          <table:table-cell table:formula="of:=IMSUM([.G38];[.H38];[.J38])" office:value-type="string" office:string-value="52.229946490565-1.4905437331415i" calcext:value-type="string">
            <text:p>52.229946490565-1.4905437331415i</text:p>
          </table:table-cell>
          <table:table-cell table:formula="of:=[.A38]*[.$D$15]/1000" office:value-type="float" office:value="0" calcext:value-type="float">
            <text:p>0</text:p>
          </table:table-cell>
          <table:table-cell table:formula="of:=IMREAL([.K38])" office:value-type="float" office:value="52.229946490565" calcext:value-type="float">
            <text:p>52.2299464906</text:p>
          </table:table-cell>
          <table:table-cell table:formula="of:=IMAGINARY([.K38])" office:value-type="float" office:value="-1.4905437331415" calcext:value-type="float">
            <text:p>-1.4905437331</text:p>
          </table:table-cell>
          <table:table-cell/>
          <table:table-cell table:formula="of:=[.$Q$5]/(IMABS(IMSUM([.K38];[.$Q$6])))" office:value-type="float" office:value="0.304808644446059" calcext:value-type="float">
            <text:p>0.3048086444</text:p>
          </table:table-cell>
          <table:table-cell table:formula="of:=[.P38]*[.P38]*[.M38]" office:value-type="float" office:value="4.85259604567681" calcext:value-type="float">
            <text:p>4.8525960457</text:p>
          </table:table-cell>
          <table:table-cell table:formula="of:=SQRT([.Q38]/[.$B$5])" office:value-type="float" office:value="4.02185531219809" calcext:value-type="float">
            <text:p>4.0218553122</text:p>
          </table:table-cell>
          <table:table-cell/>
          <table:table-cell table:formula="of:=IMABS(IMDIV(IMSUB([.K38];50);IMSUM([.K38];50)))" office:value-type="float" office:value="0.0262344796860937" calcext:value-type="float">
            <text:p>0.0262344797</text:p>
          </table:table-cell>
          <table:table-cell table:formula="of:=(1+[.T38])/(1-[.T38])" office:value-type="float" office:value="1.05388253976714" calcext:value-type="float">
            <text:p>1.0538825398</text:p>
          </table:table-cell>
        </table:table-row>
        <table:table-row table:style-name="ro2">
          <table:table-cell table:formula="of:=[.A38]+1" office:value-type="float" office:value="1" calcext:value-type="float">
            <text:p>1</text:p>
          </table:table-cell>
          <table:table-cell table:formula="of:=[.$D$8]+[.$D$15]*[.A39]" office:value-type="float" office:value="7001000" calcext:value-type="float">
            <text:p>7001000</text:p>
          </table:table-cell>
          <table:table-cell table:formula="of:=COMPLEX(0;[.B39]*2*PI())" office:value-type="string" office:string-value="43988580.3355643i" calcext:value-type="string">
            <text:p>43988580.3355643i</text:p>
          </table:table-cell>
          <table:table-cell table:formula="of:=IMPRODUCT([.C39];[.$D$6])" office:value-type="string" office:string-value="219.942901677821i" calcext:value-type="string">
            <text:p>219.942901677821i</text:p>
          </table:table-cell>
          <table:table-cell table:formula="of:=IMDIV(1;IMPRODUCT([.C39];[.$D$12]))" office:value-type="string" office:string-value="-219.880074312098i" calcext:value-type="string">
            <text:p>-219.880074312098i</text:p>
          </table:table-cell>
          <table:table-cell table:formula="of:=IMSUM([.D39];[.E39];[.$B$5])" office:value-type="string" office:string-value="0.3+0.0628273657229954i" calcext:value-type="string">
            <text:p>0.3+0.0628273657229954i</text:p>
          </table:table-cell>
          <table:table-cell table:formula="of:=IMPRODUCT([.C39];[.$D$7])" office:value-type="string" office:string-value="43.9885803355643i" calcext:value-type="string">
            <text:p>43.9885803355643i</text:p>
          </table:table-cell>
          <table:table-cell table:formula="of:=IMDIV(1;IMPRODUCT([.C39];[.$D$14]))" office:value-type="string" office:string-value="-45.4663456911569i" calcext:value-type="string">
            <text:p>-45.4663456911569i</text:p>
          </table:table-cell>
          <table:table-cell table:formula="of:=IMPRODUCT([.C39];[.$D$10])" office:value-type="string" office:string-value="3.95897223020079i" calcext:value-type="string">
            <text:p>3.95897223020079i</text:p>
          </table:table-cell>
          <table:table-cell table:formula="of:=IMDIV(IMPRODUCT([.I39];[.I39];-1);[.F39])" office:value-type="string" office:string-value="50.0497560096583-10.4816477505516i" calcext:value-type="string">
            <text:p>50.0497560096583-10.4816477505516i</text:p>
          </table:table-cell>
          <table:table-cell table:formula="of:=IMSUM([.G39];[.H39];[.J39])" office:value-type="string" office:string-value="50.0497560096583-11.9594131061442i" calcext:value-type="string">
            <text:p>50.0497560096583-11.9594131061442i</text:p>
          </table:table-cell>
          <table:table-cell table:formula="of:=[.A39]*[.$D$15]/1000" office:value-type="float" office:value="1" calcext:value-type="float">
            <text:p>1</text:p>
          </table:table-cell>
          <table:table-cell table:formula="of:=IMREAL([.K39])" office:value-type="float" office:value="50.0497560096583" calcext:value-type="float">
            <text:p>50.0497560097</text:p>
          </table:table-cell>
          <table:table-cell table:formula="of:=IMAGINARY([.K39])" office:value-type="float" office:value="-11.9594131061442" calcext:value-type="float">
            <text:p>-11.9594131061</text:p>
          </table:table-cell>
          <table:table-cell/>
          <table:table-cell table:formula="of:=[.$Q$5]/(IMABS(IMSUM([.K39];[.$Q$6])))" office:value-type="float" office:value="0.30987995642887" calcext:value-type="float">
            <text:p>0.3098799564</text:p>
          </table:table-cell>
          <table:table-cell table:formula="of:=[.P39]*[.P39]*[.M39]" office:value-type="float" office:value="4.80605721987187" calcext:value-type="float">
            <text:p>4.8060572199</text:p>
          </table:table-cell>
          <table:table-cell table:formula="of:=SQRT([.Q39]/[.$B$5])" office:value-type="float" office:value="4.00252304589321" calcext:value-type="float">
            <text:p>4.0025230459</text:p>
          </table:table-cell>
          <table:table-cell/>
          <table:table-cell table:formula="of:=IMABS(IMDIV(IMSUB([.K39];50);IMSUM([.K39];50)))" office:value-type="float" office:value="0.118690739143692" calcext:value-type="float">
            <text:p>0.1186907391</text:p>
          </table:table-cell>
          <table:table-cell table:formula="of:=(1+[.T39])/(1-[.T39])" office:value-type="float" office:value="1.26935094050497" calcext:value-type="float">
            <text:p>1.2693509405</text:p>
          </table:table-cell>
        </table:table-row>
        <table:table-row table:style-name="ro2">
          <table:table-cell table:formula="of:=[.A39]+1" office:value-type="float" office:value="2" calcext:value-type="float">
            <text:p>2</text:p>
          </table:table-cell>
          <table:table-cell table:formula="of:=[.$D$8]+[.$D$15]*[.A40]" office:value-type="float" office:value="7002000" calcext:value-type="float">
            <text:p>7002000</text:p>
          </table:table-cell>
          <table:table-cell table:formula="of:=COMPLEX(0;[.B40]*2*PI())" office:value-type="string" office:string-value="43994863.5208715i" calcext:value-type="string">
            <text:p>43994863.5208715i</text:p>
          </table:table-cell>
          <table:table-cell table:formula="of:=IMPRODUCT([.C40];[.$D$6])" office:value-type="string" office:string-value="219.974317604357i" calcext:value-type="string">
            <text:p>219.974317604357i</text:p>
          </table:table-cell>
          <table:table-cell table:formula="of:=IMDIV(1;IMPRODUCT([.C40];[.$D$12]))" office:value-type="string" office:string-value="-219.848671845044i" calcext:value-type="string">
            <text:p>-219.848671845044i</text:p>
          </table:table-cell>
          <table:table-cell table:formula="of:=IMSUM([.D40];[.E40];[.$B$5])" office:value-type="string" office:string-value="0.3+0.125645759312988i" calcext:value-type="string">
            <text:p>0.3+0.125645759312988i</text:p>
          </table:table-cell>
          <table:table-cell table:formula="of:=IMPRODUCT([.C40];[.$D$7])" office:value-type="string" office:string-value="43.9948635208715i" calcext:value-type="string">
            <text:p>43.9948635208715i</text:p>
          </table:table-cell>
          <table:table-cell table:formula="of:=IMDIV(1;IMPRODUCT([.C40];[.$D$14]))" office:value-type="string" office:string-value="-45.4598523541545i" calcext:value-type="string">
            <text:p>-45.4598523541545i</text:p>
          </table:table-cell>
          <table:table-cell table:formula="of:=IMPRODUCT([.C40];[.$D$10])" office:value-type="string" office:string-value="3.95953771687843i" calcext:value-type="string">
            <text:p>3.95953771687843i</text:p>
          </table:table-cell>
          <table:table-cell table:formula="of:=IMDIV(IMPRODUCT([.I40];[.I40];-1);[.F40])" office:value-type="string" office:string-value="44.4609266236622-18.6210896179636i" calcext:value-type="string">
            <text:p>44.4609266236622-18.6210896179636i</text:p>
          </table:table-cell>
          <table:table-cell table:formula="of:=IMSUM([.G40];[.H40];[.J40])" office:value-type="string" office:string-value="44.4609266236622-20.0860784512466i" calcext:value-type="string">
            <text:p>44.4609266236622-20.0860784512466i</text:p>
          </table:table-cell>
          <table:table-cell table:formula="of:=[.A40]*[.$D$15]/1000" office:value-type="float" office:value="2" calcext:value-type="float">
            <text:p>2</text:p>
          </table:table-cell>
          <table:table-cell table:formula="of:=IMREAL([.K40])" office:value-type="float" office:value="44.4609266236622" calcext:value-type="float">
            <text:p>44.4609266237</text:p>
          </table:table-cell>
          <table:table-cell table:formula="of:=IMAGINARY([.K40])" office:value-type="float" office:value="-20.0860784512466" calcext:value-type="float">
            <text:p>-20.0860784512</text:p>
          </table:table-cell>
          <table:table-cell/>
          <table:table-cell table:formula="of:=[.$Q$5]/(IMABS(IMSUM([.K40];[.$Q$6])))" office:value-type="float" office:value="0.326867836507816" calcext:value-type="float">
            <text:p>0.3268678365</text:p>
          </table:table-cell>
          <table:table-cell table:formula="of:=[.P40]*[.P40]*[.M40]" office:value-type="float" office:value="4.75032022274026" calcext:value-type="float">
            <text:p>4.7503202227</text:p>
          </table:table-cell>
          <table:table-cell table:formula="of:=SQRT([.Q40]/[.$B$5])" office:value-type="float" office:value="3.97924625305692" calcext:value-type="float">
            <text:p>3.9792462531</text:p>
          </table:table-cell>
          <table:table-cell/>
          <table:table-cell table:formula="of:=IMABS(IMDIV(IMSUB([.K40];50);IMSUM([.K40];50)))" office:value-type="float" office:value="0.215752456362762" calcext:value-type="float">
            <text:p>0.2157524564</text:p>
          </table:table-cell>
          <table:table-cell table:formula="of:=(1+[.T40])/(1-[.T40])" office:value-type="float" office:value="1.55021519190772" calcext:value-type="float">
            <text:p>1.5502151919</text:p>
          </table:table-cell>
        </table:table-row>
        <table:table-row table:style-name="ro2">
          <table:table-cell table:formula="of:=[.A40]+1" office:value-type="float" office:value="3" calcext:value-type="float">
            <text:p>3</text:p>
          </table:table-cell>
          <table:table-cell table:formula="of:=[.$D$8]+[.$D$15]*[.A41]" office:value-type="float" office:value="7003000" calcext:value-type="float">
            <text:p>7003000</text:p>
          </table:table-cell>
          <table:table-cell table:formula="of:=COMPLEX(0;[.B41]*2*PI())" office:value-type="string" office:string-value="44001146.7061786i" calcext:value-type="string">
            <text:p>44001146.7061786i</text:p>
          </table:table-cell>
          <table:table-cell table:formula="of:=IMPRODUCT([.C41];[.$D$6])" office:value-type="string" office:string-value="220.005733530893i" calcext:value-type="string">
            <text:p>220.005733530893i</text:p>
          </table:table-cell>
          <table:table-cell table:formula="of:=IMDIV(1;IMPRODUCT([.C41];[.$D$12]))" office:value-type="string" office:string-value="-219.81727834628i" calcext:value-type="string">
            <text:p>-219.81727834628i</text:p>
          </table:table-cell>
          <table:table-cell table:formula="of:=IMSUM([.D41];[.E41];[.$B$5])" office:value-type="string" office:string-value="0.3+0.188455184612991i" calcext:value-type="string">
            <text:p>0.3+0.188455184612991i</text:p>
          </table:table-cell>
          <table:table-cell table:formula="of:=IMPRODUCT([.C41];[.$D$7])" office:value-type="string" office:string-value="44.0011467061786i" calcext:value-type="string">
            <text:p>44.0011467061786i</text:p>
          </table:table-cell>
          <table:table-cell table:formula="of:=IMDIV(1;IMPRODUCT([.C41];[.$D$14]))" office:value-type="string" office:string-value="-45.4533608715966i" calcext:value-type="string">
            <text:p>-45.4533608715966i</text:p>
          </table:table-cell>
          <table:table-cell table:formula="of:=IMPRODUCT([.C41];[.$D$10])" office:value-type="string" office:string-value="3.96010320355607i" calcext:value-type="string">
            <text:p>3.96010320355607i</text:p>
          </table:table-cell>
          <table:table-cell table:formula="of:=IMDIV(IMPRODUCT([.I41];[.I41];-1);[.F41])" office:value-type="string" office:string-value="37.4832637376481-23.546384625253i" calcext:value-type="string">
            <text:p>37.4832637376481-23.546384625253i</text:p>
          </table:table-cell>
          <table:table-cell table:formula="of:=IMSUM([.G41];[.H41];[.J41])" office:value-type="string" office:string-value="37.4832637376481-24.998598790671i" calcext:value-type="string">
            <text:p>37.4832637376481-24.998598790671i</text:p>
          </table:table-cell>
          <table:table-cell table:formula="of:=[.A41]*[.$D$15]/1000" office:value-type="float" office:value="3" calcext:value-type="float">
            <text:p>3</text:p>
          </table:table-cell>
          <table:table-cell table:formula="of:=IMREAL([.K41])" office:value-type="float" office:value="37.4832637376481" calcext:value-type="float">
            <text:p>37.4832637376</text:p>
          </table:table-cell>
          <table:table-cell table:formula="of:=IMAGINARY([.K41])" office:value-type="float" office:value="-24.998598790671" calcext:value-type="float">
            <text:p>-24.9985987907</text:p>
          </table:table-cell>
          <table:table-cell/>
          <table:table-cell table:formula="of:=[.$Q$5]/(IMABS(IMSUM([.K41];[.$Q$6])))" office:value-type="float" office:value="0.353578542421144" calcext:value-type="float">
            <text:p>0.3535785424</text:p>
          </table:table-cell>
          <table:table-cell table:formula="of:=[.P41]*[.P41]*[.M41]" office:value-type="float" office:value="4.6860746318153" calcext:value-type="float">
            <text:p>4.6860746318</text:p>
          </table:table-cell>
          <table:table-cell table:formula="of:=SQRT([.Q41]/[.$B$5])" office:value-type="float" office:value="3.9522460415209" calcext:value-type="float">
            <text:p>3.9522460415</text:p>
          </table:table-cell>
          <table:table-cell/>
          <table:table-cell table:formula="of:=IMABS(IMDIV(IMSUB([.K41];50);IMSUM([.K41];50)))" office:value-type="float" office:value="0.307271718436194" calcext:value-type="float">
            <text:p>0.3072717184</text:p>
          </table:table-cell>
          <table:table-cell table:formula="of:=(1+[.T41])/(1-[.T41])" office:value-type="float" office:value="1.88713490300278" calcext:value-type="float">
            <text:p>1.887134903</text:p>
          </table:table-cell>
        </table:table-row>
        <table:table-row table:style-name="ro2">
          <table:table-cell table:formula="of:=[.A41]+1" office:value-type="float" office:value="4" calcext:value-type="float">
            <text:p>4</text:p>
          </table:table-cell>
          <table:table-cell table:formula="of:=[.$D$8]+[.$D$15]*[.A42]" office:value-type="float" office:value="7004000" calcext:value-type="float">
            <text:p>7004000</text:p>
          </table:table-cell>
          <table:table-cell table:formula="of:=COMPLEX(0;[.B42]*2*PI())" office:value-type="string" office:string-value="44007429.8914858i" calcext:value-type="string">
            <text:p>44007429.8914858i</text:p>
          </table:table-cell>
          <table:table-cell table:formula="of:=IMPRODUCT([.C42];[.$D$6])" office:value-type="string" office:string-value="220.037149457429i" calcext:value-type="string">
            <text:p>220.037149457429i</text:p>
          </table:table-cell>
          <table:table-cell table:formula="of:=IMDIV(1;IMPRODUCT([.C42];[.$D$12]))" office:value-type="string" office:string-value="-219.785893811964i" calcext:value-type="string">
            <text:p>-219.785893811964i</text:p>
          </table:table-cell>
          <table:table-cell table:formula="of:=IMSUM([.D42];[.E42];[.$B$5])" office:value-type="string" office:string-value="0.3+0.251255645464994i" calcext:value-type="string">
            <text:p>0.3+0.251255645464994i</text:p>
          </table:table-cell>
          <table:table-cell table:formula="of:=IMPRODUCT([.C42];[.$D$7])" office:value-type="string" office:string-value="44.0074298914858i" calcext:value-type="string">
            <text:p>44.0074298914858i</text:p>
          </table:table-cell>
          <table:table-cell table:formula="of:=IMDIV(1;IMPRODUCT([.C42];[.$D$14]))" office:value-type="string" office:string-value="-45.4468712426886i" calcext:value-type="string">
            <text:p>-45.4468712426886i</text:p>
          </table:table-cell>
          <table:table-cell table:formula="of:=IMPRODUCT([.C42];[.$D$10])" office:value-type="string" office:string-value="3.96066869023372i" calcext:value-type="string">
            <text:p>3.96066869023372i</text:p>
          </table:table-cell>
          <table:table-cell table:formula="of:=IMDIV(IMPRODUCT([.I42];[.I42];-1);[.F42])" office:value-type="string" office:string-value="30.7326284910282-25.7391546944972i" calcext:value-type="string">
            <text:p>30.7326284910282-25.7391546944972i</text:p>
          </table:table-cell>
          <table:table-cell table:formula="of:=IMSUM([.G42];[.H42];[.J42])" office:value-type="string" office:string-value="30.7326284910282-27.1785960457i" calcext:value-type="string">
            <text:p>30.7326284910282-27.1785960457i</text:p>
          </table:table-cell>
          <table:table-cell table:formula="of:=[.A42]*[.$D$15]/1000" office:value-type="float" office:value="4" calcext:value-type="float">
            <text:p>4</text:p>
          </table:table-cell>
          <table:table-cell table:formula="of:=IMREAL([.K42])" office:value-type="float" office:value="30.7326284910282" calcext:value-type="float">
            <text:p>30.732628491</text:p>
          </table:table-cell>
          <table:table-cell table:formula="of:=IMAGINARY([.K42])" office:value-type="float" office:value="-27.1785960457" calcext:value-type="float">
            <text:p>-27.1785960457</text:p>
          </table:table-cell>
          <table:table-cell/>
          <table:table-cell table:formula="of:=[.$Q$5]/(IMABS(IMSUM([.K42];[.$Q$6])))" office:value-type="float" office:value="0.387474101514846" calcext:value-type="float">
            <text:p>0.3874741015</text:p>
          </table:table-cell>
          <table:table-cell table:formula="of:=[.P42]*[.P42]*[.M42]" office:value-type="float" office:value="4.6140794228642" calcext:value-type="float">
            <text:p>4.6140794229</text:p>
          </table:table-cell>
          <table:table-cell table:formula="of:=SQRT([.Q42]/[.$B$5])" office:value-type="float" office:value="3.9217680633715" calcext:value-type="float">
            <text:p>3.9217680634</text:p>
          </table:table-cell>
          <table:table-cell/>
          <table:table-cell table:formula="of:=IMABS(IMDIV(IMSUB([.K42];50);IMSUM([.K42];50)))" office:value-type="float" office:value="0.391094603491785" calcext:value-type="float">
            <text:p>0.3910946035</text:p>
          </table:table-cell>
          <table:table-cell table:formula="of:=(1+[.T42])/(1-[.T42])" office:value-type="float" office:value="2.28458248435481" calcext:value-type="float">
            <text:p>2.2845824844</text:p>
          </table:table-cell>
        </table:table-row>
        <table:table-row table:style-name="ro2">
          <table:table-cell table:formula="of:=[.A42]+1" office:value-type="float" office:value="5" calcext:value-type="float">
            <text:p>5</text:p>
          </table:table-cell>
          <table:table-cell table:formula="of:=[.$D$8]+[.$D$15]*[.A43]" office:value-type="float" office:value="7005000" calcext:value-type="float">
            <text:p>7005000</text:p>
          </table:table-cell>
          <table:table-cell table:formula="of:=COMPLEX(0;[.B43]*2*PI())" office:value-type="string" office:string-value="44013713.076793i" calcext:value-type="string">
            <text:p>44013713.076793i</text:p>
          </table:table-cell>
          <table:table-cell table:formula="of:=IMPRODUCT([.C43];[.$D$6])" office:value-type="string" office:string-value="220.068565383965i" calcext:value-type="string">
            <text:p>220.068565383965i</text:p>
          </table:table-cell>
          <table:table-cell table:formula="of:=IMDIV(1;IMPRODUCT([.C43];[.$D$12]))" office:value-type="string" office:string-value="-219.754518238258i" calcext:value-type="string">
            <text:p>-219.754518238258i</text:p>
          </table:table-cell>
          <table:table-cell table:formula="of:=IMSUM([.D43];[.E43];[.$B$5])" office:value-type="string" office:string-value="0.3+0.314047145707008i" calcext:value-type="string">
            <text:p>0.3+0.314047145707008i</text:p>
          </table:table-cell>
          <table:table-cell table:formula="of:=IMPRODUCT([.C43];[.$D$7])" office:value-type="string" office:string-value="44.013713076793i" calcext:value-type="string">
            <text:p>44.013713076793i</text:p>
          </table:table-cell>
          <table:table-cell table:formula="of:=IMDIV(1;IMPRODUCT([.C43];[.$D$14]))" office:value-type="string" office:string-value="-45.4403834666368i" calcext:value-type="string">
            <text:p>-45.4403834666368i</text:p>
          </table:table-cell>
          <table:table-cell table:formula="of:=IMPRODUCT([.C43];[.$D$10])" office:value-type="string" office:string-value="3.96123417691137i" calcext:value-type="string">
            <text:p>3.96123417691137i</text:p>
          </table:table-cell>
          <table:table-cell table:formula="of:=IMDIV(IMPRODUCT([.I43];[.I43];-1);[.F43])" office:value-type="string" office:string-value="24.95638247701-26.1249356135913i" calcext:value-type="string">
            <text:p>24.95638247701-26.1249356135913i</text:p>
          </table:table-cell>
          <table:table-cell table:formula="of:=IMSUM([.G43];[.H43];[.J43])" office:value-type="string" office:string-value="24.95638247701-27.5516060034351i" calcext:value-type="string">
            <text:p>24.95638247701-27.5516060034351i</text:p>
          </table:table-cell>
          <table:table-cell table:formula="of:=[.A43]*[.$D$15]/1000" office:value-type="float" office:value="5" calcext:value-type="float">
            <text:p>5</text:p>
          </table:table-cell>
          <table:table-cell table:formula="of:=IMREAL([.K43])" office:value-type="float" office:value="24.95638247701" calcext:value-type="float">
            <text:p>24.956382477</text:p>
          </table:table-cell>
          <table:table-cell table:formula="of:=IMAGINARY([.K43])" office:value-type="float" office:value="-27.5516060034351" calcext:value-type="float">
            <text:p>-27.5516060034</text:p>
          </table:table-cell>
          <table:table-cell/>
          <table:table-cell table:formula="of:=[.$Q$5]/(IMABS(IMSUM([.K43];[.$Q$6])))" office:value-type="float" office:value="0.426289528178702" calcext:value-type="float">
            <text:p>0.4262895282</text:p>
          </table:table-cell>
          <table:table-cell table:formula="of:=[.P43]*[.P43]*[.M43]" office:value-type="float" office:value="4.53514274912836" calcext:value-type="float">
            <text:p>4.5351427491</text:p>
          </table:table-cell>
          <table:table-cell table:formula="of:=SQRT([.Q43]/[.$B$5])" office:value-type="float" office:value="3.88807696645714" calcext:value-type="float">
            <text:p>3.8880769665</text:p>
          </table:table-cell>
          <table:table-cell/>
          <table:table-cell table:formula="of:=IMABS(IMDIV(IMSUB([.K43];50);IMSUM([.K43];50)))" office:value-type="float" office:value="0.466227147552869" calcext:value-type="float">
            <text:p>0.4662271476</text:p>
          </table:table-cell>
          <table:table-cell table:formula="of:=(1+[.T43])/(1-[.T43])" office:value-type="float" office:value="2.74691217590182" calcext:value-type="float">
            <text:p>2.7469121759</text:p>
          </table:table-cell>
        </table:table-row>
        <table:table-row table:style-name="ro2">
          <table:table-cell table:formula="of:=[.A43]+1" office:value-type="float" office:value="6" calcext:value-type="float">
            <text:p>6</text:p>
          </table:table-cell>
          <table:table-cell table:formula="of:=[.$D$8]+[.$D$15]*[.A44]" office:value-type="float" office:value="7006000" calcext:value-type="float">
            <text:p>7006000</text:p>
          </table:table-cell>
          <table:table-cell table:formula="of:=COMPLEX(0;[.B44]*2*PI())" office:value-type="string" office:string-value="44019996.2621002i" calcext:value-type="string">
            <text:p>44019996.2621002i</text:p>
          </table:table-cell>
          <table:table-cell table:formula="of:=IMPRODUCT([.C44];[.$D$6])" office:value-type="string" office:string-value="220.099981310501i" calcext:value-type="string">
            <text:p>220.099981310501i</text:p>
          </table:table-cell>
          <table:table-cell table:formula="of:=IMDIV(1;IMPRODUCT([.C44];[.$D$12]))" office:value-type="string" office:string-value="-219.723151621324i" calcext:value-type="string">
            <text:p>-219.723151621324i</text:p>
          </table:table-cell>
          <table:table-cell table:formula="of:=IMSUM([.D44];[.E44];[.$B$5])" office:value-type="string" office:string-value="0.3+0.376829689176986i" calcext:value-type="string">
            <text:p>0.3+0.376829689176986i</text:p>
          </table:table-cell>
          <table:table-cell table:formula="of:=IMPRODUCT([.C44];[.$D$7])" office:value-type="string" office:string-value="44.0199962621002i" calcext:value-type="string">
            <text:p>44.0199962621002i</text:p>
          </table:table-cell>
          <table:table-cell table:formula="of:=IMDIV(1;IMPRODUCT([.C44];[.$D$14]))" office:value-type="string" office:string-value="-45.4338975426478i" calcext:value-type="string">
            <text:p>-45.4338975426478i</text:p>
          </table:table-cell>
          <table:table-cell table:formula="of:=IMPRODUCT([.C44];[.$D$10])" office:value-type="string" office:string-value="3.96179966358902i" calcext:value-type="string">
            <text:p>3.96179966358902i</text:p>
          </table:table-cell>
          <table:table-cell table:formula="of:=IMDIV(IMPRODUCT([.I44];[.I44];-1);[.F44])" office:value-type="string" office:string-value="20.2963124883306-25.4941770880553i" calcext:value-type="string">
            <text:p>20.2963124883306-25.4941770880553i</text:p>
          </table:table-cell>
          <table:table-cell table:formula="of:=IMSUM([.G44];[.H44];[.J44])" office:value-type="string" office:string-value="20.2963124883306-26.9080783686029i" calcext:value-type="string">
            <text:p>20.2963124883306-26.9080783686029i</text:p>
          </table:table-cell>
          <table:table-cell table:formula="of:=[.A44]*[.$D$15]/1000" office:value-type="float" office:value="6" calcext:value-type="float">
            <text:p>6</text:p>
          </table:table-cell>
          <table:table-cell table:formula="of:=IMREAL([.K44])" office:value-type="float" office:value="20.2963124883306" calcext:value-type="float">
            <text:p>20.2963124883</text:p>
          </table:table-cell>
          <table:table-cell table:formula="of:=IMAGINARY([.K44])" office:value-type="float" office:value="-26.9080783686029" calcext:value-type="float">
            <text:p>-26.9080783686</text:p>
          </table:table-cell>
          <table:table-cell/>
          <table:table-cell table:formula="of:=[.$Q$5]/(IMABS(IMSUM([.K44];[.$Q$6])))" office:value-type="float" office:value="0.468248520142357" calcext:value-type="float">
            <text:p>0.4682485201</text:p>
          </table:table-cell>
          <table:table-cell table:formula="of:=[.P44]*[.P44]*[.M44]" office:value-type="float" office:value="4.45010202374118" calcext:value-type="float">
            <text:p>4.4501020237</text:p>
          </table:table-cell>
          <table:table-cell table:formula="of:=SQRT([.Q44]/[.$B$5])" office:value-type="float" office:value="3.85145081916809" calcext:value-type="float">
            <text:p>3.8514508192</text:p>
          </table:table-cell>
          <table:table-cell/>
          <table:table-cell table:formula="of:=IMABS(IMDIV(IMSUB([.K44];50);IMSUM([.K44];50)))" office:value-type="float" office:value="0.532472295866378" calcext:value-type="float">
            <text:p>0.5324722959</text:p>
          </table:table-cell>
          <table:table-cell table:formula="of:=(1+[.T44])/(1-[.T44])" office:value-type="float" office:value="3.27782136185108" calcext:value-type="float">
            <text:p>3.2778213619</text:p>
          </table:table-cell>
        </table:table-row>
        <table:table-row table:style-name="ro2">
          <table:table-cell table:formula="of:=[.A44]+1" office:value-type="float" office:value="7" calcext:value-type="float">
            <text:p>7</text:p>
          </table:table-cell>
          <table:table-cell table:formula="of:=[.$D$8]+[.$D$15]*[.A45]" office:value-type="float" office:value="7007000" calcext:value-type="float">
            <text:p>7007000</text:p>
          </table:table-cell>
          <table:table-cell table:formula="of:=COMPLEX(0;[.B45]*2*PI())" office:value-type="string" office:string-value="44026279.4474074i" calcext:value-type="string">
            <text:p>44026279.4474074i</text:p>
          </table:table-cell>
          <table:table-cell table:formula="of:=IMPRODUCT([.C45];[.$D$6])" office:value-type="string" office:string-value="220.131397237037i" calcext:value-type="string">
            <text:p>220.131397237037i</text:p>
          </table:table-cell>
          <table:table-cell table:formula="of:=IMDIV(1;IMPRODUCT([.C45];[.$D$12]))" office:value-type="string" office:string-value="-219.691793957328i" calcext:value-type="string">
            <text:p>-219.691793957328i</text:p>
          </table:table-cell>
          <table:table-cell table:formula="of:=IMSUM([.D45];[.E45];[.$B$5])" office:value-type="string" office:string-value="0.3+0.43960327970899i" calcext:value-type="string">
            <text:p>0.3+0.43960327970899i</text:p>
          </table:table-cell>
          <table:table-cell table:formula="of:=IMPRODUCT([.C45];[.$D$7])" office:value-type="string" office:string-value="44.0262794474074i" calcext:value-type="string">
            <text:p>44.0262794474074i</text:p>
          </table:table-cell>
          <table:table-cell table:formula="of:=IMDIV(1;IMPRODUCT([.C45];[.$D$14]))" office:value-type="string" office:string-value="-45.4274134699287i" calcext:value-type="string">
            <text:p>-45.4274134699287i</text:p>
          </table:table-cell>
          <table:table-cell table:formula="of:=IMPRODUCT([.C45];[.$D$10])" office:value-type="string" office:string-value="3.96236515026667i" calcext:value-type="string">
            <text:p>3.96236515026667i</text:p>
          </table:table-cell>
          <table:table-cell table:formula="of:=IMDIV(IMPRODUCT([.I45];[.I45];-1);[.F45])" office:value-type="string" office:string-value="16.6287164082434-24.3667942347149i" calcext:value-type="string">
            <text:p>16.6287164082434-24.3667942347149i</text:p>
          </table:table-cell>
          <table:table-cell table:formula="of:=IMSUM([.G45];[.H45];[.J45])" office:value-type="string" office:string-value="16.6287164082434-25.7679282572362i" calcext:value-type="string">
            <text:p>16.6287164082434-25.7679282572362i</text:p>
          </table:table-cell>
          <table:table-cell table:formula="of:=[.A45]*[.$D$15]/1000" office:value-type="float" office:value="7" calcext:value-type="float">
            <text:p>7</text:p>
          </table:table-cell>
          <table:table-cell table:formula="of:=IMREAL([.K45])" office:value-type="float" office:value="16.6287164082434" calcext:value-type="float">
            <text:p>16.6287164082</text:p>
          </table:table-cell>
          <table:table-cell table:formula="of:=IMAGINARY([.K45])" office:value-type="float" office:value="-25.7679282572362" calcext:value-type="float">
            <text:p>-25.7679282572</text:p>
          </table:table-cell>
          <table:table-cell/>
          <table:table-cell table:formula="of:=[.$Q$5]/(IMABS(IMSUM([.K45];[.$Q$6])))" office:value-type="float" office:value="0.512040335590888" calcext:value-type="float">
            <text:p>0.5120403356</text:p>
          </table:table-cell>
          <table:table-cell table:formula="of:=[.P45]*[.P45]*[.M45]" office:value-type="float" office:value="4.3598050877773" calcext:value-type="float">
            <text:p>4.3598050878</text:p>
          </table:table-cell>
          <table:table-cell table:formula="of:=SQRT([.Q45]/[.$B$5])" office:value-type="float" office:value="3.8121757076405" calcext:value-type="float">
            <text:p>3.8121757076</text:p>
          </table:table-cell>
          <table:table-cell/>
          <table:table-cell table:formula="of:=IMABS(IMDIV(IMSUB([.K45];50);IMSUM([.K45];50)))" office:value-type="float" office:value="0.590190091277888" calcext:value-type="float">
            <text:p>0.5901900913</text:p>
          </table:table-cell>
          <table:table-cell table:formula="of:=(1+[.T45])/(1-[.T45])" office:value-type="float" office:value="3.88031147474324" calcext:value-type="float">
            <text:p>3.8803114747</text:p>
          </table:table-cell>
        </table:table-row>
        <table:table-row table:style-name="ro2">
          <table:table-cell table:formula="of:=[.A45]+1" office:value-type="float" office:value="8" calcext:value-type="float">
            <text:p>8</text:p>
          </table:table-cell>
          <table:table-cell table:formula="of:=[.$D$8]+[.$D$15]*[.A46]" office:value-type="float" office:value="7008000" calcext:value-type="float">
            <text:p>7008000</text:p>
          </table:table-cell>
          <table:table-cell table:formula="of:=COMPLEX(0;[.B46]*2*PI())" office:value-type="string" office:string-value="44032562.6327145i" calcext:value-type="string">
            <text:p>44032562.6327145i</text:p>
          </table:table-cell>
          <table:table-cell table:formula="of:=IMPRODUCT([.C46];[.$D$6])" office:value-type="string" office:string-value="220.162813163572i" calcext:value-type="string">
            <text:p>220.162813163572i</text:p>
          </table:table-cell>
          <table:table-cell table:formula="of:=IMDIV(1;IMPRODUCT([.C46];[.$D$12]))" office:value-type="string" office:string-value="-219.660445242437i" calcext:value-type="string">
            <text:p>-219.660445242437i</text:p>
          </table:table-cell>
          <table:table-cell table:formula="of:=IMSUM([.D46];[.E46];[.$B$5])" office:value-type="string" office:string-value="0.3+0.502367921135004i" calcext:value-type="string">
            <text:p>0.3+0.502367921135004i</text:p>
          </table:table-cell>
          <table:table-cell table:formula="of:=IMPRODUCT([.C46];[.$D$7])" office:value-type="string" office:string-value="44.0325626327145i" calcext:value-type="string">
            <text:p>44.0325626327145i</text:p>
          </table:table-cell>
          <table:table-cell table:formula="of:=IMDIV(1;IMPRODUCT([.C46];[.$D$14]))" office:value-type="string" office:string-value="-45.420931247687i" calcext:value-type="string">
            <text:p>-45.420931247687i</text:p>
          </table:table-cell>
          <table:table-cell table:formula="of:=IMPRODUCT([.C46];[.$D$10])" office:value-type="string" office:string-value="3.96293063694431i" calcext:value-type="string">
            <text:p>3.96293063694431i</text:p>
          </table:table-cell>
          <table:table-cell table:formula="of:=IMDIV(IMPRODUCT([.I46];[.I46];-1);[.F46])" office:value-type="string" office:string-value="13.76112748827-23.0438300291865i" calcext:value-type="string">
            <text:p>13.76112748827-23.0438300291865i</text:p>
          </table:table-cell>
          <table:table-cell table:formula="of:=IMSUM([.G46];[.H46];[.J46])" office:value-type="string" office:string-value="13.76112748827-24.432198644159i" calcext:value-type="string">
            <text:p>13.76112748827-24.432198644159i</text:p>
          </table:table-cell>
          <table:table-cell table:formula="of:=[.A46]*[.$D$15]/1000" office:value-type="float" office:value="8" calcext:value-type="float">
            <text:p>8</text:p>
          </table:table-cell>
          <table:table-cell table:formula="of:=IMREAL([.K46])" office:value-type="float" office:value="13.76112748827" calcext:value-type="float">
            <text:p>13.7611274883</text:p>
          </table:table-cell>
          <table:table-cell table:formula="of:=IMAGINARY([.K46])" office:value-type="float" office:value="-24.432198644159" calcext:value-type="float">
            <text:p>-24.4321986442</text:p>
          </table:table-cell>
          <table:table-cell/>
          <table:table-cell table:formula="of:=[.$Q$5]/(IMABS(IMSUM([.K46];[.$Q$6])))" office:value-type="float" office:value="0.556720544244361" calcext:value-type="float">
            <text:p>0.5567205442</text:p>
          </table:table-cell>
          <table:table-cell table:formula="of:=[.P46]*[.P46]*[.M46]" office:value-type="float" office:value="4.26509308911401" calcext:value-type="float">
            <text:p>4.2650930891</text:p>
          </table:table-cell>
          <table:table-cell table:formula="of:=SQRT([.Q46]/[.$B$5])" office:value-type="float" office:value="3.77054067259768" calcext:value-type="float">
            <text:p>3.7705406726</text:p>
          </table:table-cell>
          <table:table-cell/>
          <table:table-cell table:formula="of:=IMABS(IMDIV(IMSUB([.K46];50);IMSUM([.K46];50)))" office:value-type="float" office:value="0.640077670356547" calcext:value-type="float">
            <text:p>0.6400776704</text:p>
          </table:table-cell>
          <table:table-cell table:formula="of:=(1+[.T46])/(1-[.T46])" office:value-type="float" office:value="4.55675443082747" calcext:value-type="float">
            <text:p>4.5567544308</text:p>
          </table:table-cell>
        </table:table-row>
        <table:table-row table:style-name="ro2">
          <table:table-cell table:formula="of:=[.A46]+1" office:value-type="float" office:value="9" calcext:value-type="float">
            <text:p>9</text:p>
          </table:table-cell>
          <table:table-cell table:formula="of:=[.$D$8]+[.$D$15]*[.A47]" office:value-type="float" office:value="7009000" calcext:value-type="float">
            <text:p>7009000</text:p>
          </table:table-cell>
          <table:table-cell table:formula="of:=COMPLEX(0;[.B47]*2*PI())" office:value-type="string" office:string-value="44038845.8180217i" calcext:value-type="string">
            <text:p>44038845.8180217i</text:p>
          </table:table-cell>
          <table:table-cell table:formula="of:=IMPRODUCT([.C47];[.$D$6])" office:value-type="string" office:string-value="220.194229090108i" calcext:value-type="string">
            <text:p>220.194229090108i</text:p>
          </table:table-cell>
          <table:table-cell table:formula="of:=IMDIV(1;IMPRODUCT([.C47];[.$D$12]))" office:value-type="string" office:string-value="-219.62910547282i" calcext:value-type="string">
            <text:p>-219.62910547282i</text:p>
          </table:table-cell>
          <table:table-cell table:formula="of:=IMSUM([.D47];[.E47];[.$B$5])" office:value-type="string" office:string-value="0.3+0.565123617288009i" calcext:value-type="string">
            <text:p>0.3+0.565123617288009i</text:p>
          </table:table-cell>
          <table:table-cell table:formula="of:=IMPRODUCT([.C47];[.$D$7])" office:value-type="string" office:string-value="44.0388458180217i" calcext:value-type="string">
            <text:p>44.0388458180217i</text:p>
          </table:table-cell>
          <table:table-cell table:formula="of:=IMDIV(1;IMPRODUCT([.C47];[.$D$14]))" office:value-type="string" office:string-value="-45.4144508751306i" calcext:value-type="string">
            <text:p>-45.4144508751306i</text:p>
          </table:table-cell>
          <table:table-cell table:formula="of:=IMPRODUCT([.C47];[.$D$10])" office:value-type="string" office:string-value="3.96349612362195i" calcext:value-type="string">
            <text:p>3.96349612362195i</text:p>
          </table:table-cell>
          <table:table-cell table:formula="of:=IMDIV(IMPRODUCT([.I47];[.I47];-1);[.F47])" office:value-type="string" office:string-value="11.5124494714931-21.6865236305853i" calcext:value-type="string">
            <text:p>11.5124494714931-21.6865236305853i</text:p>
          </table:table-cell>
          <table:table-cell table:formula="of:=IMSUM([.G47];[.H47];[.J47])" office:value-type="string" office:string-value="11.5124494714931-23.0621286876942i" calcext:value-type="string">
            <text:p>11.5124494714931-23.0621286876942i</text:p>
          </table:table-cell>
          <table:table-cell table:formula="of:=[.A47]*[.$D$15]/1000" office:value-type="float" office:value="9" calcext:value-type="float">
            <text:p>9</text:p>
          </table:table-cell>
          <table:table-cell table:formula="of:=IMREAL([.K47])" office:value-type="float" office:value="11.5124494714931" calcext:value-type="float">
            <text:p>11.5124494715</text:p>
          </table:table-cell>
          <table:table-cell table:formula="of:=IMAGINARY([.K47])" office:value-type="float" office:value="-23.0621286876942" calcext:value-type="float">
            <text:p>-23.0621286877</text:p>
          </table:table-cell>
          <table:table-cell/>
          <table:table-cell table:formula="of:=[.$Q$5]/(IMABS(IMSUM([.K47];[.$Q$6])))" office:value-type="float" office:value="0.601612296986226" calcext:value-type="float">
            <text:p>0.601612297</text:p>
          </table:table-cell>
          <table:table-cell table:formula="of:=[.P47]*[.P47]*[.M47]" office:value-type="float" office:value="4.16678552147237" calcext:value-type="float">
            <text:p>4.1667855215</text:p>
          </table:table-cell>
          <table:table-cell table:formula="of:=SQRT([.Q47]/[.$B$5])" office:value-type="float" office:value="3.7268331156056" calcext:value-type="float">
            <text:p>3.7268331156</text:p>
          </table:table-cell>
          <table:table-cell/>
          <table:table-cell table:formula="of:=IMABS(IMDIV(IMSUB([.K47];50);IMSUM([.K47];50)))" office:value-type="float" office:value="0.682992067259483" calcext:value-type="float">
            <text:p>0.6829920673</text:p>
          </table:table-cell>
          <table:table-cell table:formula="of:=(1+[.T47])/(1-[.T47])" office:value-type="float" office:value="5.30899038617142" calcext:value-type="float">
            <text:p>5.3089903862</text:p>
          </table:table-cell>
        </table:table-row>
        <table:table-row table:style-name="ro2">
          <table:table-cell table:formula="of:=[.A47]+1" office:value-type="float" office:value="10" calcext:value-type="float">
            <text:p>10</text:p>
          </table:table-cell>
          <table:table-cell table:formula="of:=[.$D$8]+[.$D$15]*[.A48]" office:value-type="float" office:value="7010000" calcext:value-type="float">
            <text:p>7010000</text:p>
          </table:table-cell>
          <table:table-cell table:formula="of:=COMPLEX(0;[.B48]*2*PI())" office:value-type="string" office:string-value="44045129.0033289i" calcext:value-type="string">
            <text:p>44045129.0033289i</text:p>
          </table:table-cell>
          <table:table-cell table:formula="of:=IMPRODUCT([.C48];[.$D$6])" office:value-type="string" office:string-value="220.225645016644i" calcext:value-type="string">
            <text:p>220.225645016644i</text:p>
          </table:table-cell>
          <table:table-cell table:formula="of:=IMDIV(1;IMPRODUCT([.C48];[.$D$12]))" office:value-type="string" office:string-value="-219.59777464465i" calcext:value-type="string">
            <text:p>-219.59777464465i</text:p>
          </table:table-cell>
          <table:table-cell table:formula="of:=IMSUM([.D48];[.E48];[.$B$5])" office:value-type="string" office:string-value="0.3+0.627870371993993i" calcext:value-type="string">
            <text:p>0.3+0.627870371993993i</text:p>
          </table:table-cell>
          <table:table-cell table:formula="of:=IMPRODUCT([.C48];[.$D$7])" office:value-type="string" office:string-value="44.0451290033289i" calcext:value-type="string">
            <text:p>44.0451290033289i</text:p>
          </table:table-cell>
          <table:table-cell table:formula="of:=IMDIV(1;IMPRODUCT([.C48];[.$D$14]))" office:value-type="string" office:string-value="-45.4079723514679i" calcext:value-type="string">
            <text:p>-45.4079723514679i</text:p>
          </table:table-cell>
          <table:table-cell table:formula="of:=IMPRODUCT([.C48];[.$D$10])" office:value-type="string" office:string-value="3.9640616102996i" calcext:value-type="string">
            <text:p>3.9640616102996i</text:p>
          </table:table-cell>
          <table:table-cell table:formula="of:=IMDIV(IMPRODUCT([.I48];[.I48];-1);[.F48])" office:value-type="string" office:string-value="9.73549959370212-20.3754391714837i" calcext:value-type="string">
            <text:p>9.73549959370212-20.3754391714837i</text:p>
          </table:table-cell>
          <table:table-cell table:formula="of:=IMSUM([.G48];[.H48];[.J48])" office:value-type="string" office:string-value="9.73549959370212-21.7382825196227i" calcext:value-type="string">
            <text:p>9.73549959370212-21.7382825196227i</text:p>
          </table:table-cell>
          <table:table-cell table:formula="of:=[.A48]*[.$D$15]/1000" office:value-type="float" office:value="10" calcext:value-type="float">
            <text:p>10</text:p>
          </table:table-cell>
          <table:table-cell table:formula="of:=IMREAL([.K48])" office:value-type="float" office:value="9.73549959370212" calcext:value-type="float">
            <text:p>9.7354995937</text:p>
          </table:table-cell>
          <table:table-cell table:formula="of:=IMAGINARY([.K48])" office:value-type="float" office:value="-21.7382825196227" calcext:value-type="float">
            <text:p>-21.7382825196</text:p>
          </table:table-cell>
          <table:table-cell/>
          <table:table-cell table:formula="of:=[.$Q$5]/(IMABS(IMSUM([.K48];[.$Q$6])))" office:value-type="float" office:value="0.646229557454726" calcext:value-type="float">
            <text:p>0.6462295575</text:p>
          </table:table-cell>
          <table:table-cell table:formula="of:=[.P48]*[.P48]*[.M48]" office:value-type="float" office:value="4.06566769608069" calcext:value-type="float">
            <text:p>4.0656676961</text:p>
          </table:table-cell>
          <table:table-cell table:formula="of:=SQRT([.Q48]/[.$B$5])" office:value-type="float" office:value="3.68133476521795" calcext:value-type="float">
            <text:p>3.6813347652</text:p>
          </table:table-cell>
          <table:table-cell/>
          <table:table-cell table:formula="of:=IMABS(IMDIV(IMSUB([.K48];50);IMSUM([.K48];50)))" office:value-type="float" office:value="0.719826278058763" calcext:value-type="float">
            <text:p>0.7198262781</text:p>
          </table:table-cell>
          <table:table-cell table:formula="of:=(1+[.T48])/(1-[.T48])" office:value-type="float" office:value="6.13842820855082" calcext:value-type="float">
            <text:p>6.1384282086</text:p>
          </table:table-cell>
        </table:table-row>
        <table:table-row table:style-name="ro2">
          <table:table-cell table:formula="of:=[.A48]+1" office:value-type="float" office:value="11" calcext:value-type="float">
            <text:p>11</text:p>
          </table:table-cell>
          <table:table-cell table:formula="of:=[.$D$8]+[.$D$15]*[.A49]" office:value-type="float" office:value="7011000" calcext:value-type="float">
            <text:p>7011000</text:p>
          </table:table-cell>
          <table:table-cell table:formula="of:=COMPLEX(0;[.B49]*2*PI())" office:value-type="string" office:string-value="44051412.1886361i" calcext:value-type="string">
            <text:p>44051412.1886361i</text:p>
          </table:table-cell>
          <table:table-cell table:formula="of:=IMPRODUCT([.C49];[.$D$6])" office:value-type="string" office:string-value="220.25706094318i" calcext:value-type="string">
            <text:p>220.25706094318i</text:p>
          </table:table-cell>
          <table:table-cell table:formula="of:=IMDIV(1;IMPRODUCT([.C49];[.$D$12]))" office:value-type="string" office:string-value="-219.5664527541i" calcext:value-type="string">
            <text:p>-219.5664527541i</text:p>
          </table:table-cell>
          <table:table-cell table:formula="of:=IMSUM([.D49];[.E49];[.$B$5])" office:value-type="string" office:string-value="0.3+0.690608189079995i" calcext:value-type="string">
            <text:p>0.3+0.690608189079995i</text:p>
          </table:table-cell>
          <table:table-cell table:formula="of:=IMPRODUCT([.C49];[.$D$7])" office:value-type="string" office:string-value="44.0514121886361i" calcext:value-type="string">
            <text:p>44.0514121886361i</text:p>
          </table:table-cell>
          <table:table-cell table:formula="of:=IMDIV(1;IMPRODUCT([.C49];[.$D$14]))" office:value-type="string" office:string-value="-45.4014956759078i" calcext:value-type="string">
            <text:p>-45.4014956759078i</text:p>
          </table:table-cell>
          <table:table-cell table:formula="of:=IMPRODUCT([.C49];[.$D$10])" office:value-type="string" office:string-value="3.96462709697725i" calcext:value-type="string">
            <text:p>3.96462709697725i</text:p>
          </table:table-cell>
          <table:table-cell table:formula="of:=IMDIV(IMPRODUCT([.I49];[.I49];-1);[.F49])" office:value-type="string" office:string-value="8.31742890485934-19.1469483792884i" calcext:value-type="string">
            <text:p>8.31742890485934-19.1469483792884i</text:p>
          </table:table-cell>
          <table:table-cell table:formula="of:=IMSUM([.G49];[.H49];[.J49])" office:value-type="string" office:string-value="8.31742890485934-20.4970318665601i" calcext:value-type="string">
            <text:p>8.31742890485934-20.4970318665601i</text:p>
          </table:table-cell>
          <table:table-cell table:formula="of:=[.A49]*[.$D$15]/1000" office:value-type="float" office:value="11" calcext:value-type="float">
            <text:p>11</text:p>
          </table:table-cell>
          <table:table-cell table:formula="of:=IMREAL([.K49])" office:value-type="float" office:value="8.31742890485934" calcext:value-type="float">
            <text:p>8.3174289049</text:p>
          </table:table-cell>
          <table:table-cell table:formula="of:=IMAGINARY([.K49])" office:value-type="float" office:value="-20.4970318665601" calcext:value-type="float">
            <text:p>-20.4970318666</text:p>
          </table:table-cell>
          <table:table-cell/>
          <table:table-cell table:formula="of:=[.$Q$5]/(IMABS(IMSUM([.K49];[.$Q$6])))" office:value-type="float" office:value="0.690222375857677" calcext:value-type="float">
            <text:p>0.6902223759</text:p>
          </table:table-cell>
          <table:table-cell table:formula="of:=[.P49]*[.P49]*[.M49]" office:value-type="float" office:value="3.9624807545421" calcext:value-type="float">
            <text:p>3.9624807545</text:p>
          </table:table-cell>
          <table:table-cell table:formula="of:=SQRT([.Q49]/[.$B$5])" office:value-type="float" office:value="3.6343182554376" calcext:value-type="float">
            <text:p>3.6343182554</text:p>
          </table:table-cell>
          <table:table-cell/>
          <table:table-cell table:formula="of:=IMABS(IMDIV(IMSUB([.K49];50);IMSUM([.K49];50)))" office:value-type="float" office:value="0.751433480912184" calcext:value-type="float">
            <text:p>0.7514334809</text:p>
          </table:table-cell>
          <table:table-cell table:formula="of:=(1+[.T49])/(1-[.T49])" office:value-type="float" office:value="7.04613592908473" calcext:value-type="float">
            <text:p>7.0461359291</text:p>
          </table:table-cell>
        </table:table-row>
        <table:table-row table:style-name="ro2">
          <table:table-cell table:formula="of:=[.A49]+1" office:value-type="float" office:value="12" calcext:value-type="float">
            <text:p>12</text:p>
          </table:table-cell>
          <table:table-cell table:formula="of:=[.$D$8]+[.$D$15]*[.A50]" office:value-type="float" office:value="7012000" calcext:value-type="float">
            <text:p>7012000</text:p>
          </table:table-cell>
          <table:table-cell table:formula="of:=COMPLEX(0;[.B50]*2*PI())" office:value-type="string" office:string-value="44057695.3739433i" calcext:value-type="string">
            <text:p>44057695.3739433i</text:p>
          </table:table-cell>
          <table:table-cell table:formula="of:=IMPRODUCT([.C50];[.$D$6])" office:value-type="string" office:string-value="220.288476869716i" calcext:value-type="string">
            <text:p>220.288476869716i</text:p>
          </table:table-cell>
          <table:table-cell table:formula="of:=IMDIV(1;IMPRODUCT([.C50];[.$D$12]))" office:value-type="string" office:string-value="-219.535139797347i" calcext:value-type="string">
            <text:p>-219.535139797347i</text:p>
          </table:table-cell>
          <table:table-cell table:formula="of:=IMSUM([.D50];[.E50];[.$B$5])" office:value-type="string" office:string-value="0.3+0.753337072368993i" calcext:value-type="string">
            <text:p>0.3+0.753337072368993i</text:p>
          </table:table-cell>
          <table:table-cell table:formula="of:=IMPRODUCT([.C50];[.$D$7])" office:value-type="string" office:string-value="44.0576953739433i" calcext:value-type="string">
            <text:p>44.0576953739433i</text:p>
          </table:table-cell>
          <table:table-cell table:formula="of:=IMDIV(1;IMPRODUCT([.C50];[.$D$14]))" office:value-type="string" office:string-value="-45.3950208476597i" calcext:value-type="string">
            <text:p>-45.3950208476597i</text:p>
          </table:table-cell>
          <table:table-cell table:formula="of:=IMPRODUCT([.C50];[.$D$10])" office:value-type="string" office:string-value="3.9651925836549i" calcext:value-type="string">
            <text:p>3.9651925836549i</text:p>
          </table:table-cell>
          <table:table-cell table:formula="of:=IMDIV(IMPRODUCT([.I50];[.I50];-1);[.F50])" office:value-type="string" office:string-value="7.17369664930992-18.014038772848i" calcext:value-type="string">
            <text:p>7.17369664930992-18.014038772848i</text:p>
          </table:table-cell>
          <table:table-cell table:formula="of:=IMSUM([.G50];[.H50];[.J50])" office:value-type="string" office:string-value="7.17369664930992-19.3513642465644i" calcext:value-type="string">
            <text:p>7.17369664930992-19.3513642465644i</text:p>
          </table:table-cell>
          <table:table-cell table:formula="of:=[.A50]*[.$D$15]/1000" office:value-type="float" office:value="12" calcext:value-type="float">
            <text:p>12</text:p>
          </table:table-cell>
          <table:table-cell table:formula="of:=IMREAL([.K50])" office:value-type="float" office:value="7.17369664930992" calcext:value-type="float">
            <text:p>7.1736966493</text:p>
          </table:table-cell>
          <table:table-cell table:formula="of:=IMAGINARY([.K50])" office:value-type="float" office:value="-19.3513642465644" calcext:value-type="float">
            <text:p>-19.3513642466</text:p>
          </table:table-cell>
          <table:table-cell/>
          <table:table-cell table:formula="of:=[.$Q$5]/(IMABS(IMSUM([.K50];[.$Q$6])))" office:value-type="float" office:value="0.73333899305053" calcext:value-type="float">
            <text:p>0.7333389931</text:p>
          </table:table-cell>
          <table:table-cell table:formula="of:=[.P50]*[.P50]*[.M50]" office:value-type="float" office:value="3.8579141910192" calcext:value-type="float">
            <text:p>3.857914191</text:p>
          </table:table-cell>
          <table:table-cell table:formula="of:=SQRT([.Q50]/[.$B$5])" office:value-type="float" office:value="3.58604433464841" calcext:value-type="float">
            <text:p>3.5860443346</text:p>
          </table:table-cell>
          <table:table-cell/>
          <table:table-cell table:formula="of:=IMABS(IMDIV(IMSUB([.K50];50);IMSUM([.K50];50)))" office:value-type="float" office:value="0.778587571343019" calcext:value-type="float">
            <text:p>0.7785875713</text:p>
          </table:table-cell>
          <table:table-cell table:formula="of:=(1+[.T50])/(1-[.T50])" office:value-type="float" office:value="8.03291658978397" calcext:value-type="float">
            <text:p>8.0329165898</text:p>
          </table:table-cell>
        </table:table-row>
        <table:table-row table:style-name="ro2">
          <table:table-cell table:formula="of:=[.A50]+1" office:value-type="float" office:value="13" calcext:value-type="float">
            <text:p>13</text:p>
          </table:table-cell>
          <table:table-cell table:formula="of:=[.$D$8]+[.$D$15]*[.A51]" office:value-type="float" office:value="7013000" calcext:value-type="float">
            <text:p>7013000</text:p>
          </table:table-cell>
          <table:table-cell table:formula="of:=COMPLEX(0;[.B51]*2*PI())" office:value-type="string" office:string-value="44063978.5592504i" calcext:value-type="string">
            <text:p>44063978.5592504i</text:p>
          </table:table-cell>
          <table:table-cell table:formula="of:=IMPRODUCT([.C51];[.$D$6])" office:value-type="string" office:string-value="220.319892796252i" calcext:value-type="string">
            <text:p>220.319892796252i</text:p>
          </table:table-cell>
          <table:table-cell table:formula="of:=IMDIV(1;IMPRODUCT([.C51];[.$D$12]))" office:value-type="string" office:string-value="-219.503835770569i" calcext:value-type="string">
            <text:p>-219.503835770569i</text:p>
          </table:table-cell>
          <table:table-cell table:formula="of:=IMSUM([.D51];[.E51];[.$B$5])" office:value-type="string" office:string-value="0.3+0.816057025682994i" calcext:value-type="string">
            <text:p>0.3+0.816057025682994i</text:p>
          </table:table-cell>
          <table:table-cell table:formula="of:=IMPRODUCT([.C51];[.$D$7])" office:value-type="string" office:string-value="44.0639785592504i" calcext:value-type="string">
            <text:p>44.0639785592504i</text:p>
          </table:table-cell>
          <table:table-cell table:formula="of:=IMDIV(1;IMPRODUCT([.C51];[.$D$14]))" office:value-type="string" office:string-value="-45.3885478659334i" calcext:value-type="string">
            <text:p>-45.3885478659334i</text:p>
          </table:table-cell>
          <table:table-cell table:formula="of:=IMPRODUCT([.C51];[.$D$10])" office:value-type="string" office:string-value="3.96575807033254i" calcext:value-type="string">
            <text:p>3.96575807033254i</text:p>
          </table:table-cell>
          <table:table-cell table:formula="of:=IMDIV(IMPRODUCT([.I51];[.I51];-1);[.F51])" office:value-type="string" office:string-value="6.24138756718629-16.9777605807095i" calcext:value-type="string">
            <text:p>6.24138756718629-16.9777605807095i</text:p>
          </table:table-cell>
          <table:table-cell table:formula="of:=IMSUM([.G51];[.H51];[.J51])" office:value-type="string" office:string-value="6.24138756718629-18.3023298873925i" calcext:value-type="string">
            <text:p>6.24138756718629-18.3023298873925i</text:p>
          </table:table-cell>
          <table:table-cell table:formula="of:=[.A51]*[.$D$15]/1000" office:value-type="float" office:value="13" calcext:value-type="float">
            <text:p>13</text:p>
          </table:table-cell>
          <table:table-cell table:formula="of:=IMREAL([.K51])" office:value-type="float" office:value="6.24138756718629" calcext:value-type="float">
            <text:p>6.2413875672</text:p>
          </table:table-cell>
          <table:table-cell table:formula="of:=IMAGINARY([.K51])" office:value-type="float" office:value="-18.3023298873925" calcext:value-type="float">
            <text:p>-18.3023298874</text:p>
          </table:table-cell>
          <table:table-cell/>
          <table:table-cell table:formula="of:=[.$Q$5]/(IMABS(IMSUM([.K51];[.$Q$6])))" office:value-type="float" office:value="0.775399656350498" calcext:value-type="float">
            <text:p>0.7753996564</text:p>
          </table:table-cell>
          <table:table-cell table:formula="of:=[.P51]*[.P51]*[.M51]" office:value-type="float" office:value="3.75260074022271" calcext:value-type="float">
            <text:p>3.7526007402</text:p>
          </table:table-cell>
          <table:table-cell table:formula="of:=SQRT([.Q51]/[.$B$5])" office:value-type="float" office:value="3.53675969413752" calcext:value-type="float">
            <text:p>3.5367596941</text:p>
          </table:table-cell>
          <table:table-cell/>
          <table:table-cell table:formula="of:=IMABS(IMDIV(IMSUB([.K51];50);IMSUM([.K51];50)))" office:value-type="float" office:value="0.801967829371261" calcext:value-type="float">
            <text:p>0.8019678294</text:p>
          </table:table-cell>
          <table:table-cell table:formula="of:=(1+[.T51])/(1-[.T51])" office:value-type="float" office:value="9.09936917648348" calcext:value-type="float">
            <text:p>9.0993691765</text:p>
          </table:table-cell>
        </table:table-row>
        <table:table-row table:style-name="ro2">
          <table:table-cell table:formula="of:=[.A51]+1" office:value-type="float" office:value="14" calcext:value-type="float">
            <text:p>14</text:p>
          </table:table-cell>
          <table:table-cell table:formula="of:=[.$D$8]+[.$D$15]*[.A52]" office:value-type="float" office:value="7014000" calcext:value-type="float">
            <text:p>7014000</text:p>
          </table:table-cell>
          <table:table-cell table:formula="of:=COMPLEX(0;[.B52]*2*PI())" office:value-type="string" office:string-value="44070261.7445576i" calcext:value-type="string">
            <text:p>44070261.7445576i</text:p>
          </table:table-cell>
          <table:table-cell table:formula="of:=IMPRODUCT([.C52];[.$D$6])" office:value-type="string" office:string-value="220.351308722788i" calcext:value-type="string">
            <text:p>220.351308722788i</text:p>
          </table:table-cell>
          <table:table-cell table:formula="of:=IMDIV(1;IMPRODUCT([.C52];[.$D$12]))" office:value-type="string" office:string-value="-219.472540669946i" calcext:value-type="string">
            <text:p>-219.472540669946i</text:p>
          </table:table-cell>
          <table:table-cell table:formula="of:=IMSUM([.D52];[.E52];[.$B$5])" office:value-type="string" office:string-value="0.3+0.878768052841991i" calcext:value-type="string">
            <text:p>0.3+0.878768052841991i</text:p>
          </table:table-cell>
          <table:table-cell table:formula="of:=IMPRODUCT([.C52];[.$D$7])" office:value-type="string" office:string-value="44.0702617445576i" calcext:value-type="string">
            <text:p>44.0702617445576i</text:p>
          </table:table-cell>
          <table:table-cell table:formula="of:=IMDIV(1;IMPRODUCT([.C52];[.$D$14]))" office:value-type="string" office:string-value="-45.3820767299388i" calcext:value-type="string">
            <text:p>-45.3820767299388i</text:p>
          </table:table-cell>
          <table:table-cell table:formula="of:=IMPRODUCT([.C52];[.$D$10])" office:value-type="string" office:string-value="3.96632355701018i" calcext:value-type="string">
            <text:p>3.96632355701018i</text:p>
          </table:table-cell>
          <table:table-cell table:formula="of:=IMDIV(IMPRODUCT([.I52];[.I52];-1);[.F52])" office:value-type="string" office:string-value="5.47359608889627-16.0334045902764i" calcext:value-type="string">
            <text:p>5.47359608889627-16.0334045902764i</text:p>
          </table:table-cell>
          <table:table-cell table:formula="of:=IMSUM([.G52];[.H52];[.J52])" office:value-type="string" office:string-value="5.47359608889627-17.3452195756576i" calcext:value-type="string">
            <text:p>5.47359608889627-17.3452195756576i</text:p>
          </table:table-cell>
          <table:table-cell table:formula="of:=[.A52]*[.$D$15]/1000" office:value-type="float" office:value="14" calcext:value-type="float">
            <text:p>14</text:p>
          </table:table-cell>
          <table:table-cell table:formula="of:=IMREAL([.K52])" office:value-type="float" office:value="5.47359608889627" calcext:value-type="float">
            <text:p>5.4735960889</text:p>
          </table:table-cell>
          <table:table-cell table:formula="of:=IMAGINARY([.K52])" office:value-type="float" office:value="-17.3452195756576" calcext:value-type="float">
            <text:p>-17.3452195757</text:p>
          </table:table-cell>
          <table:table-cell/>
          <table:table-cell table:formula="of:=[.$Q$5]/(IMABS(IMSUM([.K52];[.$Q$6])))" office:value-type="float" office:value="0.816278317597141" calcext:value-type="float">
            <text:p>0.8162783176</text:p>
          </table:table-cell>
          <table:table-cell table:formula="of:=[.P52]*[.P52]*[.M52]" office:value-type="float" office:value="3.64711340707407" calcext:value-type="float">
            <text:p>3.6471134071</text:p>
          </table:table-cell>
          <table:table-cell table:formula="of:=SQRT([.Q52]/[.$B$5])" office:value-type="float" office:value="3.48669538248567" calcext:value-type="float">
            <text:p>3.4866953825</text:p>
          </table:table-cell>
          <table:table-cell/>
          <table:table-cell table:formula="of:=IMABS(IMDIV(IMSUB([.K52];50);IMSUM([.K52];50)))" office:value-type="float" office:value="0.822157982219385" calcext:value-type="float">
            <text:p>0.8221579822</text:p>
          </table:table-cell>
          <table:table-cell table:formula="of:=(1+[.T52])/(1-[.T52])" office:value-type="float" office:value="10.2459362807455" calcext:value-type="float">
            <text:p>10.2459362807</text:p>
          </table:table-cell>
        </table:table-row>
        <table:table-row table:style-name="ro2">
          <table:table-cell table:formula="of:=[.A52]+1" office:value-type="float" office:value="15" calcext:value-type="float">
            <text:p>15</text:p>
          </table:table-cell>
          <table:table-cell table:formula="of:=[.$D$8]+[.$D$15]*[.A53]" office:value-type="float" office:value="7015000" calcext:value-type="float">
            <text:p>7015000</text:p>
          </table:table-cell>
          <table:table-cell table:formula="of:=COMPLEX(0;[.B53]*2*PI())" office:value-type="string" office:string-value="44076544.9298648i" calcext:value-type="string">
            <text:p>44076544.9298648i</text:p>
          </table:table-cell>
          <table:table-cell table:formula="of:=IMPRODUCT([.C53];[.$D$6])" office:value-type="string" office:string-value="220.382724649324i" calcext:value-type="string">
            <text:p>220.382724649324i</text:p>
          </table:table-cell>
          <table:table-cell table:formula="of:=IMDIV(1;IMPRODUCT([.C53];[.$D$12]))" office:value-type="string" office:string-value="-219.44125449166i" calcext:value-type="string">
            <text:p>-219.44125449166i</text:p>
          </table:table-cell>
          <table:table-cell table:formula="of:=IMSUM([.D53];[.E53];[.$B$5])" office:value-type="string" office:string-value="0.3+0.941470157663986i" calcext:value-type="string">
            <text:p>0.3+0.941470157663986i</text:p>
          </table:table-cell>
          <table:table-cell table:formula="of:=IMPRODUCT([.C53];[.$D$7])" office:value-type="string" office:string-value="44.0765449298648i" calcext:value-type="string">
            <text:p>44.0765449298648i</text:p>
          </table:table-cell>
          <table:table-cell table:formula="of:=IMDIV(1;IMPRODUCT([.C53];[.$D$14]))" office:value-type="string" office:string-value="-45.3756074388868i" calcext:value-type="string">
            <text:p>-45.3756074388868i</text:p>
          </table:table-cell>
          <table:table-cell table:formula="of:=IMPRODUCT([.C53];[.$D$10])" office:value-type="string" office:string-value="3.96688904368783i" calcext:value-type="string">
            <text:p>3.96688904368783i</text:p>
          </table:table-cell>
          <table:table-cell table:formula="of:=IMDIV(IMPRODUCT([.I53];[.I53];-1);[.F53])" office:value-type="string" office:string-value="4.83513592868289-15.1737872836796i" calcext:value-type="string">
            <text:p>4.83513592868289-15.1737872836796i</text:p>
          </table:table-cell>
          <table:table-cell table:formula="of:=IMSUM([.G53];[.H53];[.J53])" office:value-type="string" office:string-value="4.83513592868289-16.4728497927016i" calcext:value-type="string">
            <text:p>4.83513592868289-16.4728497927016i</text:p>
          </table:table-cell>
          <table:table-cell table:formula="of:=[.A53]*[.$D$15]/1000" office:value-type="float" office:value="15" calcext:value-type="float">
            <text:p>15</text:p>
          </table:table-cell>
          <table:table-cell table:formula="of:=IMREAL([.K53])" office:value-type="float" office:value="4.83513592868289" calcext:value-type="float">
            <text:p>4.8351359287</text:p>
          </table:table-cell>
          <table:table-cell table:formula="of:=IMAGINARY([.K53])" office:value-type="float" office:value="-16.4728497927016" calcext:value-type="float">
            <text:p>-16.4728497927</text:p>
          </table:table-cell>
          <table:table-cell/>
          <table:table-cell table:formula="of:=[.$Q$5]/(IMABS(IMSUM([.K53];[.$Q$6])))" office:value-type="float" office:value="0.855889600962109" calcext:value-type="float">
            <text:p>0.855889601</text:p>
          </table:table-cell>
          <table:table-cell table:formula="of:=[.P53]*[.P53]*[.M53]" office:value-type="float" office:value="3.5419643628347" calcext:value-type="float">
            <text:p>3.5419643628</text:p>
          </table:table-cell>
          <table:table-cell table:formula="of:=SQRT([.Q53]/[.$B$5])" office:value-type="float" office:value="3.4360657554994" calcext:value-type="float">
            <text:p>3.4360657555</text:p>
          </table:table-cell>
          <table:table-cell/>
          <table:table-cell table:formula="of:=IMABS(IMDIV(IMSUB([.K53];50);IMSUM([.K53];50)))" office:value-type="float" office:value="0.839652890544085" calcext:value-type="float">
            <text:p>0.8396528905</text:p>
          </table:table-cell>
          <table:table-cell table:formula="of:=(1+[.T53])/(1-[.T53])" office:value-type="float" office:value="11.4729407769578" calcext:value-type="float">
            <text:p>11.472940777</text:p>
          </table:table-cell>
        </table:table-row>
        <table:table-row table:style-name="ro2">
          <table:table-cell table:formula="of:=[.A53]+1" office:value-type="float" office:value="16" calcext:value-type="float">
            <text:p>16</text:p>
          </table:table-cell>
          <table:table-cell table:formula="of:=[.$D$8]+[.$D$15]*[.A54]" office:value-type="float" office:value="7016000" calcext:value-type="float">
            <text:p>7016000</text:p>
          </table:table-cell>
          <table:table-cell table:formula="of:=COMPLEX(0;[.B54]*2*PI())" office:value-type="string" office:string-value="44082828.115172i" calcext:value-type="string">
            <text:p>44082828.115172i</text:p>
          </table:table-cell>
          <table:table-cell table:formula="of:=IMPRODUCT([.C54];[.$D$6])" office:value-type="string" office:string-value="220.41414057586i" calcext:value-type="string">
            <text:p>220.41414057586i</text:p>
          </table:table-cell>
          <table:table-cell table:formula="of:=IMDIV(1;IMPRODUCT([.C54];[.$D$12]))" office:value-type="string" office:string-value="-219.409977231898i" calcext:value-type="string">
            <text:p>-219.409977231898i</text:p>
          </table:table-cell>
          <table:table-cell table:formula="of:=IMSUM([.D54];[.E54];[.$B$5])" office:value-type="string" office:string-value="0.3+1.00416334396198i" calcext:value-type="string">
            <text:p>0.3+1.00416334396198i</text:p>
          </table:table-cell>
          <table:table-cell table:formula="of:=IMPRODUCT([.C54];[.$D$7])" office:value-type="string" office:string-value="44.082828115172i" calcext:value-type="string">
            <text:p>44.082828115172i</text:p>
          </table:table-cell>
          <table:table-cell table:formula="of:=IMDIV(1;IMPRODUCT([.C54];[.$D$14]))" office:value-type="string" office:string-value="-45.3691399919884i" calcext:value-type="string">
            <text:p>-45.3691399919884i</text:p>
          </table:table-cell>
          <table:table-cell table:formula="of:=IMPRODUCT([.C54];[.$D$10])" office:value-type="string" office:string-value="3.96745453036548i" calcext:value-type="string">
            <text:p>3.96745453036548i</text:p>
          </table:table-cell>
          <table:table-cell table:formula="of:=IMDIV(IMPRODUCT([.I54];[.I54];-1);[.F54])" office:value-type="string" office:string-value="4.29938939288021-14.3909640991642i" calcext:value-type="string">
            <text:p>4.29938939288021-14.3909640991642i</text:p>
          </table:table-cell>
          <table:table-cell table:formula="of:=IMSUM([.G54];[.H54];[.J54])" office:value-type="string" office:string-value="4.29938939288021-15.6772759759806i" calcext:value-type="string">
            <text:p>4.29938939288021-15.6772759759806i</text:p>
          </table:table-cell>
          <table:table-cell table:formula="of:=[.A54]*[.$D$15]/1000" office:value-type="float" office:value="16" calcext:value-type="float">
            <text:p>16</text:p>
          </table:table-cell>
          <table:table-cell table:formula="of:=IMREAL([.K54])" office:value-type="float" office:value="4.29938939288021" calcext:value-type="float">
            <text:p>4.2993893929</text:p>
          </table:table-cell>
          <table:table-cell table:formula="of:=IMAGINARY([.K54])" office:value-type="float" office:value="-15.6772759759806" calcext:value-type="float">
            <text:p>-15.677275976</text:p>
          </table:table-cell>
          <table:table-cell/>
          <table:table-cell table:formula="of:=[.$Q$5]/(IMABS(IMSUM([.K54];[.$Q$6])))" office:value-type="float" office:value="0.89417932006411" calcext:value-type="float">
            <text:p>0.8941793201</text:p>
          </table:table-cell>
          <table:table-cell table:formula="of:=[.P54]*[.P54]*[.M54]" office:value-type="float" office:value="3.43760540766326" calcext:value-type="float">
            <text:p>3.4376054077</text:p>
          </table:table-cell>
          <table:table-cell table:formula="of:=SQRT([.Q54]/[.$B$5])" office:value-type="float" office:value="3.38506790067952" calcext:value-type="float">
            <text:p>3.3850679007</text:p>
          </table:table-cell>
          <table:table-cell/>
          <table:table-cell table:formula="of:=IMABS(IMDIV(IMSUB([.K54];50);IMSUM([.K54];50)))" office:value-type="float" office:value="0.854868583398882" calcext:value-type="float">
            <text:p>0.8548685834</text:p>
          </table:table-cell>
          <table:table-cell table:formula="of:=(1+[.T54])/(1-[.T54])" office:value-type="float" office:value="12.7806137832778" calcext:value-type="float">
            <text:p>12.7806137833</text:p>
          </table:table-cell>
        </table:table-row>
        <table:table-row table:style-name="ro2">
          <table:table-cell table:formula="of:=[.A54]+1" office:value-type="float" office:value="17" calcext:value-type="float">
            <text:p>17</text:p>
          </table:table-cell>
          <table:table-cell table:formula="of:=[.$D$8]+[.$D$15]*[.A55]" office:value-type="float" office:value="7017000" calcext:value-type="float">
            <text:p>7017000</text:p>
          </table:table-cell>
          <table:table-cell table:formula="of:=COMPLEX(0;[.B55]*2*PI())" office:value-type="string" office:string-value="44089111.3004792i" calcext:value-type="string">
            <text:p>44089111.3004792i</text:p>
          </table:table-cell>
          <table:table-cell table:formula="of:=IMPRODUCT([.C55];[.$D$6])" office:value-type="string" office:string-value="220.445556502396i" calcext:value-type="string">
            <text:p>220.445556502396i</text:p>
          </table:table-cell>
          <table:table-cell table:formula="of:=IMDIV(1;IMPRODUCT([.C55];[.$D$12]))" office:value-type="string" office:string-value="-219.378708886846i" calcext:value-type="string">
            <text:p>-219.378708886846i</text:p>
          </table:table-cell>
          <table:table-cell table:formula="of:=IMSUM([.D55];[.E55];[.$B$5])" office:value-type="string" office:string-value="0.3+1.06684761554999i" calcext:value-type="string">
            <text:p>0.3+1.06684761554999i</text:p>
          </table:table-cell>
          <table:table-cell table:formula="of:=IMPRODUCT([.C55];[.$D$7])" office:value-type="string" office:string-value="44.0891113004792i" calcext:value-type="string">
            <text:p>44.0891113004792i</text:p>
          </table:table-cell>
          <table:table-cell table:formula="of:=IMDIV(1;IMPRODUCT([.C55];[.$D$14]))" office:value-type="string" office:string-value="-45.3626743884552i" calcext:value-type="string">
            <text:p>-45.3626743884552i</text:p>
          </table:table-cell>
          <table:table-cell table:formula="of:=IMPRODUCT([.C55];[.$D$10])" office:value-type="string" office:string-value="3.96802001704313i" calcext:value-type="string">
            <text:p>3.96802001704313i</text:p>
          </table:table-cell>
          <table:table-cell table:formula="of:=IMDIV(IMPRODUCT([.I55];[.I55];-1);[.F55])" office:value-type="string" office:string-value="3.84602992112012-13.6770928356031i" calcext:value-type="string">
            <text:p>3.84602992112012-13.6770928356031i</text:p>
          </table:table-cell>
          <table:table-cell table:formula="of:=IMSUM([.G55];[.H55];[.J55])" office:value-type="string" office:string-value="3.84602992112012-14.9506559235791i" calcext:value-type="string">
            <text:p>3.84602992112012-14.9506559235791i</text:p>
          </table:table-cell>
          <table:table-cell table:formula="of:=[.A55]*[.$D$15]/1000" office:value-type="float" office:value="17" calcext:value-type="float">
            <text:p>17</text:p>
          </table:table-cell>
          <table:table-cell table:formula="of:=IMREAL([.K55])" office:value-type="float" office:value="3.84602992112012" calcext:value-type="float">
            <text:p>3.8460299211</text:p>
          </table:table-cell>
          <table:table-cell table:formula="of:=IMAGINARY([.K55])" office:value-type="float" office:value="-14.9506559235791" calcext:value-type="float">
            <text:p>-14.9506559236</text:p>
          </table:table-cell>
          <table:table-cell/>
          <table:table-cell table:formula="of:=[.$Q$5]/(IMABS(IMSUM([.K55];[.$Q$6])))" office:value-type="float" office:value="0.931117423067921" calcext:value-type="float">
            <text:p>0.9311174231</text:p>
          </table:table-cell>
          <table:table-cell table:formula="of:=[.P55]*[.P55]*[.M55]" office:value-type="float" office:value="3.33442969621174" calcext:value-type="float">
            <text:p>3.3344296962</text:p>
          </table:table-cell>
          <table:table-cell table:formula="of:=SQRT([.Q55]/[.$B$5])" office:value-type="float" office:value="3.33388146970452" calcext:value-type="float">
            <text:p>3.3338814697</text:p>
          </table:table-cell>
          <table:table-cell/>
          <table:table-cell table:formula="of:=IMABS(IMDIV(IMSUB([.K55];50);IMSUM([.K55];50)))" office:value-type="float" office:value="0.868153159643335" calcext:value-type="float">
            <text:p>0.8681531596</text:p>
          </table:table-cell>
          <table:table-cell table:formula="of:=(1+[.T55])/(1-[.T55])" office:value-type="float" office:value="14.1691158816526" calcext:value-type="float">
            <text:p>14.1691158817</text:p>
          </table:table-cell>
        </table:table-row>
        <table:table-row table:style-name="ro2">
          <table:table-cell table:formula="of:=[.A55]+1" office:value-type="float" office:value="18" calcext:value-type="float">
            <text:p>18</text:p>
          </table:table-cell>
          <table:table-cell table:formula="of:=[.$D$8]+[.$D$15]*[.A56]" office:value-type="float" office:value="7018000" calcext:value-type="float">
            <text:p>7018000</text:p>
          </table:table-cell>
          <table:table-cell table:formula="of:=COMPLEX(0;[.B56]*2*PI())" office:value-type="string" office:string-value="44095394.4857863i" calcext:value-type="string">
            <text:p>44095394.4857863i</text:p>
          </table:table-cell>
          <table:table-cell table:formula="of:=IMPRODUCT([.C56];[.$D$6])" office:value-type="string" office:string-value="220.476972428931i" calcext:value-type="string">
            <text:p>220.476972428931i</text:p>
          </table:table-cell>
          <table:table-cell table:formula="of:=IMDIV(1;IMPRODUCT([.C56];[.$D$12]))" office:value-type="string" office:string-value="-219.347449452693i" calcext:value-type="string">
            <text:p>-219.347449452693i</text:p>
          </table:table-cell>
          <table:table-cell table:formula="of:=IMSUM([.D56];[.E56];[.$B$5])" office:value-type="string" office:string-value="0.3+1.12952297623798i" calcext:value-type="string">
            <text:p>0.3+1.12952297623798i</text:p>
          </table:table-cell>
          <table:table-cell table:formula="of:=IMPRODUCT([.C56];[.$D$7])" office:value-type="string" office:string-value="44.0953944857863i" calcext:value-type="string">
            <text:p>44.0953944857863i</text:p>
          </table:table-cell>
          <table:table-cell table:formula="of:=IMDIV(1;IMPRODUCT([.C56];[.$D$14]))" office:value-type="string" office:string-value="-45.3562106274995i" calcext:value-type="string">
            <text:p>-45.3562106274995i</text:p>
          </table:table-cell>
          <table:table-cell table:formula="of:=IMPRODUCT([.C56];[.$D$10])" office:value-type="string" office:string-value="3.96858550372077i" calcext:value-type="string">
            <text:p>3.96858550372077i</text:p>
          </table:table-cell>
          <table:table-cell table:formula="of:=IMDIV(IMPRODUCT([.I56];[.I56];-1);[.F56])" office:value-type="string" office:string-value="3.45938250949135-13.0248400935543i" calcext:value-type="string">
            <text:p>3.45938250949135-13.0248400935543i</text:p>
          </table:table-cell>
          <table:table-cell table:formula="of:=IMSUM([.G56];[.H56];[.J56])" office:value-type="string" office:string-value="3.45938250949135-14.2856562352675i" calcext:value-type="string">
            <text:p>3.45938250949135-14.2856562352675i</text:p>
          </table:table-cell>
          <table:table-cell table:formula="of:=[.A56]*[.$D$15]/1000" office:value-type="float" office:value="18" calcext:value-type="float">
            <text:p>18</text:p>
          </table:table-cell>
          <table:table-cell table:formula="of:=IMREAL([.K56])" office:value-type="float" office:value="3.45938250949135" calcext:value-type="float">
            <text:p>3.4593825095</text:p>
          </table:table-cell>
          <table:table-cell table:formula="of:=IMAGINARY([.K56])" office:value-type="float" office:value="-14.2856562352675" calcext:value-type="float">
            <text:p>-14.2856562353</text:p>
          </table:table-cell>
          <table:table-cell/>
          <table:table-cell table:formula="of:=[.$Q$5]/(IMABS(IMSUM([.K56];[.$Q$6])))" office:value-type="float" office:value="0.966692633001312" calcext:value-type="float">
            <text:p>0.966692633</text:p>
          </table:table-cell>
          <table:table-cell table:formula="of:=[.P56]*[.P56]*[.M56]" office:value-type="float" office:value="3.23277443600385" calcext:value-type="float">
            <text:p>3.232774436</text:p>
          </table:table-cell>
          <table:table-cell table:formula="of:=SQRT([.Q56]/[.$B$5])" office:value-type="float" office:value="3.28266885120621" calcext:value-type="float">
            <text:p>3.2826688512</text:p>
          </table:table-cell>
          <table:table-cell/>
          <table:table-cell table:formula="of:=IMABS(IMDIV(IMSUB([.K56];50);IMSUM([.K56];50)))" office:value-type="float" office:value="0.879797241048342" calcext:value-type="float">
            <text:p>0.879797241</text:p>
          </table:table-cell>
          <table:table-cell table:formula="of:=(1+[.T56])/(1-[.T56])" office:value-type="float" office:value="15.6385532032949" calcext:value-type="float">
            <text:p>15.6385532033</text:p>
          </table:table-cell>
        </table:table-row>
        <table:table-row table:style-name="ro2">
          <table:table-cell table:formula="of:=[.A56]+1" office:value-type="float" office:value="19" calcext:value-type="float">
            <text:p>19</text:p>
          </table:table-cell>
          <table:table-cell table:formula="of:=[.$D$8]+[.$D$15]*[.A57]" office:value-type="float" office:value="7019000" calcext:value-type="float">
            <text:p>7019000</text:p>
          </table:table-cell>
          <table:table-cell table:formula="of:=COMPLEX(0;[.B57]*2*PI())" office:value-type="string" office:string-value="44101677.6710935i" calcext:value-type="string">
            <text:p>44101677.6710935i</text:p>
          </table:table-cell>
          <table:table-cell table:formula="of:=IMPRODUCT([.C57];[.$D$6])" office:value-type="string" office:string-value="220.508388355467i" calcext:value-type="string">
            <text:p>220.508388355467i</text:p>
          </table:table-cell>
          <table:table-cell table:formula="of:=IMDIV(1;IMPRODUCT([.C57];[.$D$12]))" office:value-type="string" office:string-value="-219.31619892563i" calcext:value-type="string">
            <text:p>-219.31619892563i</text:p>
          </table:table-cell>
          <table:table-cell table:formula="of:=IMSUM([.D57];[.E57];[.$B$5])" office:value-type="string" office:string-value="0.3+1.19218942983699i" calcext:value-type="string">
            <text:p>0.3+1.19218942983699i</text:p>
          </table:table-cell>
          <table:table-cell table:formula="of:=IMPRODUCT([.C57];[.$D$7])" office:value-type="string" office:string-value="44.1016776710935i" calcext:value-type="string">
            <text:p>44.1016776710935i</text:p>
          </table:table-cell>
          <table:table-cell table:formula="of:=IMDIV(1;IMPRODUCT([.C57];[.$D$14]))" office:value-type="string" office:string-value="-45.3497487083331i" calcext:value-type="string">
            <text:p>-45.3497487083331i</text:p>
          </table:table-cell>
          <table:table-cell table:formula="of:=IMPRODUCT([.C57];[.$D$10])" office:value-type="string" office:string-value="3.96915099039842i" calcext:value-type="string">
            <text:p>3.96915099039842i</text:p>
          </table:table-cell>
          <table:table-cell table:formula="of:=IMDIV(IMPRODUCT([.I57];[.I57];-1);[.F57])" office:value-type="string" office:string-value="3.12724077014104-12.4275446357248i" calcext:value-type="string">
            <text:p>3.12724077014104-12.4275446357248i</text:p>
          </table:table-cell>
          <table:table-cell table:formula="of:=IMSUM([.G57];[.H57];[.J57])" office:value-type="string" office:string-value="3.12724077014104-13.6756156729644i" calcext:value-type="string">
            <text:p>3.12724077014104-13.6756156729644i</text:p>
          </table:table-cell>
          <table:table-cell table:formula="of:=[.A57]*[.$D$15]/1000" office:value-type="float" office:value="19" calcext:value-type="float">
            <text:p>19</text:p>
          </table:table-cell>
          <table:table-cell table:formula="of:=IMREAL([.K57])" office:value-type="float" office:value="3.12724077014104" calcext:value-type="float">
            <text:p>3.1272407701</text:p>
          </table:table-cell>
          <table:table-cell table:formula="of:=IMAGINARY([.K57])" office:value-type="float" office:value="-13.6756156729644" calcext:value-type="float">
            <text:p>-13.675615673</text:p>
          </table:table-cell>
          <table:table-cell/>
          <table:table-cell table:formula="of:=[.$Q$5]/(IMABS(IMSUM([.K57];[.$Q$6])))" office:value-type="float" office:value="1.00090829952631" calcext:value-type="float">
            <text:p>1.0009082995</text:p>
          </table:table-cell>
          <table:table-cell table:formula="of:=[.P57]*[.P57]*[.M57]" office:value-type="float" office:value="3.13292429276014" calcext:value-type="float">
            <text:p>3.1329242928</text:p>
          </table:table-cell>
          <table:table-cell table:formula="of:=SQRT([.Q57]/[.$B$5])" office:value-type="float" office:value="3.23157561815705" calcext:value-type="float">
            <text:p>3.2315756182</text:p>
          </table:table-cell>
          <table:table-cell/>
          <table:table-cell table:formula="of:=IMABS(IMDIV(IMSUB([.K57];50);IMSUM([.K57];50)))" office:value-type="float" office:value="0.890043370199671" calcext:value-type="float">
            <text:p>0.8900433702</text:p>
          </table:table-cell>
          <table:table-cell table:formula="of:=(1+[.T57])/(1-[.T57])" office:value-type="float" office:value="17.1889896373853" calcext:value-type="float">
            <text:p>17.1889896374</text:p>
          </table:table-cell>
        </table:table-row>
        <table:table-row table:style-name="ro2">
          <table:table-cell table:formula="of:=[.A57]+1" office:value-type="float" office:value="20" calcext:value-type="float">
            <text:p>20</text:p>
          </table:table-cell>
          <table:table-cell table:formula="of:=[.$D$8]+[.$D$15]*[.A58]" office:value-type="float" office:value="7020000" calcext:value-type="float">
            <text:p>7020000</text:p>
          </table:table-cell>
          <table:table-cell table:formula="of:=COMPLEX(0;[.B58]*2*PI())" office:value-type="string" office:string-value="44107960.8564007i" calcext:value-type="string">
            <text:p>44107960.8564007i</text:p>
          </table:table-cell>
          <table:table-cell table:formula="of:=IMPRODUCT([.C58];[.$D$6])" office:value-type="string" office:string-value="220.539804282003i" calcext:value-type="string">
            <text:p>220.539804282003i</text:p>
          </table:table-cell>
          <table:table-cell table:formula="of:=IMDIV(1;IMPRODUCT([.C58];[.$D$12]))" office:value-type="string" office:string-value="-219.284957301851i" calcext:value-type="string">
            <text:p>-219.284957301851i</text:p>
          </table:table-cell>
          <table:table-cell table:formula="of:=IMSUM([.D58];[.E58];[.$B$5])" office:value-type="string" office:string-value="0.3+1.254846980152i" calcext:value-type="string">
            <text:p>0.3+1.254846980152i</text:p>
          </table:table-cell>
          <table:table-cell table:formula="of:=IMPRODUCT([.C58];[.$D$7])" office:value-type="string" office:string-value="44.1079608564007i" calcext:value-type="string">
            <text:p>44.1079608564007i</text:p>
          </table:table-cell>
          <table:table-cell table:formula="of:=IMDIV(1;IMPRODUCT([.C58];[.$D$14]))" office:value-type="string" office:string-value="-45.3432886301695i" calcext:value-type="string">
            <text:p>-45.3432886301695i</text:p>
          </table:table-cell>
          <table:table-cell table:formula="of:=IMPRODUCT([.C58];[.$D$10])" office:value-type="string" office:string-value="3.96971647707606i" calcext:value-type="string">
            <text:p>3.96971647707606i</text:p>
          </table:table-cell>
          <table:table-cell table:formula="of:=IMDIV(IMPRODUCT([.I58];[.I58];-1);[.F58])" office:value-type="string" office:string-value="2.84000864612665-11.879254243992i" calcext:value-type="string">
            <text:p>2.84000864612665-11.879254243992i</text:p>
          </table:table-cell>
          <table:table-cell table:formula="of:=IMSUM([.G58];[.H58];[.J58])" office:value-type="string" office:string-value="2.84000864612665-13.1145820177608i" calcext:value-type="string">
            <text:p>2.84000864612665-13.1145820177608i</text:p>
          </table:table-cell>
          <table:table-cell table:formula="of:=[.A58]*[.$D$15]/1000" office:value-type="float" office:value="20" calcext:value-type="float">
            <text:p>20</text:p>
          </table:table-cell>
          <table:table-cell table:formula="of:=IMREAL([.K58])" office:value-type="float" office:value="2.84000864612665" calcext:value-type="float">
            <text:p>2.8400086461</text:p>
          </table:table-cell>
          <table:table-cell table:formula="of:=IMAGINARY([.K58])" office:value-type="float" office:value="-13.1145820177608" calcext:value-type="float">
            <text:p>-13.1145820178</text:p>
          </table:table-cell>
          <table:table-cell/>
          <table:table-cell table:formula="of:=[.$Q$5]/(IMABS(IMSUM([.K58];[.$Q$6])))" office:value-type="float" office:value="1.033779137788" calcext:value-type="float">
            <text:p>1.0337791378</text:p>
          </table:table-cell>
          <table:table-cell table:formula="of:=[.P58]*[.P58]*[.M58]" office:value-type="float" office:value="3.03511526837051" calcext:value-type="float">
            <text:p>3.0351152684</text:p>
          </table:table-cell>
          <table:table-cell table:formula="of:=SQRT([.Q58]/[.$B$5])" office:value-type="float" office:value="3.18073118866848" calcext:value-type="float">
            <text:p>3.1807311887</text:p>
          </table:table-cell>
          <table:table-cell/>
          <table:table-cell table:formula="of:=IMABS(IMDIV(IMSUB([.K58];50);IMSUM([.K58];50)))" office:value-type="float" office:value="0.89909414861561" calcext:value-type="float">
            <text:p>0.8990941486</text:p>
          </table:table-cell>
          <table:table-cell table:formula="of:=(1+[.T58])/(1-[.T58])" office:value-type="float" office:value="18.82045612381" calcext:value-type="float">
            <text:p>18.8204561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000-00-00T00:00:01.482453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2:08:26.326000000</meta:creation-date>
    <dc:date>2017-05-24T20:41:13.677000000</dc:date>
    <meta:editing-duration>P4DT20M13S</meta:editing-duration>
    <meta:editing-cycles>6</meta:editing-cycles>
    <meta:generator>LibreOffice/4.1.2.3$Windows_x86 LibreOffice_project/40b2d7fde7e8d2d7bc5a449dc65df4d08a7dd38</meta:generator>
    <meta:document-statistic meta:table-count="1" meta:cell-count="8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3cm" svg:height="6.736cm" xlink:href=".." xlink:type="simple" chart:class="chart:scatter" chart:style-name="ch1">
        <chart:legend chart:legend-position="end" svg:x="10.168cm" svg:y="2.794cm" style:legend-expansion="high" chart:style-name="ch2"/>
        <chart:plot-area chart:style-name="ch3" table:cell-range-address="Sheet1.L18:Sheet1.N58 Sheet1.M17:Sheet1.N17" chart:data-source-has-labels="row" svg:x="0.739cm" svg:y="0.445cm" svg:width="8.408cm" svg:height="5.748cm">
          <chartooo:coordinate-region svg:x="0.977cm" svg:y="0.657cm" svg:width="7.983cm" svg:height="5.3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8:Sheet1.M58" chart:label-cell-address="Sheet1.M17:Sheet1.M17" chart:class="chart:scatter">
            <chart:domain table:cell-range-address="Sheet1.L18:Sheet1.L58"/>
            <chart:data-point chart:repeated="41"/>
          </chart:series>
          <chart:series chart:style-name="ch7" chart:values-cell-range-address="Sheet1.N18:Sheet1.N58" chart:label-cell-address="Sheet1.N17:Sheet1.N17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e Zin ser</text:p>
                <draw:g>
                  <svg:desc>Sheet1.M17:Sheet1.M17</svg:desc>
                </draw:g>
              </table:table-cell>
              <table:table-cell office:value-type="string">
                <text:p>Im Zin ser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L18:Sheet1.L58</svg:desc>
                </draw:g>
              </table:table-cell>
              <table:table-cell office:value-type="float" office:value="2.79259786207693">
                <text:p>2.79259786207693</text:p>
                <draw:g>
                  <svg:desc>Sheet1.M18:Sheet1.M58</svg:desc>
                </draw:g>
              </table:table-cell>
              <table:table-cell office:value-type="float" office:value="9.9678632069451">
                <text:p>9.9678632069451</text:p>
                <draw:g>
                  <svg:desc>Sheet1.N18:Sheet1.N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3.07771599386387">
                <text:p>3.07771599386387</text:p>
              </table:table-cell>
              <table:table-cell office:value-type="float" office:value="10.5302914043364">
                <text:p>10.5302914043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3.40757047816441">
                <text:p>3.40757047816441</text:p>
              </table:table-cell>
              <table:table-cell office:value-type="float" office:value="11.1419245457982">
                <text:p>11.1419245457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3.79174030037099">
                <text:p>3.79174030037099</text:p>
              </table:table-cell>
              <table:table-cell office:value-type="float" office:value="11.8087563921405">
                <text:p>11.808756392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4.24241423130927">
                <text:p>4.24241423130927</text:p>
              </table:table-cell>
              <table:table-cell office:value-type="float" office:value="12.5375004169815">
                <text:p>12.5375004169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4.77525014465995">
                <text:p>4.77525014465995</text:p>
              </table:table-cell>
              <table:table-cell office:value-type="float" office:value="13.3355561780908">
                <text:p>13.3355561780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5.41055986732811">
                <text:p>5.41055986732811</text:p>
              </table:table-cell>
              <table:table-cell office:value-type="float" office:value="14.2108502400641">
                <text:p>14.2108502400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6.17495216425108">
                <text:p>6.17495216425108</text:p>
              </table:table-cell>
              <table:table-cell office:value-type="float" office:value="15.1714353826317">
                <text:p>15.1714353826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7.10361615357214">
                <text:p>7.10361615357214</text:p>
              </table:table-cell>
              <table:table-cell office:value-type="float" office:value="16.2246345320894">
                <text:p>16.2246345320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8.24348227646716">
                <text:p>8.24348227646716</text:p>
              </table:table-cell>
              <table:table-cell office:value-type="float" office:value="17.3753367101796">
                <text:p>17.3753367101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9.6575302568109">
                <text:p>9.6575302568109</text:p>
              </table:table-cell>
              <table:table-cell office:value-type="float" office:value="18.6227226496022">
                <text:p>18.6227226496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11.4304345014622">
                <text:p>11.4304345014622</text:p>
              </table:table-cell>
              <table:table-cell office:value-type="float" office:value="19.954097428245">
                <text:p>19.954097428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3.675295599123">
                <text:p>13.675295599123</text:p>
              </table:table-cell>
              <table:table-cell office:value-type="float" office:value="21.3334482888484">
                <text:p>21.3334482888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16.5397429441717">
                <text:p>16.5397429441717</text:p>
              </table:table-cell>
              <table:table-cell office:value-type="float" office:value="22.6806216436664">
                <text:p>22.6806216436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20.2056250671821">
                <text:p>20.2056250671821</text:p>
              </table:table-cell>
              <table:table-cell office:value-type="float" office:value="23.834775557274">
                <text:p>23.834775557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24.866592922793">
                <text:p>24.866592922793</text:p>
              </table:table-cell>
              <table:table-cell office:value-type="float" office:value="24.4950784696554">
                <text:p>24.4950784696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30.6480144323789">
                <text:p>30.6480144323789</text:p>
              </table:table-cell>
              <table:table-cell office:value-type="float" office:value="24.1412848042978">
                <text:p>24.1412848042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37.409984674499">
                <text:p>37.409984674499</text:p>
              </table:table-cell>
              <table:table-cell office:value-type="float" office:value="21.9815356278054">
                <text:p>21.9815356278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44.4063552885283">
                <text:p>44.4063552885283</text:p>
              </table:table-cell>
              <table:table-cell office:value-type="float" office:value="17.0874425787875">
                <text:p>17.0874425787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50.0205637590342">
                <text:p>50.0205637590342</text:p>
              </table:table-cell>
              <table:table-cell office:value-type="float" office:value="8.9737068219089">
                <text:p>8.9737068219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2.229946490565">
                <text:p>52.229946490565</text:p>
              </table:table-cell>
              <table:table-cell office:value-type="float" office:value="-1.4905437331415">
                <text:p>-1.4905437331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0.0497560096583">
                <text:p>50.0497560096583</text:p>
              </table:table-cell>
              <table:table-cell office:value-type="float" office:value="-11.9594131061442">
                <text:p>-11.9594131061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4.4609266236622">
                <text:p>44.4609266236622</text:p>
              </table:table-cell>
              <table:table-cell office:value-type="float" office:value="-20.0860784512466">
                <text:p>-20.0860784512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7.4832637376481">
                <text:p>37.4832637376481</text:p>
              </table:table-cell>
              <table:table-cell office:value-type="float" office:value="-24.998598790671">
                <text:p>-24.998598790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0.7326284910282">
                <text:p>30.7326284910282</text:p>
              </table:table-cell>
              <table:table-cell office:value-type="float" office:value="-27.1785960457">
                <text:p>-27.1785960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4.95638247701">
                <text:p>24.95638247701</text:p>
              </table:table-cell>
              <table:table-cell office:value-type="float" office:value="-27.5516060034351">
                <text:p>-27.5516060034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0.2963124883306">
                <text:p>20.2963124883306</text:p>
              </table:table-cell>
              <table:table-cell office:value-type="float" office:value="-26.9080783686029">
                <text:p>-26.9080783686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6.6287164082434">
                <text:p>16.6287164082434</text:p>
              </table:table-cell>
              <table:table-cell office:value-type="float" office:value="-25.7679282572362">
                <text:p>-25.7679282572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3.76112748827">
                <text:p>13.76112748827</text:p>
              </table:table-cell>
              <table:table-cell office:value-type="float" office:value="-24.432198644159">
                <text:p>-24.432198644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1.5124494714931">
                <text:p>11.5124494714931</text:p>
              </table:table-cell>
              <table:table-cell office:value-type="float" office:value="-23.0621286876942">
                <text:p>-23.0621286876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.73549959370212">
                <text:p>9.73549959370212</text:p>
              </table:table-cell>
              <table:table-cell office:value-type="float" office:value="-21.7382825196227">
                <text:p>-21.7382825196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8.31742890485934">
                <text:p>8.31742890485934</text:p>
              </table:table-cell>
              <table:table-cell office:value-type="float" office:value="-20.4970318665601">
                <text:p>-20.4970318665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7.17369664930992">
                <text:p>7.17369664930992</text:p>
              </table:table-cell>
              <table:table-cell office:value-type="float" office:value="-19.3513642465644">
                <text:p>-19.3513642465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6.24138756718629">
                <text:p>6.24138756718629</text:p>
              </table:table-cell>
              <table:table-cell office:value-type="float" office:value="-18.3023298873925">
                <text:p>-18.3023298873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5.47359608889627">
                <text:p>5.47359608889627</text:p>
              </table:table-cell>
              <table:table-cell office:value-type="float" office:value="-17.3452195756576">
                <text:p>-17.3452195756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4.83513592868289">
                <text:p>4.83513592868289</text:p>
              </table:table-cell>
              <table:table-cell office:value-type="float" office:value="-16.4728497927016">
                <text:p>-16.4728497927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4.29938939288021">
                <text:p>4.29938939288021</text:p>
              </table:table-cell>
              <table:table-cell office:value-type="float" office:value="-15.6772759759806">
                <text:p>-15.6772759759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.84602992112012">
                <text:p>3.84602992112012</text:p>
              </table:table-cell>
              <table:table-cell office:value-type="float" office:value="-14.9506559235791">
                <text:p>-14.9506559235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3.45938250949135">
                <text:p>3.45938250949135</text:p>
              </table:table-cell>
              <table:table-cell office:value-type="float" office:value="-14.2856562352675">
                <text:p>-14.285656235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.12724077014104">
                <text:p>3.12724077014104</text:p>
              </table:table-cell>
              <table:table-cell office:value-type="float" office:value="-13.6756156729644">
                <text:p>-13.6756156729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.84000864612665">
                <text:p>2.84000864612665</text:p>
              </table:table-cell>
              <table:table-cell office:value-type="float" office:value="-13.1145820177608">
                <text:p>-13.1145820177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